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LGC Sans" svg:font-family="'DejaVu LGC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709in"/>
    </style:style>
    <style:style style:name="co2" style:family="table-column">
      <style:table-column-properties fo:break-before="auto" style:column-width="1.5638in"/>
    </style:style>
    <style:style style:name="co3" style:family="table-column">
      <style:table-column-properties fo:break-before="auto" style:column-width="2.0717in"/>
    </style:style>
    <style:style style:name="co4" style:family="table-column">
      <style:table-column-properties fo:break-before="auto" style:column-width="1.9335in"/>
    </style:style>
    <style:style style:name="co5" style:family="table-column">
      <style:table-column-properties fo:break-before="auto" style:column-width="1.8898in"/>
    </style:style>
    <style:style style:name="co6" style:family="table-column">
      <style:table-column-properties fo:break-before="auto" style:column-width="3.1492in"/>
    </style:style>
    <style:style style:name="co7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Hoja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>
            <text:p>Group</text:p>
          </table:table-cell>
          <table:table-cell office:value-type="string">
            <text:p>Key</text:p>
          </table:table-cell>
          <table:table-cell office:value-type="string">
            <text:p>Value(spa)</text:p>
          </table:table-cell>
          <table:table-cell office:value-type="string">
            <text:p>Value(eng)</text:p>
          </table:table-cell>
          <table:table-cell office:value-type="string">
            <text:p>Value(por)</text:p>
          </table:table-cell>
          <table:table-cell office:value-type="string">
            <text:p>Value(fre)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user</text:p>
          </table:table-cell>
          <table:table-cell office:value-type="string">
            <text:p>Usuario</text:p>
          </table:table-cell>
          <table:table-cell office:value-type="string">
            <text:p>User</text:p>
          </table:table-cell>
          <table:table-cell office:value-type="string">
            <text:p>Usuário</text:p>
          </table:table-cell>
          <table:table-cell office:value-type="string">
            <text:p>Utilisateur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name</text:p>
          </table:table-cell>
          <table:table-cell office:value-type="string">
            <text:p>Nombre</text:p>
          </table:table-cell>
          <table:table-cell office:value-type="string">
            <text:p>Name</text:p>
          </table:table-cell>
          <table:table-cell office:value-type="string">
            <text:p>Nome</text:p>
          </table:table-cell>
          <table:table-cell office:value-type="string">
            <text:p>Nom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password</text:p>
          </table:table-cell>
          <table:table-cell office:value-type="string">
            <text:p>Clave</text:p>
          </table:table-cell>
          <table:table-cell office:value-type="string">
            <text:p>Password</text:p>
          </table:table-cell>
          <table:table-cell office:value-type="string">
            <text:p>Senha</text:p>
          </table:table-cell>
          <table:table-cell office:value-type="string">
            <text:p>Mot de passe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email</text:p>
          </table:table-cell>
          <table:table-cell table:number-columns-repeated="4" office:value-type="string">
            <text:p>E-mail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oldpassword</text:p>
          </table:table-cell>
          <table:table-cell office:value-type="string">
            <text:p>Ingrese su clave</text:p>
          </table:table-cell>
          <table:table-cell office:value-type="string">
            <text:p>Type your password</text:p>
          </table:table-cell>
          <table:table-cell office:value-type="string">
            <text:p>Digite sua senha</text:p>
          </table:table-cell>
          <table:table-cell office:value-type="string">
            <text:p>Introduisez votre mot de passe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newpassword</text:p>
          </table:table-cell>
          <table:table-cell office:value-type="string">
            <text:p>Nueva clave</text:p>
          </table:table-cell>
          <table:table-cell office:value-type="string">
            <text:p>New password</text:p>
          </table:table-cell>
          <table:table-cell office:value-type="string">
            <text:p>Nova senha</text:p>
          </table:table-cell>
          <table:table-cell office:value-type="string">
            <text:p>Nouveau mot de passe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newpassword2</text:p>
          </table:table-cell>
          <table:table-cell office:value-type="string">
            <text:p>Re-ingrese</text:p>
          </table:table-cell>
          <table:table-cell office:value-type="string">
            <text:p>Re-type your password</text:p>
          </table:table-cell>
          <table:table-cell office:value-type="string">
            <text:p>Digite-a novamente</text:p>
          </table:table-cell>
          <table:table-cell office:value-type="string">
            <text:p>Réintroduisez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country</text:p>
          </table:table-cell>
          <table:table-cell office:value-type="string">
            <text:p>País</text:p>
          </table:table-cell>
          <table:table-cell office:value-type="string">
            <text:p>Country</text:p>
          </table:table-cell>
          <table:table-cell office:value-type="string">
            <text:p>País</text:p>
          </table:table-cell>
          <table:table-cell office:value-type="string">
            <text:p>Pays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city</text:p>
          </table:table-cell>
          <table:table-cell office:value-type="string">
            <text:p>Ciudad</text:p>
          </table:table-cell>
          <table:table-cell office:value-type="string">
            <text:p>City</text:p>
          </table:table-cell>
          <table:table-cell office:value-type="string">
            <text:p>Cidade</text:p>
          </table:table-cell>
          <table:table-cell office:value-type="string">
            <text:p>Ville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active</text:p>
          </table:table-cell>
          <table:table-cell office:value-type="string">
            <text:p>Activo</text:p>
          </table:table-cell>
          <table:table-cell office:value-type="string">
            <text:p>Active</text:p>
          </table:table-cell>
          <table:table-cell office:value-type="string">
            <text:p>Ativo</text:p>
          </table:table-cell>
          <table:table-cell office:value-type="string">
            <text:p>Actif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baddoption</text:p>
          </table:table-cell>
          <table:table-cell office:value-type="string">
            <text:p>Adicionar</text:p>
          </table:table-cell>
          <table:table-cell office:value-type="string">
            <text:p>Add</text:p>
          </table:table-cell>
          <table:table-cell office:value-type="string">
            <text:p>Adicionar</text:p>
          </table:table-cell>
          <table:table-cell office:value-type="string">
            <text:p>Ajouter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bsave</text:p>
          </table:table-cell>
          <table:table-cell office:value-type="string">
            <text:p>Guardar</text:p>
          </table:table-cell>
          <table:table-cell office:value-type="string">
            <text:p>Save</text:p>
          </table:table-cell>
          <table:table-cell office:value-type="string">
            <text:p>Salvar</text:p>
          </table:table-cell>
          <table:table-cell office:value-type="string">
            <text:p>Enregistrer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bsend</text:p>
          </table:table-cell>
          <table:table-cell office:value-type="string">
            <text:p>Generar</text:p>
          </table:table-cell>
          <table:table-cell office:value-type="string">
            <text:p>Generate</text:p>
          </table:table-cell>
          <table:table-cell office:value-type="string">
            <text:p>Gerar</text:p>
          </table:table-cell>
          <table:table-cell office:value-type="string">
            <text:p>Générer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bcancel</text:p>
          </table:table-cell>
          <table:table-cell office:value-type="string">
            <text:p>Cancelar</text:p>
          </table:table-cell>
          <table:table-cell office:value-type="string">
            <text:p>Cancel</text:p>
          </table:table-cell>
          <table:table-cell office:value-type="string">
            <text:p>Cancelar</text:p>
          </table:table-cell>
          <table:table-cell office:value-type="string">
            <text:p>Annuler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benter</text:p>
          </table:table-cell>
          <table:table-cell office:value-type="string">
            <text:p>Entrar</text:p>
          </table:table-cell>
          <table:table-cell office:value-type="string">
            <text:p>Login</text:p>
          </table:table-cell>
          <table:table-cell office:value-type="string">
            <text:p>Entrar</text:p>
          </table:table-cell>
          <table:table-cell office:value-type="string">
            <text:p>Se connecter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passlost</text:p>
          </table:table-cell>
          <table:table-cell office:value-type="string">
            <text:p>¿Olvidó su clave?</text:p>
          </table:table-cell>
          <table:table-cell office:value-type="string">
            <text:p>Forgot your password?</text:p>
          </table:table-cell>
          <table:table-cell office:value-type="string">
            <text:p>Esqueceu sua senha?</text:p>
          </table:table-cell>
          <table:table-cell office:value-type="string">
            <text:p>Vous avez oublié votre mot de passe?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msgEmptyFields</text:p>
          </table:table-cell>
          <table:table-cell office:value-type="string">
            <text:p>Los campos no pueden estar vacios</text:p>
          </table:table-cell>
          <table:table-cell office:value-type="string">
            <text:p>Fields cannot be empty</text:p>
          </table:table-cell>
          <table:table-cell office:value-type="string">
            <text:p>Campos não pode ser vazio</text:p>
          </table:table-cell>
          <table:table-cell office:value-type="string">
            <text:p>Les champs ne peuvent pas être vide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msgUserLoggedIn</text:p>
          </table:table-cell>
          <table:table-cell office:value-type="string">
            <text:p>Ingreso exitoso.</text:p>
          </table:table-cell>
          <table:table-cell office:value-type="string">
            <text:p>Login successfull.</text:p>
          </table:table-cell>
          <table:table-cell office:value-type="string">
            <text:p>Succesfull login</text:p>
          </table:table-cell>
          <table:table-cell office:value-type="string">
            <text:p>Succesfull connexion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msgInvalidPasswd</text:p>
          </table:table-cell>
          <table:table-cell office:value-type="string">
            <text:p>Usuario o clave incorrecta</text:p>
          </table:table-cell>
          <table:table-cell office:value-type="string">
            <text:p>Invalid user name or password</text:p>
          </table:table-cell>
          <table:table-cell office:value-type="string">
            <text:p>Inválido ou senha</text:p>
          </table:table-cell>
          <table:table-cell office:value-type="string">
            <text:p>Nom d'utilisateur ou mot de passe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options</text:p>
          </table:table-cell>
          <table:table-cell office:value-type="string">
            <text:p>Opciones</text:p>
          </table:table-cell>
          <table:table-cell office:value-type="string">
            <text:p>Options</text:p>
          </table:table-cell>
          <table:table-cell office:value-type="string">
            <text:p>Opções</text:p>
          </table:table-cell>
          <table:table-cell office:value-type="string">
            <text:p>Options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closesess</text:p>
          </table:table-cell>
          <table:table-cell office:value-type="string">
            <text:p>Cerrar sesión</text:p>
          </table:table-cell>
          <table:table-cell office:value-type="string">
            <text:p>Close session</text:p>
          </table:table-cell>
          <table:table-cell office:value-type="string">
            <text:p>Fechar sessão</text:p>
          </table:table-cell>
          <table:table-cell office:value-type="string">
            <text:p>Fermer la session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myregions</text:p>
          </table:table-cell>
          <table:table-cell office:value-type="string">
            <text:p>Mis bases</text:p>
          </table:table-cell>
          <table:table-cell office:value-type="string">
            <text:p>My Databases</text:p>
          </table:table-cell>
          <table:table-cell office:value-type="string">
            <text:p>Meus bancos</text:p>
          </table:table-cell>
          <table:table-cell office:value-type="string">
            <text:p>Mes bases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configacc</text:p>
          </table:table-cell>
          <table:table-cell office:value-type="string">
            <text:p>Mi cuenta</text:p>
          </table:table-cell>
          <table:table-cell office:value-type="string">
            <text:p>My Account</text:p>
          </table:table-cell>
          <table:table-cell office:value-type="string">
            <text:p>Minha conta</text:p>
          </table:table-cell>
          <table:table-cell office:value-type="string">
            <text:p>Mon compte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hello</text:p>
          </table:table-cell>
          <table:table-cell office:value-type="string">
            <text:p>Hola</text:p>
          </table:table-cell>
          <table:table-cell office:value-type="string">
            <text:p>Hi!</text:p>
          </table:table-cell>
          <table:table-cell office:value-type="string">
            <text:p>Olá</text:p>
          </table:table-cell>
          <table:table-cell office:value-type="string">
            <text:p>Salut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details</text:p>
          </table:table-cell>
          <table:table-cell office:value-type="string">
            <text:p>Acceder</text:p>
          </table:table-cell>
          <table:table-cell office:value-type="string">
            <text:p>Access</text:p>
          </table:table-cell>
          <table:table-cell office:value-type="string">
            <text:p>Entrar</text:p>
          </table:table-cell>
          <table:table-cell office:value-type="string">
            <text:p>Accès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userprefer</text:p>
          </table:table-cell>
          <table:table-cell office:value-type="string">
            <text:p>Edición de cuenta de usuario</text:p>
          </table:table-cell>
          <table:table-cell office:value-type="string">
            <text:p>Edit user account</text:p>
          </table:table-cell>
          <table:table-cell office:value-type="string">
            <text:p>Edição de conta de usuário</text:p>
          </table:table-cell>
          <table:table-cell office:value-type="string">
            <text:p>Édition du compte usager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useremail</text:p>
          </table:table-cell>
          <table:table-cell office:value-type="string">
            <text:p>Correo electrónico (&lt;i&gt;e-mail&lt;/i&gt;)</text:p>
          </table:table-cell>
          <table:table-cell office:value-type="string">
            <text:p>Electronic mail (&lt;i&gt;email&lt;/i&gt;)</text:p>
          </table:table-cell>
          <table:table-cell office:value-type="string">
            <text:p>Correio eletrônico (&lt;i&gt;e-mail&lt;/i&gt;)</text:p>
          </table:table-cell>
          <table:table-cell office:value-type="string">
            <text:p>Courrier électronique(&lt;i&gt;e-mail&lt;/i&gt;)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adminperms</text:p>
          </table:table-cell>
          <table:table-cell office:value-type="string">
            <text:p>Permisos administrativos</text:p>
          </table:table-cell>
          <table:table-cell office:value-type="string">
            <text:p>Administrative authority</text:p>
          </table:table-cell>
          <table:table-cell office:value-type="string">
            <text:p>Permissões administrativas</text:p>
          </table:table-cell>
          <table:table-cell office:value-type="string">
            <text:p>Autorisations administratives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adminregs</text:p>
          </table:table-cell>
          <table:table-cell office:value-type="string">
            <text:p>Gestión de bases de datos</text:p>
          </table:table-cell>
          <table:table-cell office:value-type="string">
            <text:p>Databases management</text:p>
          </table:table-cell>
          <table:table-cell office:value-type="string">
            <text:p>Gestão de bancos de dados</text:p>
          </table:table-cell>
          <table:table-cell office:value-type="string">
            <text:p>Gestion des bases de données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adminusrs</text:p>
          </table:table-cell>
          <table:table-cell office:value-type="string">
            <text:p>Gestión de usuarios</text:p>
          </table:table-cell>
          <table:table-cell office:value-type="string">
            <text:p>User management</text:p>
          </table:table-cell>
          <table:table-cell office:value-type="string">
            <text:p>Gestão de usuários</text:p>
          </table:table-cell>
          <table:table-cell office:value-type="string">
            <text:p>Gestion des usagers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yourrol</text:p>
          </table:table-cell>
          <table:table-cell office:value-type="string">
            <text:p>Sus roles y bases de datos son:</text:p>
          </table:table-cell>
          <table:table-cell office:value-type="string">
            <text:p>Your roles and databases are:</text:p>
          </table:table-cell>
          <table:table-cell office:value-type="string">
            <text:p>Seus perfis e bancos de dados são:</text:p>
          </table:table-cell>
          <table:table-cell office:value-type="string">
            <text:p>Vos rôles et vos bases de données sont: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adminof</text:p>
          </table:table-cell>
          <table:table-cell office:value-type="string">
            <text:p>Administrador</text:p>
          </table:table-cell>
          <table:table-cell office:value-type="string">
            <text:p>Manager</text:p>
          </table:table-cell>
          <table:table-cell office:value-type="string">
            <text:p>Administrador</text:p>
          </table:table-cell>
          <table:table-cell office:value-type="string">
            <text:p>Administrateur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observof</text:p>
          </table:table-cell>
          <table:table-cell office:value-type="string">
            <text:p>Observador</text:p>
          </table:table-cell>
          <table:table-cell office:value-type="string">
            <text:p>Observer</text:p>
          </table:table-cell>
          <table:table-cell office:value-type="string">
            <text:p>Observador</text:p>
          </table:table-cell>
          <table:table-cell office:value-type="string">
            <text:p>Observateur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userof</text:p>
          </table:table-cell>
          <table:table-cell office:value-type="string">
            <text:p>Alimentador</text:p>
          </table:table-cell>
          <table:table-cell office:value-type="string">
            <text:p>Feeder</text:p>
          </table:table-cell>
          <table:table-cell office:value-type="string">
            <text:p>Alimentador</text:p>
          </table:table-cell>
          <table:table-cell office:value-type="string">
            <text:p>Alimentation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supervof</text:p>
          </table:table-cell>
          <table:table-cell table:number-columns-repeated="3" office:value-type="string">
            <text:p>Supervisor</text:p>
          </table:table-cell>
          <table:table-cell office:value-type="string">
            <text:p>Superviseur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norol</text:p>
          </table:table-cell>
          <table:table-cell office:value-type="string">
            <text:p>Ninguna</text:p>
          </table:table-cell>
          <table:table-cell office:value-type="string">
            <text:p>None</text:p>
          </table:table-cell>
          <table:table-cell office:value-type="string">
            <text:p>Nenhuma</text:p>
          </table:table-cell>
          <table:table-cell office:value-type="string">
            <text:p>Néant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getemailpass</text:p>
          </table:table-cell>
          <table:table-cell office:value-type="string">
            <text:p>Recordatorio de usuario y clave</text:p>
          </table:table-cell>
          <table:table-cell office:value-type="string">
            <text:p>Reminder for user and password</text:p>
          </table:table-cell>
          <table:table-cell office:value-type="string">
            <text:p>Lembrança de usuário e senha</text:p>
          </table:table-cell>
          <table:table-cell office:value-type="string">
            <text:p>Rappel d'usager et de mot de passe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msgpasslost</text:p>
          </table:table-cell>
          <table:table-cell office:value-type="string">
            <text:p>Si olvidó su clave solicítela aquí. Digite su correo electrónico.</text:p>
          </table:table-cell>
          <table:table-cell office:value-type="string">
            <text:p>If you have forgotten your password</text:p>
          </table:table-cell>
          <table:table-cell office:value-type="string">
            <text:p>you can ask for it here. Type in your email address.</text:p>
          </table:table-cell>
          <table:table-cell office:value-type="string">
            <text:p>Si vous avez oublié votre mot de passe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msgsendemail</text:p>
          </table:table-cell>
          <table:table-cell office:value-type="string">
            <text:p>Su usuario es:</text:p>
          </table:table-cell>
          <table:table-cell office:value-type="string">
            <text:p>Your user name is:</text:p>
          </table:table-cell>
          <table:table-cell office:value-type="string">
            <text:p>Seu usuário é:</text:p>
          </table:table-cell>
          <table:table-cell office:value-type="string">
            <text:p>Votre usager est: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msgsendemail2</text:p>
          </table:table-cell>
          <table:table-cell office:value-type="string">
            <text:p>Su clave es:</text:p>
          </table:table-cell>
          <table:table-cell office:value-type="string">
            <text:p>Your password is:</text:p>
          </table:table-cell>
          <table:table-cell office:value-type="string">
            <text:p>Sua senha é:</text:p>
          </table:table-cell>
          <table:table-cell office:value-type="string">
            <text:p>Votre mot de passe est: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errsendemail</text:p>
          </table:table-cell>
          <table:table-cell office:value-type="string">
            <text:p>email no se encuentra registrado. Intente nuevamente..</text:p>
          </table:table-cell>
          <table:table-cell office:value-type="string">
            <text:p>Email address is not registered. Try again.</text:p>
          </table:table-cell>
          <table:table-cell office:value-type="string">
            <text:p>Email não registrado. Tente novamente</text:p>
          </table:table-cell>
          <table:table-cell office:value-type="string">
            <text:p>Le courrier électronique n'est pas enregistré. Essayez de nouveau.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error</text:p>
          </table:table-cell>
          <table:table-cell table:number-columns-repeated="2" office:value-type="string">
            <text:p>Error</text:p>
          </table:table-cell>
          <table:table-cell office:value-type="string">
            <text:p>Erro</text:p>
          </table:table-cell>
          <table:table-cell office:value-type="string">
            <text:p>Erreur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errinvaliduser</text:p>
          </table:table-cell>
          <table:table-cell office:value-type="string">
            <text:p>Usuario o clave no válidos</text:p>
          </table:table-cell>
          <table:table-cell office:value-type="string">
            <text:p>Invalid user name or password</text:p>
          </table:table-cell>
          <table:table-cell office:value-type="string">
            <text:p>Usuário o senha inválido</text:p>
          </table:table-cell>
          <table:table-cell office:value-type="string">
            <text:p>Usager ou mot de passe non valable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errmsgfrmregist</text:p>
          </table:table-cell>
          <table:table-cell office:value-type="string">
            <text:p>Error enviando REGISTRO. Llene todos los campos requeridos e intente nuevamente.</text:p>
          </table:table-cell>
          <table:table-cell office:value-type="string">
            <text:p>Error sending REGISTER. <text:s/>Fill in all required fields and try again.</text:p>
          </table:table-cell>
          <table:table-cell office:value-type="string">
            <text:p>Erro enviando REGISTRO. Preencha todos os campos requeridos e tente novamente</text:p>
          </table:table-cell>
          <table:table-cell office:value-type="string">
            <text:p>Erreur dans l'envoi d'ENREGISTREMENT. Remplissez tous les champs obligatoires et essayez de nouveau.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msginsertsucc</text:p>
          </table:table-cell>
          <table:table-cell office:value-type="string">
            <text:p>Ingreso exitoso de nuevo usuario</text:p>
          </table:table-cell>
          <table:table-cell office:value-type="string">
            <text:p>New user input successful</text:p>
          </table:table-cell>
          <table:table-cell office:value-type="string">
            <text:p>Entrada de novo usuário com sucesso</text:p>
          </table:table-cell>
          <table:table-cell office:value-type="string">
            <text:p>Accès réussi d'un nouvel usager. 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msgupdatesucc</text:p>
          </table:table-cell>
          <table:table-cell office:value-type="string">
            <text:p>Actualización exitosa de usuario</text:p>
          </table:table-cell>
          <table:table-cell office:value-type="string">
            <text:p>User update successful</text:p>
          </table:table-cell>
          <table:table-cell office:value-type="string">
            <text:p>Atualização de usuário com sucesso</text:p>
          </table:table-cell>
          <table:table-cell office:value-type="string">
            <text:p>Mise à jour réussie d'un usager.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errinsert</text:p>
          </table:table-cell>
          <table:table-cell office:value-type="string">
            <text:p>No se pudo ingresar usuario</text:p>
          </table:table-cell>
          <table:table-cell office:value-type="string">
            <text:p>Unable to input user</text:p>
          </table:table-cell>
          <table:table-cell office:value-type="string">
            <text:p>Não foi possível criar entrada ao usuário</text:p>
          </table:table-cell>
          <table:table-cell office:value-type="string">
            <text:p>Impossibilité d'introduire un usager. 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errupdate</text:p>
          </table:table-cell>
          <table:table-cell office:value-type="string">
            <text:p>No fué posible actualizar el usuario</text:p>
          </table:table-cell>
          <table:table-cell office:value-type="string">
            <text:p>Unable to update user</text:p>
          </table:table-cell>
          <table:table-cell office:value-type="string">
            <text:p>Não foi possível atualizar o usuário</text:p>
          </table:table-cell>
          <table:table-cell office:value-type="string">
            <text:p>Mise à jour impossible de l'usager.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errbadpasswd</text:p>
          </table:table-cell>
          <table:table-cell office:value-type="string">
            <text:p>Clave es incorrecta</text:p>
          </table:table-cell>
          <table:table-cell office:value-type="string">
            <text:p>Incorrect password</text:p>
          </table:table-cell>
          <table:table-cell office:value-type="string">
            <text:p>Senha incorreta</text:p>
          </table:table-cell>
          <table:table-cell office:value-type="string">
            <text:p>Mot de passe incorrect.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errnomatch</text:p>
          </table:table-cell>
          <table:table-cell office:value-type="string">
            <text:p>clave nueva y re-ingrese no coinciden</text:p>
          </table:table-cell>
          <table:table-cell office:value-type="string">
            <text:p>New password and re-input do not match.</text:p>
          </table:table-cell>
          <table:table-cell office:value-type="string">
            <text:p>Senha não confere</text:p>
          </table:table-cell>
          <table:table-cell office:value-type="string">
            <text:p>Le nouveau mot de passe et la nouvelle entrée ne coïncident pas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erremptyfields</text:p>
          </table:table-cell>
          <table:table-cell office:value-type="string">
            <text:p>Todos los campos deben ser ingresados</text:p>
          </table:table-cell>
          <table:table-cell office:value-type="string">
            <text:p>Fields cannot be empty</text:p>
          </table:table-cell>
          <table:table-cell office:value-type="string">
            <text:p>Campos não pode ser vazio</text:p>
          </table:table-cell>
          <table:table-cell office:value-type="string">
            <text:p>Champs ne peuvent pas être vide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tname</text:p>
          </table:table-cell>
          <table:table-cell office:value-type="string">
            <text:p>Gestión de base de datos</text:p>
          </table:table-cell>
          <table:table-cell office:value-type="string">
            <text:p>Databases management</text:p>
          </table:table-cell>
          <table:table-cell office:value-type="string">
            <text:p>Gestão de bancos de dados</text:p>
          </table:table-cell>
          <table:table-cell office:value-type="string">
            <text:p>Gestion de base de données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regionuuid</text:p>
          </table:table-cell>
          <table:table-cell office:value-type="string">
            <text:p>Base ID</text:p>
          </table:table-cell>
          <table:table-cell office:value-type="string">
            <text:p>Database ID</text:p>
          </table:table-cell>
          <table:table-cell office:value-type="string">
            <text:p>Banco ID</text:p>
          </table:table-cell>
          <table:table-cell office:value-type="string">
            <text:p>Base ID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regnamlist</text:p>
          </table:table-cell>
          <table:table-cell office:value-type="string">
            <text:p>Nombre base</text:p>
          </table:table-cell>
          <table:table-cell office:value-type="string">
            <text:p>Name of database</text:p>
          </table:table-cell>
          <table:table-cell office:value-type="string">
            <text:p>Nome banco</text:p>
          </table:table-cell>
          <table:table-cell office:value-type="string">
            <text:p>Nom de base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regcntlist</text:p>
          </table:table-cell>
          <table:table-cell office:value-type="string">
            <text:p>País</text:p>
          </table:table-cell>
          <table:table-cell office:value-type="string">
            <text:p>Country</text:p>
          </table:table-cell>
          <table:table-cell office:value-type="string">
            <text:p>País</text:p>
          </table:table-cell>
          <table:table-cell office:value-type="string">
            <text:p>Pays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regadmlist</text:p>
          </table:table-cell>
          <table:table-cell office:value-type="string">
            <text:p>Administrador</text:p>
          </table:table-cell>
          <table:table-cell office:value-type="string">
            <text:p>Administrator</text:p>
          </table:table-cell>
          <table:table-cell office:value-type="string">
            <text:p>Administrador</text:p>
          </table:table-cell>
          <table:table-cell office:value-type="string">
            <text:p>Administrateur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regactlist</text:p>
          </table:table-cell>
          <table:table-cell office:value-type="string">
            <text:p>Activo</text:p>
          </table:table-cell>
          <table:table-cell office:value-type="string">
            <text:p>Active</text:p>
          </table:table-cell>
          <table:table-cell office:value-type="string">
            <text:p>Ativo</text:p>
          </table:table-cell>
          <table:table-cell office:value-type="string">
            <text:p>Actif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regpublist</text:p>
          </table:table-cell>
          <table:table-cell office:value-type="string">
            <text:p>Pública</text:p>
          </table:table-cell>
          <table:table-cell office:value-type="string">
            <text:p>Public</text:p>
          </table:table-cell>
          <table:table-cell office:value-type="string">
            <text:p>Pública</text:p>
          </table:table-cell>
          <table:table-cell office:value-type="string">
            <text:p>Publique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credits</text:p>
          </table:table-cell>
          <table:table-cell office:value-type="string">
            <text:p>Créditos</text:p>
          </table:table-cell>
          <table:table-cell office:value-type="string">
            <text:p>Credits</text:p>
          </table:table-cell>
          <table:table-cell office:value-type="string">
            <text:p>Créditos</text:p>
          </table:table-cell>
          <table:table-cell office:value-type="string">
            <text:p>Crédits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methodology</text:p>
          </table:table-cell>
          <table:table-cell office:value-type="string">
            <text:p>Metodología</text:p>
          </table:table-cell>
          <table:table-cell office:value-type="string">
            <text:p>Methodology</text:p>
          </table:table-cell>
          <table:table-cell office:value-type="string">
            <text:p>Metodologia</text:p>
          </table:table-cell>
          <table:table-cell office:value-type="string">
            <text:p>Méthodologie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staff</text:p>
          </table:table-cell>
          <table:table-cell office:value-type="string">
            <text:p>Hito</text:p>
          </table:table-cell>
          <table:table-cell office:value-type="string">
            <text:p>Landmark</text:p>
          </table:table-cell>
          <table:table-cell office:value-type="string">
            <text:p>Acontecimento</text:p>
          </table:table-cell>
          <table:table-cell office:value-type="string">
            <text:p>Évènenent important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support</text:p>
          </table:table-cell>
          <table:table-cell office:value-type="string">
            <text:p>Mantenimiento</text:p>
          </table:table-cell>
          <table:table-cell office:value-type="string">
            <text:p>Maintenance</text:p>
          </table:table-cell>
          <table:table-cell office:value-type="string">
            <text:p>Manutenção</text:p>
          </table:table-cell>
          <table:table-cell office:value-type="string">
            <text:p>Maintenance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description</text:p>
          </table:table-cell>
          <table:table-cell office:value-type="string">
            <text:p>Descripción</text:p>
          </table:table-cell>
          <table:table-cell office:value-type="string">
            <text:p>Description</text:p>
          </table:table-cell>
          <table:table-cell office:value-type="string">
            <text:p>Descrição</text:p>
          </table:table-cell>
          <table:table-cell office:value-type="string">
            <text:p>Description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nopublic</text:p>
          </table:table-cell>
          <table:table-cell office:value-type="string">
            <text:p>Base de datos en construcción. Acceso restringido a usuarios de la base.</text:p>
          </table:table-cell>
          <table:table-cell office:value-type="string">
            <text:p>The database is under construction. Only for database members.</text:p>
          </table:table-cell>
          <table:table-cell office:value-type="string">
            <text:p>Banco de dados em construção. Acesso restrito aos usuários do banco</text:p>
          </table:table-cell>
          <table:table-cell office:value-type="string">
            <text:p>Base de données en construction. Accès restreint aux usagers de la base.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valregid</text:p>
          </table:table-cell>
          <table:table-cell office:value-type="string">
            <text:p>Base ID disponible</text:p>
          </table:table-cell>
          <table:table-cell office:value-type="string">
            <text:p>Available database ID</text:p>
          </table:table-cell>
          <table:table-cell office:value-type="string">
            <text:p>Banco ID disponível</text:p>
          </table:table-cell>
          <table:table-cell office:value-type="string">
            <text:p>Base ID disponible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invregid</text:p>
          </table:table-cell>
          <table:table-cell office:value-type="string">
            <text:p>Base ID no disponible</text:p>
          </table:table-cell>
          <table:table-cell office:value-type="string">
            <text:p>Database ID unavailable</text:p>
          </table:table-cell>
          <table:table-cell office:value-type="string">
            <text:p>Banco ID não disponível</text:p>
          </table:table-cell>
          <table:table-cell office:value-type="string">
            <text:p>Base ID non disponible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insert</text:p>
          </table:table-cell>
          <table:table-cell office:value-type="string">
            <text:p>Creada y</text:p>
          </table:table-cell>
          <table:table-cell office:value-type="string">
            <text:p>Created and</text:p>
          </table:table-cell>
          <table:table-cell office:value-type="string">
            <text:p>Criado e</text:p>
          </table:table-cell>
          <table:table-cell office:value-type="string">
            <text:p>Créée et 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update</text:p>
          </table:table-cell>
          <table:table-cell office:value-type="string">
            <text:p>Actualizada y</text:p>
          </table:table-cell>
          <table:table-cell office:value-type="string">
            <text:p>Updated and</text:p>
          </table:table-cell>
          <table:table-cell office:value-type="string">
            <text:p>Atualizado e</text:p>
          </table:table-cell>
          <table:table-cell office:value-type="string">
            <text:p>Mise à jour et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setrole</text:p>
          </table:table-cell>
          <table:table-cell office:value-type="string">
            <text:p>asignada</text:p>
          </table:table-cell>
          <table:table-cell office:value-type="string">
            <text:p>Assigned</text:p>
          </table:table-cell>
          <table:table-cell office:value-type="string">
            <text:p>Atribuído</text:p>
          </table:table-cell>
          <table:table-cell office:value-type="string">
            <text:p>Assignée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errinsupd</text:p>
          </table:table-cell>
          <table:table-cell office:value-type="string">
            <text:p>No fué posible ingresar la base.</text:p>
          </table:table-cell>
          <table:table-cell office:value-type="string">
            <text:p>Unable to enter database</text:p>
          </table:table-cell>
          <table:table-cell office:value-type="string">
            <text:p>Não foi possível o ingresso ao banco</text:p>
          </table:table-cell>
          <table:table-cell office:value-type="string">
            <text:p>Impossible d'introduire la base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errsetrole</text:p>
          </table:table-cell>
          <table:table-cell office:value-type="string">
            <text:p>no asignada</text:p>
          </table:table-cell>
          <table:table-cell office:value-type="string">
            <text:p>Unassigned</text:p>
          </table:table-cell>
          <table:table-cell office:value-type="string">
            <text:p>Não atribuído</text:p>
          </table:table-cell>
          <table:table-cell office:value-type="string">
            <text:p>Non assignée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baddoption</text:p>
          </table:table-cell>
          <table:table-cell office:value-type="string">
            <text:p>Adicionar</text:p>
          </table:table-cell>
          <table:table-cell office:value-type="string">
            <text:p>Add</text:p>
          </table:table-cell>
          <table:table-cell office:value-type="string">
            <text:p>Adicionar</text:p>
          </table:table-cell>
          <table:table-cell office:value-type="string">
            <text:p>Ajouter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bloaddir</text:p>
          </table:table-cell>
          <table:table-cell office:value-type="string">
            <text:p>Leer de directorio</text:p>
          </table:table-cell>
          <table:table-cell office:value-type="string">
            <text:p>Load directory</text:p>
          </table:table-cell>
          <table:table-cell office:value-type="string">
            <text:p>Load directory*</text:p>
          </table:table-cell>
          <table:table-cell office:value-type="string">
            <text:p>Lire le répertoire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bupzipfile</text:p>
          </table:table-cell>
          <table:table-cell office:value-type="string">
            <text:p>Crear base desde archivo ZIP</text:p>
          </table:table-cell>
          <table:table-cell office:value-type="string">
            <text:p>Upload Database ZIP file</text:p>
          </table:table-cell>
          <table:table-cell office:value-type="string">
            <text:p>Crear base desde archivo ZIP*</text:p>
          </table:table-cell>
          <table:table-cell office:value-type="string">
            <text:p>Créer une base depuis un fichier ZIP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bsave</text:p>
          </table:table-cell>
          <table:table-cell office:value-type="string">
            <text:p>Guardar</text:p>
          </table:table-cell>
          <table:table-cell office:value-type="string">
            <text:p>Save</text:p>
          </table:table-cell>
          <table:table-cell office:value-type="string">
            <text:p>Salvar</text:p>
          </table:table-cell>
          <table:table-cell office:value-type="string">
            <text:p>Enregistrer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bcancel</text:p>
          </table:table-cell>
          <table:table-cell office:value-type="string">
            <text:p>Cancelar</text:p>
          </table:table-cell>
          <table:table-cell office:value-type="string">
            <text:p>Cancel</text:p>
          </table:table-cell>
          <table:table-cell office:value-type="string">
            <text:p>Cancelar</text:p>
          </table:table-cell>
          <table:table-cell office:value-type="string">
            <text:p>Annuler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viewdbase</text:p>
          </table:table-cell>
          <table:table-cell office:value-type="string">
            <text:p>Seleccione la base de datos que desea visualizar</text:p>
          </table:table-cell>
          <table:table-cell office:value-type="string">
            <text:p>Select the database you wish to view</text:p>
          </table:table-cell>
          <table:table-cell office:value-type="string">
            <text:p>Selecione o banco de dados que deseja visualizar</text:p>
          </table:table-cell>
          <table:table-cell office:value-type="string">
            <text:p>Sélectionnez la base de données que vous souhaitez afficher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moddescon</text:p>
          </table:table-cell>
          <table:table-cell office:value-type="string">
            <text:p>Consultas de datos</text:p>
          </table:table-cell>
          <table:table-cell office:value-type="string">
            <text:p>generación de mapas</text:p>
          </table:table-cell>
          <table:table-cell office:value-type="string">
            <text:p>gráficos y consolidados</text:p>
          </table:table-cell>
          <table:table-cell office:value-type="string">
            <text:p>generación de mapas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moddesinv</text:p>
          </table:table-cell>
          <table:table-cell office:value-type="string">
            <text:p>Ingreso de fichas</text:p>
          </table:table-cell>
          <table:table-cell office:value-type="string">
            <text:p>administracion bases de datos</text:p>
          </table:table-cell>
          <table:table-cell office:value-type="string">
            <text:p>acceso restringido</text:p>
          </table:table-cell>
          <table:table-cell office:value-type="string">
            <text:p>administracion bases de datos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RegionDatabasePeriod</text:p>
          </table:table-cell>
          <table:table-cell office:value-type="string">
            <text:p>Periodo</text:p>
          </table:table-cell>
          <table:table-cell office:value-type="string">
            <text:p>Period</text:p>
          </table:table-cell>
          <table:table-cell office:value-type="string">
            <text:p>Período</text:p>
          </table:table-cell>
          <table:table-cell office:value-type="string">
            <text:p>Période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repnum</text:p>
          </table:table-cell>
          <table:table-cell office:value-type="string">
            <text:p>Número de fichas</text:p>
          </table:table-cell>
          <table:table-cell office:value-type="string">
            <text:p>Reports</text:p>
          </table:table-cell>
          <table:table-cell office:value-type="string">
            <text:p>Formulários</text:p>
          </table:table-cell>
          <table:table-cell office:value-type="string">
            <text:p>Cartes de données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lastupd</text:p>
          </table:table-cell>
          <table:table-cell office:value-type="string">
            <text:p>Última modificación</text:p>
          </table:table-cell>
          <table:table-cell office:value-type="string">
            <text:p>Last update</text:p>
          </table:table-cell>
          <table:table-cell office:value-type="string">
            <text:p>Última atualização</text:p>
          </table:table-cell>
          <table:table-cell office:value-type="string">
            <text:p>Dernière modification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RegionDatacardPeriod</text:p>
          </table:table-cell>
          <table:table-cell office:value-type="string">
            <text:p>Periodo Fichas</text:p>
          </table:table-cell>
          <table:table-cell office:value-type="string">
            <text:p>Datacard Period</text:p>
          </table:table-cell>
          <table:table-cell office:value-type="string">
            <text:p>Período de datos</text:p>
          </table:table-cell>
          <table:table-cell office:value-type="string">
            <text:p>Période de cartes de données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baddoption</text:p>
          </table:table-cell>
          <table:table-cell office:value-type="string">
            <text:p>Adicionar</text:p>
          </table:table-cell>
          <table:table-cell office:value-type="string">
            <text:p>Add</text:p>
          </table:table-cell>
          <table:table-cell office:value-type="string">
            <text:p>Adicionar</text:p>
          </table:table-cell>
          <table:table-cell office:value-type="string">
            <text:p>Ajouter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bsave</text:p>
          </table:table-cell>
          <table:table-cell office:value-type="string">
            <text:p>Guardar</text:p>
          </table:table-cell>
          <table:table-cell office:value-type="string">
            <text:p>Save</text:p>
          </table:table-cell>
          <table:table-cell office:value-type="string">
            <text:p>Salvar</text:p>
          </table:table-cell>
          <table:table-cell office:value-type="string">
            <text:p>Enregistrer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bcancel</text:p>
          </table:table-cell>
          <table:table-cell office:value-type="string">
            <text:p>Cancelar</text:p>
          </table:table-cell>
          <table:table-cell office:value-type="string">
            <text:p>Cancel</text:p>
          </table:table-cell>
          <table:table-cell office:value-type="string">
            <text:p>Cancelar</text:p>
          </table:table-cell>
          <table:table-cell office:value-type="string">
            <text:p>Annuler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terror</text:p>
          </table:table-cell>
          <table:table-cell table:number-columns-repeated="2" office:value-type="string">
            <text:p>Error</text:p>
          </table:table-cell>
          <table:table-cell office:value-type="string">
            <text:p>Erro</text:p>
          </table:table-cell>
          <table:table-cell office:value-type="string">
            <text:p>Erreur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msgupdinfo</text:p>
          </table:table-cell>
          <table:table-cell office:value-type="string">
            <text:p>Base actualizada exitosamente!</text:p>
          </table:table-cell>
          <table:table-cell office:value-type="string">
            <text:p>Database updated successfully!</text:p>
          </table:table-cell>
          <table:table-cell office:value-type="string">
            <text:p>Banco atualizado com sucesso!</text:p>
          </table:table-cell>
          <table:table-cell office:value-type="string">
            <text:p>Base mise à jour avec succès!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errupdinfo</text:p>
          </table:table-cell>
          <table:table-cell office:value-type="string">
            <text:p>Error actualizando la base</text:p>
          </table:table-cell>
          <table:table-cell office:value-type="string">
            <text:p>Error updating database</text:p>
          </table:table-cell>
          <table:table-cell office:value-type="string">
            <text:p>Erro atualizando o banco</text:p>
          </table:table-cell>
          <table:table-cell office:value-type="string">
            <text:p>Erreur dans la mise à jour de la base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msgupdrole</text:p>
          </table:table-cell>
          <table:table-cell office:value-type="string">
            <text:p>Rol de usuario actualizado exitosamente!</text:p>
          </table:table-cell>
          <table:table-cell office:value-type="string">
            <text:p>User role updated successfully!</text:p>
          </table:table-cell>
          <table:table-cell office:value-type="string">
            <text:p>Perfil de usuário atualizado com sucesso!</text:p>
          </table:table-cell>
          <table:table-cell office:value-type="string">
            <text:p>Rôle de l'usager mis à jour avec succès!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errupdrole</text:p>
          </table:table-cell>
          <table:table-cell office:value-type="string">
            <text:p>Error actualizando rol de usuario</text:p>
          </table:table-cell>
          <table:table-cell office:value-type="string">
            <text:p>Error updating user role</text:p>
          </table:table-cell>
          <table:table-cell office:value-type="string">
            <text:p>Erro atualizando perfil de usuário</text:p>
          </table:table-cell>
          <table:table-cell office:value-type="string">
            <text:p>Erreur dans la mise à jour du rôle de l'usager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msginslog</text:p>
          </table:table-cell>
          <table:table-cell office:value-type="string">
            <text:p>Bitácora creada exitosamente!</text:p>
          </table:table-cell>
          <table:table-cell office:value-type="string">
            <text:p>Log created successfully!</text:p>
          </table:table-cell>
          <table:table-cell office:value-type="string">
            <text:p>Relatório criado com sucesso!</text:p>
          </table:table-cell>
          <table:table-cell office:value-type="string">
            <text:p>Bloc-notes créé avec succès!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errinslog</text:p>
          </table:table-cell>
          <table:table-cell office:value-type="string">
            <text:p>Error ingresando Bitácora</text:p>
          </table:table-cell>
          <table:table-cell office:value-type="string">
            <text:p>Error creating Log</text:p>
          </table:table-cell>
          <table:table-cell office:value-type="string">
            <text:p>Erro ingressando Relatório</text:p>
          </table:table-cell>
          <table:table-cell office:value-type="string">
            <text:p>Erreur dans l'accès au bloc-notes 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msgupdlog</text:p>
          </table:table-cell>
          <table:table-cell office:value-type="string">
            <text:p>Bitácora actualizada exitosamente!</text:p>
          </table:table-cell>
          <table:table-cell office:value-type="string">
            <text:p>Log updated successfully</text:p>
          </table:table-cell>
          <table:table-cell office:value-type="string">
            <text:p>Relatório atualizado com sucesso!</text:p>
          </table:table-cell>
          <table:table-cell office:value-type="string">
            <text:p>Bloc-notes mis à jour avec succès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errupdlog</text:p>
          </table:table-cell>
          <table:table-cell office:value-type="string">
            <text:p>Error actualizando Bitácora</text:p>
          </table:table-cell>
          <table:table-cell office:value-type="string">
            <text:p>Error updating Log</text:p>
          </table:table-cell>
          <table:table-cell office:value-type="string">
            <text:p>Erro atualizando Relatório</text:p>
          </table:table-cell>
          <table:table-cell office:value-type="string">
            <text:p>Erreur dans la mise à jour du bloc-notes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errmsgfrm</text:p>
          </table:table-cell>
          <table:table-cell office:value-type="string">
            <text:p>INFORMACION: Llene todos los campos requeridos e intente nuevamente.</text:p>
          </table:table-cell>
          <table:table-cell office:value-type="string">
            <text:p>Register all fields in the RECORD DESINVENTAR. Fill in all required fields and try again.</text:p>
          </table:table-cell>
          <table:table-cell office:value-type="string">
            <text:p>Registre todos os campos do FORMULÁRIO DESINVENTAR. Preencha todos os campos requeridos e tente de novo</text:p>
          </table:table-cell>
          <table:table-cell office:value-type="string">
            <text:p>Enregistrez tous les champs de la CARTE DE DONNÉES DÉSINVENTER. Remplissez tous les champs obligatoires et essayez de nouveau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errmsgfrmrol</text:p>
          </table:table-cell>
          <table:table-cell office:value-type="string">
            <text:p>ROLES: Llene todos los campos requeridos e intente nuevamente.</text:p>
          </table:table-cell>
          <table:table-cell office:value-type="string">
            <text:p>ROLES: Fill in all required fields and try again.</text:p>
          </table:table-cell>
          <table:table-cell office:value-type="string">
            <text:p>Perfis: Preencha todos os campos requeridos e tente novamente</text:p>
          </table:table-cell>
          <table:table-cell office:value-type="string">
            <text:p>RÔLES: Remplissez tous les champs obligatoires et essayez de nouveau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errmsgfrmlog</text:p>
          </table:table-cell>
          <table:table-cell office:value-type="string">
            <text:p>BITACORA: Llene todos los campos requeridos e intente nuevamente.</text:p>
          </table:table-cell>
          <table:table-cell office:value-type="string">
            <text:p>LOG: Fill in all required fields and try again.</text:p>
          </table:table-cell>
          <table:table-cell office:value-type="string">
            <text:p>RELATÓRIO: Preencha todos os campos requeridos e tente novamente</text:p>
          </table:table-cell>
          <table:table-cell office:value-type="string">
            <text:p>BLOC-NOTES: Remplissez tous les champs obligatoires et essayez de nouveau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msgupdrole</text:p>
          </table:table-cell>
          <table:table-cell office:value-type="string">
            <text:p>Rol de usuario actualizado exitosamente!</text:p>
          </table:table-cell>
          <table:table-cell office:value-type="string">
            <text:p>User role updated successfully!</text:p>
          </table:table-cell>
          <table:table-cell office:value-type="string">
            <text:p>Perfil de usuário atualizado com sucesso!</text:p>
          </table:table-cell>
          <table:table-cell office:value-type="string">
            <text:p>Rôle de l'usager mis à jour avec succès!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errupdrole</text:p>
          </table:table-cell>
          <table:table-cell office:value-type="string">
            <text:p>Error actualizando rol de usuario</text:p>
          </table:table-cell>
          <table:table-cell office:value-type="string">
            <text:p>Error updating user role</text:p>
          </table:table-cell>
          <table:table-cell office:value-type="string">
            <text:p>Erro atualizando perfil de usuário</text:p>
          </table:table-cell>
          <table:table-cell office:value-type="string">
            <text:p>Erreur dans la mise à jour du rôle de l'usager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baddoption</text:p>
          </table:table-cell>
          <table:table-cell office:value-type="string">
            <text:p>Adicionar</text:p>
          </table:table-cell>
          <table:table-cell office:value-type="string">
            <text:p>Add</text:p>
          </table:table-cell>
          <table:table-cell office:value-type="string">
            <text:p>Adicionar</text:p>
          </table:table-cell>
          <table:table-cell office:value-type="string">
            <text:p>Ajouter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bsave</text:p>
          </table:table-cell>
          <table:table-cell office:value-type="string">
            <text:p>Guardar</text:p>
          </table:table-cell>
          <table:table-cell office:value-type="string">
            <text:p>Save</text:p>
          </table:table-cell>
          <table:table-cell office:value-type="string">
            <text:p>Salvar</text:p>
          </table:table-cell>
          <table:table-cell office:value-type="string">
            <text:p>Enregistrer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bcancel</text:p>
          </table:table-cell>
          <table:table-cell office:value-type="string">
            <text:p>Cancelar</text:p>
          </table:table-cell>
          <table:table-cell office:value-type="string">
            <text:p>Cancel</text:p>
          </table:table-cell>
          <table:table-cell office:value-type="string">
            <text:p>Cancelar</text:p>
          </table:table-cell>
          <table:table-cell office:value-type="string">
            <text:p>Annuler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terror</text:p>
          </table:table-cell>
          <table:table-cell table:number-columns-repeated="2" office:value-type="string">
            <text:p>Error</text:p>
          </table:table-cell>
          <table:table-cell office:value-type="string">
            <text:p>Erro</text:p>
          </table:table-cell>
          <table:table-cell office:value-type="string">
            <text:p>Erreur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errchkname</text:p>
          </table:table-cell>
          <table:table-cell office:value-type="string">
            <text:p>Nombre de nivel ya existe</text:p>
          </table:table-cell>
          <table:table-cell office:value-type="string">
            <text:p>Unable to use type of cause name because it already exists.</text:p>
          </table:table-cell>
          <table:table-cell office:value-type="string">
            <text:p>Nome de causa não foi possível utilizar porque já existe</text:p>
          </table:table-cell>
          <table:table-cell office:value-type="string">
            <text:p>Impossibilité d'utiliser le nom de cause car il existe déjà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msginslev</text:p>
          </table:table-cell>
          <table:table-cell office:value-type="string">
            <text:p>Nivel creado exitosamente!</text:p>
          </table:table-cell>
          <table:table-cell office:value-type="string">
            <text:p>Level created successfully!</text:p>
          </table:table-cell>
          <table:table-cell office:value-type="string">
            <text:p>Nível criado com sucesso!</text:p>
          </table:table-cell>
          <table:table-cell office:value-type="string">
            <text:p>Niveau créé avec succès!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errinslev</text:p>
          </table:table-cell>
          <table:table-cell office:value-type="string">
            <text:p>No se pudo ingresar nuevo nivel</text:p>
          </table:table-cell>
          <table:table-cell office:value-type="string">
            <text:p>Unable to input new level</text:p>
          </table:table-cell>
          <table:table-cell office:value-type="string">
            <text:p>Não foi possível ingressar o novo nível</text:p>
          </table:table-cell>
          <table:table-cell office:value-type="string">
            <text:p>Impossibilité d'introduire un nouveau niveau 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msgupdlev</text:p>
          </table:table-cell>
          <table:table-cell office:value-type="string">
            <text:p>Nivel actualizado exitosamente</text:p>
          </table:table-cell>
          <table:table-cell office:value-type="string">
            <text:p>Level updated successfully!</text:p>
          </table:table-cell>
          <table:table-cell office:value-type="string">
            <text:p>Nível atualizado com sucesso!</text:p>
          </table:table-cell>
          <table:table-cell office:value-type="string">
            <text:p>Niveau mis à jour avec succès!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errupdlev</text:p>
          </table:table-cell>
          <table:table-cell office:value-type="string">
            <text:p>No se pudo actualizar nivel</text:p>
          </table:table-cell>
          <table:table-cell office:value-type="string">
            <text:p>Unable to update level</text:p>
          </table:table-cell>
          <table:table-cell office:value-type="string">
            <text:p>Não foi possível atualizar o nível</text:p>
          </table:table-cell>
          <table:table-cell office:value-type="string">
            <text:p>Impossibilité de mise à jour du niveau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errchkcode</text:p>
          </table:table-cell>
          <table:table-cell office:value-type="string">
            <text:p>Código de geografía ya existe</text:p>
          </table:table-cell>
          <table:table-cell office:value-type="string">
            <text:p>Geographic code already exists</text:p>
          </table:table-cell>
          <table:table-cell office:value-type="string">
            <text:p>Código de geografia já existe</text:p>
          </table:table-cell>
          <table:table-cell office:value-type="string">
            <text:p>Code de géographie déjà existant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errchkstatus</text:p>
          </table:table-cell>
          <table:table-cell office:value-type="string">
            <text:p>Elemento no se puede desactivar porque se encuentra asignado</text:p>
          </table:table-cell>
          <table:table-cell office:value-type="string">
            <text:p>Unable to deactivate type of cause because it has been assigned.</text:p>
          </table:table-cell>
          <table:table-cell office:value-type="string">
            <text:p>Causa não foi possível desativar porque está atribuída</text:p>
          </table:table-cell>
          <table:table-cell office:value-type="string">
            <text:p>La cause ne peut pas être désactivée car elle est déjà assignée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msginsgeo</text:p>
          </table:table-cell>
          <table:table-cell office:value-type="string">
            <text:p>Geografía creada exitosamente</text:p>
          </table:table-cell>
          <table:table-cell office:value-type="string">
            <text:p>Geography created successfully!</text:p>
          </table:table-cell>
          <table:table-cell office:value-type="string">
            <text:p>Geografia criada com sucesso!</text:p>
          </table:table-cell>
          <table:table-cell office:value-type="string">
            <text:p>Géographie créée avec succès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errinsgeo</text:p>
          </table:table-cell>
          <table:table-cell office:value-type="string">
            <text:p>No se pudo crear elemento geográfico</text:p>
          </table:table-cell>
          <table:table-cell office:value-type="string">
            <text:p>Unable to create geographic element</text:p>
          </table:table-cell>
          <table:table-cell office:value-type="string">
            <text:p>Não foi possível criar elemento geográfico</text:p>
          </table:table-cell>
          <table:table-cell office:value-type="string">
            <text:p>Impossibilité de créer un élément géographique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msgupdgeo</text:p>
          </table:table-cell>
          <table:table-cell office:value-type="string">
            <text:p>Geografía actualizada exitosamente!</text:p>
          </table:table-cell>
          <table:table-cell office:value-type="string">
            <text:p>Geography updated successfully!</text:p>
          </table:table-cell>
          <table:table-cell office:value-type="string">
            <text:p>Geografia atualizada com sucesso!</text:p>
          </table:table-cell>
          <table:table-cell office:value-type="string">
            <text:p>Géographie mise à jour avec succès!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errupdgeo</text:p>
          </table:table-cell>
          <table:table-cell office:value-type="string">
            <text:p>No se pudo actualizar elemento geográfico</text:p>
          </table:table-cell>
          <table:table-cell office:value-type="string">
            <text:p>Unable to update geographic element</text:p>
          </table:table-cell>
          <table:table-cell office:value-type="string">
            <text:p>Não foi possível atualizar elemento geográfico</text:p>
          </table:table-cell>
          <table:table-cell office:value-type="string">
            <text:p>Impossibilité de mise à jour de l'élément géographique 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errmsgfrmlev</text:p>
          </table:table-cell>
          <table:table-cell office:value-type="string">
            <text:p>NIVEL: Llene todos los campos requeridos e intente nuevamente.</text:p>
          </table:table-cell>
          <table:table-cell office:value-type="string">
            <text:p>LEVEL: Fill in all required fields and try again.</text:p>
          </table:table-cell>
          <table:table-cell office:value-type="string">
            <text:p>NÌVEL: Preencha todos os campos requeridos e tente novamente</text:p>
          </table:table-cell>
          <table:table-cell office:value-type="string">
            <text:p>NIVEAU: Remplissez tous les champs obligatoires et essayez de nouveau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errmsgfrmgeo</text:p>
          </table:table-cell>
          <table:table-cell office:value-type="string">
            <text:p>GEOGRAFIA: Llene todos los campos requeridos e intente nuevamente.</text:p>
          </table:table-cell>
          <table:table-cell office:value-type="string">
            <text:p>GEOGRAPHY: Fill in all required fields and try again.</text:p>
          </table:table-cell>
          <table:table-cell office:value-type="string">
            <text:p>GEOGRAFIA: Preencha todos os campos requeridos e tente novamente</text:p>
          </table:table-cell>
          <table:table-cell office:value-type="string">
            <text:p>GÉOGRAPHIE: Remplissez tous les champs obligatoires et essayez de nouveau</text:p>
          </table:table-cell>
        </table:table-row>
        <table:table-row table:style-name="ro1">
          <table:table-cell office:value-type="string">
            <text:p>di8_events</text:p>
          </table:table-cell>
          <table:table-cell office:value-type="string">
            <text:p>baddelem</text:p>
          </table:table-cell>
          <table:table-cell office:value-type="string">
            <text:p>Adicionar</text:p>
          </table:table-cell>
          <table:table-cell office:value-type="string">
            <text:p>Add</text:p>
          </table:table-cell>
          <table:table-cell office:value-type="string">
            <text:p>Adicionar</text:p>
          </table:table-cell>
          <table:table-cell office:value-type="string">
            <text:p>Ajouter</text:p>
          </table:table-cell>
        </table:table-row>
        <table:table-row table:style-name="ro1">
          <table:table-cell office:value-type="string">
            <text:p>di8_events</text:p>
          </table:table-cell>
          <table:table-cell office:value-type="string">
            <text:p>bsave</text:p>
          </table:table-cell>
          <table:table-cell office:value-type="string">
            <text:p>Guardar</text:p>
          </table:table-cell>
          <table:table-cell office:value-type="string">
            <text:p>Save</text:p>
          </table:table-cell>
          <table:table-cell office:value-type="string">
            <text:p>Salvar</text:p>
          </table:table-cell>
          <table:table-cell office:value-type="string">
            <text:p>Enregistrer</text:p>
          </table:table-cell>
        </table:table-row>
        <table:table-row table:style-name="ro1">
          <table:table-cell office:value-type="string">
            <text:p>di8_events</text:p>
          </table:table-cell>
          <table:table-cell office:value-type="string">
            <text:p>bcancel</text:p>
          </table:table-cell>
          <table:table-cell office:value-type="string">
            <text:p>Cancelar</text:p>
          </table:table-cell>
          <table:table-cell office:value-type="string">
            <text:p>Cancel</text:p>
          </table:table-cell>
          <table:table-cell office:value-type="string">
            <text:p>Cancelar</text:p>
          </table:table-cell>
          <table:table-cell office:value-type="string">
            <text:p>Annuler</text:p>
          </table:table-cell>
        </table:table-row>
        <table:table-row table:style-name="ro1">
          <table:table-cell office:value-type="string">
            <text:p>di8_events</text:p>
          </table:table-cell>
          <table:table-cell office:value-type="string">
            <text:p>terror</text:p>
          </table:table-cell>
          <table:table-cell table:number-columns-repeated="2" office:value-type="string">
            <text:p>Error</text:p>
          </table:table-cell>
          <table:table-cell office:value-type="string">
            <text:p>Erro</text:p>
          </table:table-cell>
          <table:table-cell office:value-type="string">
            <text:p>Erreur</text:p>
          </table:table-cell>
        </table:table-row>
        <table:table-row table:style-name="ro1">
          <table:table-cell office:value-type="string">
            <text:p>di8_events</text:p>
          </table:table-cell>
          <table:table-cell office:value-type="string">
            <text:p>msginseve</text:p>
          </table:table-cell>
          <table:table-cell office:value-type="string">
            <text:p>Tipo de evento creado exitosamente</text:p>
          </table:table-cell>
          <table:table-cell office:value-type="string">
            <text:p>Type of event created successfully!</text:p>
          </table:table-cell>
          <table:table-cell office:value-type="string">
            <text:p>Evento criado com sucesso!</text:p>
          </table:table-cell>
          <table:table-cell office:value-type="string">
            <text:p>Type d'évènement créé avec succès</text:p>
          </table:table-cell>
        </table:table-row>
        <table:table-row table:style-name="ro1">
          <table:table-cell office:value-type="string">
            <text:p>di8_events</text:p>
          </table:table-cell>
          <table:table-cell office:value-type="string">
            <text:p>errinseve</text:p>
          </table:table-cell>
          <table:table-cell office:value-type="string">
            <text:p>Error intentando ingresar Tipo de evento</text:p>
          </table:table-cell>
          <table:table-cell office:value-type="string">
            <text:p>Error entering Type of event</text:p>
          </table:table-cell>
          <table:table-cell office:value-type="string">
            <text:p>Erro tentando ingressar Evento</text:p>
          </table:table-cell>
          <table:table-cell office:value-type="string">
            <text:p>Erreur en essayant d'introduire le Type d'évènement </text:p>
          </table:table-cell>
        </table:table-row>
        <table:table-row table:style-name="ro1">
          <table:table-cell office:value-type="string">
            <text:p>di8_events</text:p>
          </table:table-cell>
          <table:table-cell office:value-type="string">
            <text:p>msgupdeve</text:p>
          </table:table-cell>
          <table:table-cell office:value-type="string">
            <text:p>Tipo de evento actualizado exitosamente</text:p>
          </table:table-cell>
          <table:table-cell office:value-type="string">
            <text:p>Type of event updated successfully!</text:p>
          </table:table-cell>
          <table:table-cell office:value-type="string">
            <text:p>Evento atualizado com sucesso!</text:p>
          </table:table-cell>
          <table:table-cell office:value-type="string">
            <text:p>Type d'évènement mis à jour avec succès</text:p>
          </table:table-cell>
        </table:table-row>
        <table:table-row table:style-name="ro1">
          <table:table-cell office:value-type="string">
            <text:p>di8_events</text:p>
          </table:table-cell>
          <table:table-cell office:value-type="string">
            <text:p>errupdeve</text:p>
          </table:table-cell>
          <table:table-cell office:value-type="string">
            <text:p>Error actualizando Tipo de evento</text:p>
          </table:table-cell>
          <table:table-cell office:value-type="string">
            <text:p>Error updating Type of event</text:p>
          </table:table-cell>
          <table:table-cell office:value-type="string">
            <text:p>Erro atualizando Evento</text:p>
          </table:table-cell>
          <table:table-cell office:value-type="string">
            <text:p>Erreur dans la mise à jour du Type d'évènement</text:p>
          </table:table-cell>
        </table:table-row>
        <table:table-row table:style-name="ro1">
          <table:table-cell office:value-type="string">
            <text:p>di8_events</text:p>
          </table:table-cell>
          <table:table-cell office:value-type="string">
            <text:p>errmsgfrm</text:p>
          </table:table-cell>
          <table:table-cell office:value-type="string">
            <text:p>TIPO de EVENTO: Llene todos los campos requeridos e intente nuevamente.</text:p>
          </table:table-cell>
          <table:table-cell office:value-type="string">
            <text:p>Register all fields in the RECORD DESINVENTAR. Fill in all required fields and try again.</text:p>
          </table:table-cell>
          <table:table-cell office:value-type="string">
            <text:p>Registre todos os campos do FORMULÁRIO DESINVENTAR. Preencha todos os campos requeridos e tente de novo</text:p>
          </table:table-cell>
          <table:table-cell office:value-type="string">
            <text:p>Enregistrez tous les champs de la CARTE DE DONNÉES DÉSINVENTER. Remplissez tous les champs obligatoires et essayez de nouveau</text:p>
          </table:table-cell>
        </table:table-row>
        <table:table-row table:style-name="ro1">
          <table:table-cell office:value-type="string">
            <text:p>di8_events</text:p>
          </table:table-cell>
          <table:table-cell office:value-type="string">
            <text:p>errchkname</text:p>
          </table:table-cell>
          <table:table-cell office:value-type="string">
            <text:p>Nombre de tipo de evento no se puede utilizar porque ya existe</text:p>
          </table:table-cell>
          <table:table-cell office:value-type="string">
            <text:p>Unable to use type of cause name because it already exists.</text:p>
          </table:table-cell>
          <table:table-cell office:value-type="string">
            <text:p>Nome de causa não foi possível utilizar porque já existe</text:p>
          </table:table-cell>
          <table:table-cell office:value-type="string">
            <text:p>Impossibilité d'utiliser le nom de cause car il existe déjà</text:p>
          </table:table-cell>
        </table:table-row>
        <table:table-row table:style-name="ro1">
          <table:table-cell office:value-type="string">
            <text:p>di8_events</text:p>
          </table:table-cell>
          <table:table-cell office:value-type="string">
            <text:p>errchkstatus</text:p>
          </table:table-cell>
          <table:table-cell office:value-type="string">
            <text:p>Tipo de evento no se puede desactivar porque se encuentra asignado</text:p>
          </table:table-cell>
          <table:table-cell office:value-type="string">
            <text:p>Unable to deactivate type of cause because it has been assigned.</text:p>
          </table:table-cell>
          <table:table-cell office:value-type="string">
            <text:p>Causa não foi possível desativar porque está atribuída</text:p>
          </table:table-cell>
          <table:table-cell office:value-type="string">
            <text:p>La cause ne peut pas être désactivée car elle est déjà assignée</text:p>
          </table:table-cell>
        </table:table-row>
        <table:table-row table:style-name="ro1">
          <table:table-cell office:value-type="string">
            <text:p>di8_causes</text:p>
          </table:table-cell>
          <table:table-cell office:value-type="string">
            <text:p>baddelem</text:p>
          </table:table-cell>
          <table:table-cell office:value-type="string">
            <text:p>Adicionar</text:p>
          </table:table-cell>
          <table:table-cell office:value-type="string">
            <text:p>Add</text:p>
          </table:table-cell>
          <table:table-cell office:value-type="string">
            <text:p>Adicionar</text:p>
          </table:table-cell>
          <table:table-cell office:value-type="string">
            <text:p>Ajouter</text:p>
          </table:table-cell>
        </table:table-row>
        <table:table-row table:style-name="ro1">
          <table:table-cell office:value-type="string">
            <text:p>di8_causes</text:p>
          </table:table-cell>
          <table:table-cell office:value-type="string">
            <text:p>bsave</text:p>
          </table:table-cell>
          <table:table-cell office:value-type="string">
            <text:p>Guardar</text:p>
          </table:table-cell>
          <table:table-cell office:value-type="string">
            <text:p>Save</text:p>
          </table:table-cell>
          <table:table-cell office:value-type="string">
            <text:p>Salvar</text:p>
          </table:table-cell>
          <table:table-cell office:value-type="string">
            <text:p>Enregistrer</text:p>
          </table:table-cell>
        </table:table-row>
        <table:table-row table:style-name="ro1">
          <table:table-cell office:value-type="string">
            <text:p>di8_causes</text:p>
          </table:table-cell>
          <table:table-cell office:value-type="string">
            <text:p>bcancel</text:p>
          </table:table-cell>
          <table:table-cell office:value-type="string">
            <text:p>Cancelar</text:p>
          </table:table-cell>
          <table:table-cell office:value-type="string">
            <text:p>Cancel</text:p>
          </table:table-cell>
          <table:table-cell office:value-type="string">
            <text:p>Cancelar</text:p>
          </table:table-cell>
          <table:table-cell office:value-type="string">
            <text:p>Annuler</text:p>
          </table:table-cell>
        </table:table-row>
        <table:table-row table:style-name="ro1">
          <table:table-cell office:value-type="string">
            <text:p>di8_causes</text:p>
          </table:table-cell>
          <table:table-cell office:value-type="string">
            <text:p>terror</text:p>
          </table:table-cell>
          <table:table-cell table:number-columns-repeated="2" office:value-type="string">
            <text:p>Error</text:p>
          </table:table-cell>
          <table:table-cell office:value-type="string">
            <text:p>Erro</text:p>
          </table:table-cell>
          <table:table-cell office:value-type="string">
            <text:p>Erreur</text:p>
          </table:table-cell>
        </table:table-row>
        <table:table-row table:style-name="ro1">
          <table:table-cell office:value-type="string">
            <text:p>di8_causes</text:p>
          </table:table-cell>
          <table:table-cell office:value-type="string">
            <text:p>msginscau</text:p>
          </table:table-cell>
          <table:table-cell office:value-type="string">
            <text:p>Causa creada exitosamente</text:p>
          </table:table-cell>
          <table:table-cell office:value-type="string">
            <text:p>Type of cause created successfully!</text:p>
          </table:table-cell>
          <table:table-cell office:value-type="string">
            <text:p>Causa criada com sucesso!</text:p>
          </table:table-cell>
          <table:table-cell office:value-type="string">
            <text:p>Cause créée avec succès</text:p>
          </table:table-cell>
        </table:table-row>
        <table:table-row table:style-name="ro1">
          <table:table-cell office:value-type="string">
            <text:p>di8_causes</text:p>
          </table:table-cell>
          <table:table-cell office:value-type="string">
            <text:p>errinscau</text:p>
          </table:table-cell>
          <table:table-cell office:value-type="string">
            <text:p>Error ingresando Causa</text:p>
          </table:table-cell>
          <table:table-cell office:value-type="string">
            <text:p>Error entering Type of cause</text:p>
          </table:table-cell>
          <table:table-cell office:value-type="string">
            <text:p>Erro ingressando Causa</text:p>
          </table:table-cell>
          <table:table-cell office:value-type="string">
            <text:p>Erreur en introduisant la cause</text:p>
          </table:table-cell>
        </table:table-row>
        <table:table-row table:style-name="ro1">
          <table:table-cell office:value-type="string">
            <text:p>di8_causes</text:p>
          </table:table-cell>
          <table:table-cell office:value-type="string">
            <text:p>msgupdcau</text:p>
          </table:table-cell>
          <table:table-cell office:value-type="string">
            <text:p>Causa actualizada exitosamente</text:p>
          </table:table-cell>
          <table:table-cell office:value-type="string">
            <text:p>Type of cause updated successfully!</text:p>
          </table:table-cell>
          <table:table-cell office:value-type="string">
            <text:p>Causa atualizada com sucesso!</text:p>
          </table:table-cell>
          <table:table-cell office:value-type="string">
            <text:p>Cause mise à jour avec succès</text:p>
          </table:table-cell>
        </table:table-row>
        <table:table-row table:style-name="ro1">
          <table:table-cell office:value-type="string">
            <text:p>di8_causes</text:p>
          </table:table-cell>
          <table:table-cell office:value-type="string">
            <text:p>errupdcau</text:p>
          </table:table-cell>
          <table:table-cell office:value-type="string">
            <text:p>Error actualizando Causa</text:p>
          </table:table-cell>
          <table:table-cell office:value-type="string">
            <text:p>Error updating Type of cause</text:p>
          </table:table-cell>
          <table:table-cell office:value-type="string">
            <text:p>Erro atualizando Causa</text:p>
          </table:table-cell>
          <table:table-cell office:value-type="string">
            <text:p>Erreur dans la mise à jour de la Cause</text:p>
          </table:table-cell>
        </table:table-row>
        <table:table-row table:style-name="ro1">
          <table:table-cell office:value-type="string">
            <text:p>di8_causes</text:p>
          </table:table-cell>
          <table:table-cell office:value-type="string">
            <text:p>errmsgfrm</text:p>
          </table:table-cell>
          <table:table-cell office:value-type="string">
            <text:p>CAUSA: Llene todos los campos requeridos e intente nuevamente.</text:p>
          </table:table-cell>
          <table:table-cell office:value-type="string">
            <text:p>Register all fields in the RECORD DESINVENTAR. Fill in all required fields and try again.</text:p>
          </table:table-cell>
          <table:table-cell office:value-type="string">
            <text:p>Registre todos os campos do FORMULÁRIO DESINVENTAR. Preencha todos os campos requeridos e tente de novo</text:p>
          </table:table-cell>
          <table:table-cell office:value-type="string">
            <text:p>Enregistrez tous les champs de la CARTE DE DONNÉES DÉSINVENTER. Remplissez tous les champs obligatoires et essayez de nouveau</text:p>
          </table:table-cell>
        </table:table-row>
        <table:table-row table:style-name="ro1">
          <table:table-cell office:value-type="string">
            <text:p>di8_causes</text:p>
          </table:table-cell>
          <table:table-cell office:value-type="string">
            <text:p>errchkname</text:p>
          </table:table-cell>
          <table:table-cell office:value-type="string">
            <text:p>Nombre de causa no se puede utilizar porque ya existe</text:p>
          </table:table-cell>
          <table:table-cell office:value-type="string">
            <text:p>Unable to use type of cause name because it already exists.</text:p>
          </table:table-cell>
          <table:table-cell office:value-type="string">
            <text:p>Nome de causa não foi possível utilizar porque já existe</text:p>
          </table:table-cell>
          <table:table-cell office:value-type="string">
            <text:p>Impossibilité d'utiliser le nom de cause car il existe déjà</text:p>
          </table:table-cell>
        </table:table-row>
        <table:table-row table:style-name="ro1">
          <table:table-cell office:value-type="string">
            <text:p>di8_causes</text:p>
          </table:table-cell>
          <table:table-cell office:value-type="string">
            <text:p>errchkstatus</text:p>
          </table:table-cell>
          <table:table-cell office:value-type="string">
            <text:p>Causa no se puede desactivar porque se encuentra asignada</text:p>
          </table:table-cell>
          <table:table-cell office:value-type="string">
            <text:p>Unable to deactivate type of cause because it has been assigned.</text:p>
          </table:table-cell>
          <table:table-cell office:value-type="string">
            <text:p>Causa não foi possível desativar porque está atribuída</text:p>
          </table:table-cell>
          <table:table-cell office:value-type="string">
            <text:p>La cause ne peut pas être désactivée car elle est déjà assignée</text:p>
          </table:table-cell>
        </table:table-row>
        <table:table-row table:style-name="ro1">
          <table:table-cell office:value-type="string">
            <text:p>di8_extraeffects</text:p>
          </table:table-cell>
          <table:table-cell office:value-type="string">
            <text:p>baddoption</text:p>
          </table:table-cell>
          <table:table-cell office:value-type="string">
            <text:p>Adicionar</text:p>
          </table:table-cell>
          <table:table-cell office:value-type="string">
            <text:p>Add</text:p>
          </table:table-cell>
          <table:table-cell office:value-type="string">
            <text:p>Adicionar</text:p>
          </table:table-cell>
          <table:table-cell office:value-type="string">
            <text:p>Ajouter</text:p>
          </table:table-cell>
        </table:table-row>
        <table:table-row table:style-name="ro1">
          <table:table-cell office:value-type="string">
            <text:p>di8_extraeffects</text:p>
          </table:table-cell>
          <table:table-cell office:value-type="string">
            <text:p>bsave</text:p>
          </table:table-cell>
          <table:table-cell office:value-type="string">
            <text:p>Guardar</text:p>
          </table:table-cell>
          <table:table-cell office:value-type="string">
            <text:p>Save</text:p>
          </table:table-cell>
          <table:table-cell office:value-type="string">
            <text:p>Salvar</text:p>
          </table:table-cell>
          <table:table-cell office:value-type="string">
            <text:p>Enregistrer</text:p>
          </table:table-cell>
        </table:table-row>
        <table:table-row table:style-name="ro1">
          <table:table-cell office:value-type="string">
            <text:p>di8_extraeffects</text:p>
          </table:table-cell>
          <table:table-cell office:value-type="string">
            <text:p>bcancel</text:p>
          </table:table-cell>
          <table:table-cell office:value-type="string">
            <text:p>Cancelar</text:p>
          </table:table-cell>
          <table:table-cell office:value-type="string">
            <text:p>Cancel</text:p>
          </table:table-cell>
          <table:table-cell office:value-type="string">
            <text:p>Cancelar</text:p>
          </table:table-cell>
          <table:table-cell office:value-type="string">
            <text:p>Annuler</text:p>
          </table:table-cell>
        </table:table-row>
        <table:table-row table:style-name="ro1">
          <table:table-cell office:value-type="string">
            <text:p>di8_extraeffects</text:p>
          </table:table-cell>
          <table:table-cell office:value-type="string">
            <text:p>terror</text:p>
          </table:table-cell>
          <table:table-cell table:number-columns-repeated="2" office:value-type="string">
            <text:p>Error</text:p>
          </table:table-cell>
          <table:table-cell office:value-type="string">
            <text:p>Erro</text:p>
          </table:table-cell>
          <table:table-cell office:value-type="string">
            <text:p>Erreur</text:p>
          </table:table-cell>
        </table:table-row>
        <table:table-row table:style-name="ro1">
          <table:table-cell office:value-type="string">
            <text:p>di8_extraeffects</text:p>
          </table:table-cell>
          <table:table-cell office:value-type="string">
            <text:p>msgupdeef</text:p>
          </table:table-cell>
          <table:table-cell office:value-type="string">
            <text:p>Campo de efectos actualizado exitosamente</text:p>
          </table:table-cell>
          <table:table-cell office:value-type="string">
            <text:p>Effect field updated successfully!</text:p>
          </table:table-cell>
          <table:table-cell office:value-type="string">
            <text:p>Campo de efeitos atualizado com sucesso!</text:p>
          </table:table-cell>
          <table:table-cell office:value-type="string">
            <text:p>Champ d'effets mis à jour avec succès</text:p>
          </table:table-cell>
        </table:table-row>
        <table:table-row table:style-name="ro1">
          <table:table-cell office:value-type="string">
            <text:p>di8_extraeffects</text:p>
          </table:table-cell>
          <table:table-cell office:value-type="string">
            <text:p>errupdeef</text:p>
          </table:table-cell>
          <table:table-cell office:value-type="string">
            <text:p>No se pudo actualizar el campo de efectos</text:p>
          </table:table-cell>
          <table:table-cell office:value-type="string">
            <text:p>Unable to update effect field</text:p>
          </table:table-cell>
          <table:table-cell office:value-type="string">
            <text:p>Não foi possível atualizar o campo de efeitos</text:p>
          </table:table-cell>
          <table:table-cell office:value-type="string">
            <text:p>Impossibilité de mise à jour du champ d'effets</text:p>
          </table:table-cell>
        </table:table-row>
        <table:table-row table:style-name="ro1">
          <table:table-cell office:value-type="string">
            <text:p>di8_extraeffects</text:p>
          </table:table-cell>
          <table:table-cell office:value-type="string">
            <text:p>errmsgfrmeef</text:p>
          </table:table-cell>
          <table:table-cell office:value-type="string">
            <text:p>EFECTOS: Llene todos los campos requeridos e intente nuevamente.</text:p>
          </table:table-cell>
          <table:table-cell office:value-type="string">
            <text:p>EFFECTS: Fill in all required fields and try again.</text:p>
          </table:table-cell>
          <table:table-cell office:value-type="string">
            <text:p>EFEITOS: Preencha todos os campos requeridos e tente de novo</text:p>
          </table:table-cell>
          <table:table-cell office:value-type="string">
            <text:p>EFFETS: Remplissez tous les champs obligatoires et essayez de nouveau</text:p>
          </table:table-cell>
        </table:table-row>
        <table:table-row table:style-name="ro1">
          <table:table-cell office:value-type="string">
            <text:p>di8_extraeffects</text:p>
          </table:table-cell>
          <table:table-cell office:value-type="string">
            <text:p>typeinteger</text:p>
          </table:table-cell>
          <table:table-cell office:value-type="string">
            <text:p>Numérico</text:p>
          </table:table-cell>
          <table:table-cell office:value-type="string">
            <text:p>Integer</text:p>
          </table:table-cell>
          <table:table-cell office:value-type="string">
            <text:p>Numérico</text:p>
          </table:table-cell>
          <table:table-cell office:value-type="string">
            <text:p>Numérique</text:p>
          </table:table-cell>
        </table:table-row>
        <table:table-row table:style-name="ro1">
          <table:table-cell office:value-type="string">
            <text:p>di8_extraeffects</text:p>
          </table:table-cell>
          <table:table-cell office:value-type="string">
            <text:p>typefloat</text:p>
          </table:table-cell>
          <table:table-cell office:value-type="string">
            <text:p>Moneda</text:p>
          </table:table-cell>
          <table:table-cell office:value-type="string">
            <text:p>Float</text:p>
          </table:table-cell>
          <table:table-cell office:value-type="string">
            <text:p>Moeda</text:p>
          </table:table-cell>
          <table:table-cell office:value-type="string">
            <text:p>Monnaie</text:p>
          </table:table-cell>
        </table:table-row>
        <table:table-row table:style-name="ro1">
          <table:table-cell office:value-type="string">
            <text:p>di8_extraeffects</text:p>
          </table:table-cell>
          <table:table-cell office:value-type="string">
            <text:p>typedate</text:p>
          </table:table-cell>
          <table:table-cell office:value-type="string">
            <text:p>Fecha</text:p>
          </table:table-cell>
          <table:table-cell office:value-type="string">
            <text:p>Date</text:p>
          </table:table-cell>
          <table:table-cell office:value-type="string">
            <text:p>Data</text:p>
          </table:table-cell>
          <table:table-cell office:value-type="string">
            <text:p>Date</text:p>
          </table:table-cell>
        </table:table-row>
        <table:table-row table:style-name="ro1">
          <table:table-cell office:value-type="string">
            <text:p>di8_extraeffects</text:p>
          </table:table-cell>
          <table:table-cell office:value-type="string">
            <text:p>typetext</text:p>
          </table:table-cell>
          <table:table-cell office:value-type="string">
            <text:p>Texto</text:p>
          </table:table-cell>
          <table:table-cell office:value-type="string">
            <text:p>Text</text:p>
          </table:table-cell>
          <table:table-cell office:value-type="string">
            <text:p>Texto</text:p>
          </table:table-cell>
          <table:table-cell office:value-type="string">
            <text:p>Texte</text:p>
          </table:table-cell>
        </table:table-row>
        <table:table-row table:style-name="ro1">
          <table:table-cell office:value-type="string">
            <text:p>di8_import</text:p>
          </table:table-cell>
          <table:table-cell office:value-type="string">
            <text:p>ttitle</text:p>
          </table:table-cell>
          <table:table-cell office:value-type="string">
            <text:p>Archivos CSV de Fichas:</text:p>
          </table:table-cell>
          <table:table-cell table:number-columns-repeated="2" office:value-type="string">
            <text:p>CSV Files</text:p>
          </table:table-cell>
          <table:table-cell office:value-type="string">
            <text:p>Des fichiers CSV</text:p>
          </table:table-cell>
        </table:table-row>
        <table:table-row table:style-name="ro1">
          <table:table-cell office:value-type="string">
            <text:p>di8_import</text:p>
          </table:table-cell>
          <table:table-cell office:value-type="string">
            <text:p>tsuccess</text:p>
          </table:table-cell>
          <table:table-cell office:value-type="string">
            <text:p>Importación exitosa</text:p>
          </table:table-cell>
          <table:table-cell office:value-type="string">
            <text:p>Sucessfull importation</text:p>
          </table:table-cell>
          <table:table-cell office:value-type="string">
            <text:p>Importação bem sucedida</text:p>
          </table:table-cell>
          <table:table-cell office:value-type="string">
            <text:p>Importation réussie</text:p>
          </table:table-cell>
        </table:table-row>
        <table:table-row table:style-name="ro1">
          <table:table-cell office:value-type="string">
            <text:p>di8_import</text:p>
          </table:table-cell>
          <table:table-cell office:value-type="string">
            <text:p>tfail</text:p>
          </table:table-cell>
          <table:table-cell office:value-type="string">
            <text:p>No se realizó la importación</text:p>
          </table:table-cell>
          <table:table-cell office:value-type="string">
            <text:p>Can not import file</text:p>
          </table:table-cell>
          <table:table-cell office:value-type="string">
            <text:p>Não foi realizada a importação</text:p>
          </table:table-cell>
          <table:table-cell office:value-type="string">
            <text:p>L'importation n'a pas été effectuée</text:p>
          </table:table-cell>
        </table:table-row>
        <table:table-row table:style-name="ro1">
          <table:table-cell office:value-type="string">
            <text:p>di8_import</text:p>
          </table:table-cell>
          <table:table-cell office:value-type="string">
            <text:p>tfound1</text:p>
          </table:table-cell>
          <table:table-cell office:value-type="string">
            <text:p>Se encontraron</text:p>
          </table:table-cell>
          <table:table-cell office:value-type="string">
            <text:p>Exist some</text:p>
          </table:table-cell>
          <table:table-cell office:value-type="string">
            <text:p>Foram encontrados</text:p>
          </table:table-cell>
          <table:table-cell office:value-type="string">
            <text:p>Existence</text:p>
          </table:table-cell>
        </table:table-row>
        <table:table-row table:style-name="ro1">
          <table:table-cell office:value-type="string">
            <text:p>di8_import</text:p>
          </table:table-cell>
          <table:table-cell office:value-type="string">
            <text:p>tfound2</text:p>
          </table:table-cell>
          <table:table-cell office:value-type="string">
            <text:p>errores.</text:p>
          </table:table-cell>
          <table:table-cell office:value-type="string">
            <text:p>errors.</text:p>
          </table:table-cell>
          <table:table-cell office:value-type="string">
            <text:p>erros</text:p>
          </table:table-cell>
          <table:table-cell office:value-type="string">
            <text:p>erreurs</text:p>
          </table:table-cell>
        </table:table-row>
        <table:table-row table:style-name="ro1">
          <table:table-cell office:value-type="string">
            <text:p>di8_import</text:p>
          </table:table-cell>
          <table:table-cell office:value-type="string">
            <text:p>tfile</text:p>
          </table:table-cell>
          <table:table-cell office:value-type="string">
            <text:p>Fila</text:p>
          </table:table-cell>
          <table:table-cell office:value-type="string">
            <text:p>Row</text:p>
          </table:table-cell>
          <table:table-cell office:value-type="string">
            <text:p>Fila</text:p>
          </table:table-cell>
          <table:table-cell office:value-type="string">
            <text:p>Rangée</text:p>
          </table:table-cell>
        </table:table-row>
        <table:table-row table:style-name="ro1">
          <table:table-cell office:value-type="string">
            <text:p>di8_import</text:p>
          </table:table-cell>
          <table:table-cell office:value-type="string">
            <text:p>tsend</text:p>
          </table:table-cell>
          <table:table-cell office:value-type="string">
            <text:p>Importar</text:p>
          </table:table-cell>
          <table:table-cell office:value-type="string">
            <text:p>Generate</text:p>
          </table:table-cell>
          <table:table-cell office:value-type="string">
            <text:p>Gerar</text:p>
          </table:table-cell>
          <table:table-cell office:value-type="string">
            <text:p>Génér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title</text:p>
          </table:table-cell>
          <table:table-cell table:number-columns-repeated="4" office:value-type="string">
            <text:p>DesInventar 8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mprint</text:p>
          </table:table-cell>
          <table:table-cell office:value-type="string">
            <text:p>Imprimir</text:p>
          </table:table-cell>
          <table:table-cell office:value-type="string">
            <text:p>Print</text:p>
          </table:table-cell>
          <table:table-cell office:value-type="string">
            <text:p>Imprimir</text:p>
          </table:table-cell>
          <table:table-cell office:value-type="string">
            <text:p>Imprim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mloading</text:p>
          </table:table-cell>
          <table:table-cell office:value-type="string">
            <text:p>Un momento por favor..</text:p>
          </table:table-cell>
          <table:table-cell office:value-type="string">
            <text:p>One moment</text:p>
          </table:table-cell>
          <table:table-cell office:value-type="string">
            <text:p>please.</text:p>
          </table:table-cell>
          <table:table-cell office:value-type="string">
            <text:p>Patientez SVP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bnew</text:p>
          </table:table-cell>
          <table:table-cell office:value-type="string">
            <text:p>Nueva</text:p>
          </table:table-cell>
          <table:table-cell office:value-type="string">
            <text:p>New</text:p>
          </table:table-cell>
          <table:table-cell office:value-type="string">
            <text:p>Nova</text:p>
          </table:table-cell>
          <table:table-cell office:value-type="string">
            <text:p>Nouvelle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newtitle</text:p>
          </table:table-cell>
          <table:table-cell office:value-type="string">
            <text:p>Crear una ficha</text:p>
          </table:table-cell>
          <table:table-cell office:value-type="string">
            <text:p>Create a data card</text:p>
          </table:table-cell>
          <table:table-cell office:value-type="string">
            <text:p>Criar um formulário</text:p>
          </table:table-cell>
          <table:table-cell office:value-type="string">
            <text:p>Créer une carte de donné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newdesc</text:p>
          </table:table-cell>
          <table:table-cell office:value-type="string">
            <text:p>Ingrese un nuevo registro a la base de datos</text:p>
          </table:table-cell>
          <table:table-cell office:value-type="string">
            <text:p>Input a new register into the database</text:p>
          </table:table-cell>
          <table:table-cell office:value-type="string">
            <text:p>Ingresse um novo registro ao banco de dados</text:p>
          </table:table-cell>
          <table:table-cell office:value-type="string">
            <text:p>Introduire un nouveau registre dans la base de données 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bupdate</text:p>
          </table:table-cell>
          <table:table-cell office:value-type="string">
            <text:p>Editar</text:p>
          </table:table-cell>
          <table:table-cell office:value-type="string">
            <text:p>Edit</text:p>
          </table:table-cell>
          <table:table-cell office:value-type="string">
            <text:p>Atualizar</text:p>
          </table:table-cell>
          <table:table-cell office:value-type="string">
            <text:p>Édit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updtitle</text:p>
          </table:table-cell>
          <table:table-cell office:value-type="string">
            <text:p>Editar una ficha</text:p>
          </table:table-cell>
          <table:table-cell office:value-type="string">
            <text:p>Edit a data card</text:p>
          </table:table-cell>
          <table:table-cell office:value-type="string">
            <text:p>Editar um formulário</text:p>
          </table:table-cell>
          <table:table-cell office:value-type="string">
            <text:p>Éditer une carte de donné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upddesc</text:p>
          </table:table-cell>
          <table:table-cell office:value-type="string">
            <text:p>Edite un registro ya existente en la base de datos</text:p>
          </table:table-cell>
          <table:table-cell office:value-type="string">
            <text:p>Edit an existing record in the database</text:p>
          </table:table-cell>
          <table:table-cell office:value-type="string">
            <text:p>Edite um registro já existente no banco de dados</text:p>
          </table:table-cell>
          <table:table-cell office:value-type="string">
            <text:p>Éditer un registre déjà existant dans la base de donné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bsave</text:p>
          </table:table-cell>
          <table:table-cell office:value-type="string">
            <text:p>Guardar</text:p>
          </table:table-cell>
          <table:table-cell office:value-type="string">
            <text:p>Save</text:p>
          </table:table-cell>
          <table:table-cell office:value-type="string">
            <text:p>Salvar</text:p>
          </table:table-cell>
          <table:table-cell office:value-type="string">
            <text:p>Enregistr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savtitle</text:p>
          </table:table-cell>
          <table:table-cell office:value-type="string">
            <text:p>Guardar la ficha</text:p>
          </table:table-cell>
          <table:table-cell office:value-type="string">
            <text:p>Save data card</text:p>
          </table:table-cell>
          <table:table-cell office:value-type="string">
            <text:p>Salvar o formulário</text:p>
          </table:table-cell>
          <table:table-cell office:value-type="string">
            <text:p>Enregistrer la carte de donné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savdesc</text:p>
          </table:table-cell>
          <table:table-cell office:value-type="string">
            <text:p>Guarde un registro en la base de datos</text:p>
          </table:table-cell>
          <table:table-cell office:value-type="string">
            <text:p>recuerde incluir los campos obligatorios</text:p>
          </table:table-cell>
          <table:table-cell office:value-type="string">
            <text:p>Save register in the database. Remember to include all obligatory fields.</text:p>
          </table:table-cell>
          <table:table-cell office:value-type="string">
            <text:p>recuerde incluir los campos obligatorio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bcancel</text:p>
          </table:table-cell>
          <table:table-cell office:value-type="string">
            <text:p>Cancelar</text:p>
          </table:table-cell>
          <table:table-cell office:value-type="string">
            <text:p>Cancel</text:p>
          </table:table-cell>
          <table:table-cell office:value-type="string">
            <text:p>Cancelar</text:p>
          </table:table-cell>
          <table:table-cell office:value-type="string">
            <text:p>Annul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cantitle</text:p>
          </table:table-cell>
          <table:table-cell office:value-type="string">
            <text:p>Abandonar la ficha</text:p>
          </table:table-cell>
          <table:table-cell office:value-type="string">
            <text:p>Discard data card</text:p>
          </table:table-cell>
          <table:table-cell office:value-type="string">
            <text:p>Abandonar o formulário</text:p>
          </table:table-cell>
          <table:table-cell office:value-type="string">
            <text:p>Abandonner la carte de donné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candesc</text:p>
          </table:table-cell>
          <table:table-cell office:value-type="string">
            <text:p>Abandone la actual ficha</text:p>
          </table:table-cell>
          <table:table-cell office:value-type="string">
            <text:p>no se guardará ni modificará la información.</text:p>
          </table:table-cell>
          <table:table-cell office:value-type="string">
            <text:p>Discard current record. Information will not be saved or modified.</text:p>
          </table:table-cell>
          <table:table-cell office:value-type="string">
            <text:p>no se guardará ni modificará la información.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bclean</text:p>
          </table:table-cell>
          <table:table-cell office:value-type="string">
            <text:p>Limpiar</text:p>
          </table:table-cell>
          <table:table-cell office:value-type="string">
            <text:p>Clear</text:p>
          </table:table-cell>
          <table:table-cell office:value-type="string">
            <text:p>Limpar</text:p>
          </table:table-cell>
          <table:table-cell office:value-type="string">
            <text:p>Effac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clntitle</text:p>
          </table:table-cell>
          <table:table-cell office:value-type="string">
            <text:p>Limpiar la ficha</text:p>
          </table:table-cell>
          <table:table-cell office:value-type="string">
            <text:p>Clear data card</text:p>
          </table:table-cell>
          <table:table-cell office:value-type="string">
            <text:p>Limpar o formulário</text:p>
          </table:table-cell>
          <table:table-cell office:value-type="string">
            <text:p>Nettoyer la carte de donné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clndesc</text:p>
          </table:table-cell>
          <table:table-cell office:value-type="string">
            <text:p>Limpia la actual ficha</text:p>
          </table:table-cell>
          <table:table-cell office:value-type="string">
            <text:p>la información será borrada de la actual forma</text:p>
          </table:table-cell>
          <table:table-cell office:value-type="string">
            <text:p>Clear current record</text:p>
          </table:table-cell>
          <table:table-cell office:value-type="string">
            <text:p>la información será borrada de la actual forma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bexpsearch</text:p>
          </table:table-cell>
          <table:table-cell office:value-type="string">
            <text:p>Buscar</text:p>
          </table:table-cell>
          <table:table-cell office:value-type="string">
            <text:p>Search</text:p>
          </table:table-cell>
          <table:table-cell office:value-type="string">
            <text:p>Buscar</text:p>
          </table:table-cell>
          <table:table-cell office:value-type="string">
            <text:p>Cherch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exptitle</text:p>
          </table:table-cell>
          <table:table-cell office:value-type="string">
            <text:p>Buscar fichas</text:p>
          </table:table-cell>
          <table:table-cell office:value-type="string">
            <text:p>Search data card</text:p>
          </table:table-cell>
          <table:table-cell office:value-type="string">
            <text:p>Buscar formulários</text:p>
          </table:table-cell>
          <table:table-cell office:value-type="string">
            <text:p>Chercher des cartes de donné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expdesc</text:p>
          </table:table-cell>
          <table:table-cell office:value-type="string">
            <text:p>escriba el serial de la ficha que desea visualizar</text:p>
          </table:table-cell>
          <table:table-cell office:value-type="string">
            <text:p>Find datacard using a serial</text:p>
          </table:table-cell>
          <table:table-cell office:value-type="string">
            <text:p>Buscar utilizando múltiplos critérios</text:p>
          </table:table-cell>
          <table:table-cell office:value-type="string">
            <text:p>Écrivez le numéro de série de la carte de données que vous souhaitez affich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bfirst</text:p>
          </table:table-cell>
          <table:table-cell office:value-type="string">
            <text:p>Primera</text:p>
          </table:table-cell>
          <table:table-cell office:value-type="string">
            <text:p>First</text:p>
          </table:table-cell>
          <table:table-cell office:value-type="string">
            <text:p>First*</text:p>
          </table:table-cell>
          <table:table-cell office:value-type="string">
            <text:p>Première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bprev</text:p>
          </table:table-cell>
          <table:table-cell office:value-type="string">
            <text:p>Anterior</text:p>
          </table:table-cell>
          <table:table-cell office:value-type="string">
            <text:p>Previous</text:p>
          </table:table-cell>
          <table:table-cell office:value-type="string">
            <text:p>Previous*</text:p>
          </table:table-cell>
          <table:table-cell office:value-type="string">
            <text:p>Précédente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bnext</text:p>
          </table:table-cell>
          <table:table-cell office:value-type="string">
            <text:p>Siguiente</text:p>
          </table:table-cell>
          <table:table-cell office:value-type="string">
            <text:p>Next</text:p>
          </table:table-cell>
          <table:table-cell office:value-type="string">
            <text:p>Next*</text:p>
          </table:table-cell>
          <table:table-cell office:value-type="string">
            <text:p>Suivante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blast</text:p>
          </table:table-cell>
          <table:table-cell office:value-type="string">
            <text:p>Última</text:p>
          </table:table-cell>
          <table:table-cell office:value-type="string">
            <text:p>Last</text:p>
          </table:table-cell>
          <table:table-cell office:value-type="string">
            <text:p>Last*</text:p>
          </table:table-cell>
          <table:table-cell office:value-type="string">
            <text:p>Dernière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total</text:p>
          </table:table-cell>
          <table:table-cell table:number-columns-repeated="4" office:value-type="string">
            <text:p>Total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help</text:p>
          </table:table-cell>
          <table:table-cell office:value-type="string">
            <text:p>Definición</text:p>
          </table:table-cell>
          <table:table-cell office:value-type="string">
            <text:p>Definition</text:p>
          </table:table-cell>
          <table:table-cell office:value-type="string">
            <text:p>Definição</text:p>
          </table:table-cell>
          <table:table-cell office:value-type="string">
            <text:p>Définition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didescinfo</text:p>
          </table:table-cell>
          <table:table-cell office:value-type="string">
            <text:p>De click en el título deseado para ver la descripción de dicho elemento</text:p>
          </table:table-cell>
          <table:table-cell office:value-type="string">
            <text:p>Click on the title to see a description of the element</text:p>
          </table:table-cell>
          <table:table-cell office:value-type="string">
            <text:p>Selecione o título desejado para ver a descrição</text:p>
          </table:table-cell>
          <table:table-cell office:value-type="string">
            <text:p>Cliquez sur le titre souhaité pour voir la description de cet élément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mgeography</text:p>
          </table:table-cell>
          <table:table-cell office:value-type="string">
            <text:p>Geografía</text:p>
          </table:table-cell>
          <table:table-cell office:value-type="string">
            <text:p>Geographic units</text:p>
          </table:table-cell>
          <table:table-cell office:value-type="string">
            <text:p>Unidades Geográficas</text:p>
          </table:table-cell>
          <table:table-cell office:value-type="string">
            <text:p>Unités Géographiqu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mevents</text:p>
          </table:table-cell>
          <table:table-cell office:value-type="string">
            <text:p>Tipo de eventos</text:p>
          </table:table-cell>
          <table:table-cell office:value-type="string">
            <text:p>Types of events</text:p>
          </table:table-cell>
          <table:table-cell office:value-type="string">
            <text:p>Tipos de eventos</text:p>
          </table:table-cell>
          <table:table-cell office:value-type="string">
            <text:p>Types d'évènement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mcauses</text:p>
          </table:table-cell>
          <table:table-cell office:value-type="string">
            <text:p>Tipo de causas</text:p>
          </table:table-cell>
          <table:table-cell office:value-type="string">
            <text:p>Types of causes</text:p>
          </table:table-cell>
          <table:table-cell office:value-type="string">
            <text:p>Tipos de causas</text:p>
          </table:table-cell>
          <table:table-cell office:value-type="string">
            <text:p>Types de caus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baseffects</text:p>
          </table:table-cell>
          <table:table-cell office:value-type="string">
            <text:p>Efectos básicos</text:p>
          </table:table-cell>
          <table:table-cell office:value-type="string">
            <text:p>Basic effects</text:p>
          </table:table-cell>
          <table:table-cell office:value-type="string">
            <text:p>Efeitos básicos</text:p>
          </table:table-cell>
          <table:table-cell office:value-type="string">
            <text:p>Effets basiqu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extraeffect</text:p>
          </table:table-cell>
          <table:table-cell office:value-type="string">
            <text:p>Efectos adicionales</text:p>
          </table:table-cell>
          <table:table-cell office:value-type="string">
            <text:p>Additional effects</text:p>
          </table:table-cell>
          <table:table-cell office:value-type="string">
            <text:p>Efeitos adicionais</text:p>
          </table:table-cell>
          <table:table-cell office:value-type="string">
            <text:p>Effets additionnel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effects</text:p>
          </table:table-cell>
          <table:table-cell office:value-type="string">
            <text:p>Personas y bienes</text:p>
          </table:table-cell>
          <table:table-cell office:value-type="string">
            <text:p>Persons and Property</text:p>
          </table:table-cell>
          <table:table-cell office:value-type="string">
            <text:p>Pessoas e bens</text:p>
          </table:table-cell>
          <table:table-cell office:value-type="string">
            <text:p>Personnes et bien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sectors</text:p>
          </table:table-cell>
          <table:table-cell office:value-type="string">
            <text:p>Sectores</text:p>
          </table:table-cell>
          <table:table-cell office:value-type="string">
            <text:p>Affected sectors</text:p>
          </table:table-cell>
          <table:table-cell office:value-type="string">
            <text:p>Setores</text:p>
          </table:table-cell>
          <table:table-cell office:value-type="string">
            <text:p>Secteur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losses</text:p>
          </table:table-cell>
          <table:table-cell office:value-type="string">
            <text:p>Pérdidas económicas</text:p>
          </table:table-cell>
          <table:table-cell office:value-type="string">
            <text:p>Economic Losses</text:p>
          </table:table-cell>
          <table:table-cell office:value-type="string">
            <text:p>As perdas econômicas</text:p>
          </table:table-cell>
          <table:table-cell office:value-type="string">
            <text:p>Pertes économiqu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createdate</text:p>
          </table:table-cell>
          <table:table-cell office:value-type="string">
            <text:p>Creada:</text:p>
          </table:table-cell>
          <table:table-cell office:value-type="string">
            <text:p>Created:</text:p>
          </table:table-cell>
          <table:table-cell office:value-type="string">
            <text:p>Criada:</text:p>
          </table:table-cell>
          <table:table-cell office:value-type="string">
            <text:p>Créée: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createby</text:p>
          </table:table-cell>
          <table:table-cell office:value-type="string">
            <text:p>Por:</text:p>
          </table:table-cell>
          <table:table-cell office:value-type="string">
            <text:p>By:</text:p>
          </table:table-cell>
          <table:table-cell office:value-type="string">
            <text:p>Por:</text:p>
          </table:table-cell>
          <table:table-cell office:value-type="string">
            <text:p>Par: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createupdate</text:p>
          </table:table-cell>
          <table:table-cell office:value-type="string">
            <text:p>Modificada:</text:p>
          </table:table-cell>
          <table:table-cell office:value-type="string">
            <text:p>Modified:</text:p>
          </table:table-cell>
          <table:table-cell office:value-type="string">
            <text:p>Modificada:</text:p>
          </table:table-cell>
          <table:table-cell office:value-type="string">
            <text:p>Modifiée: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status</text:p>
          </table:table-cell>
          <table:table-cell office:value-type="string">
            <text:p>Estado</text:p>
          </table:table-cell>
          <table:table-cell office:value-type="string">
            <text:p>Status</text:p>
          </table:table-cell>
          <table:table-cell office:value-type="string">
            <text:p>Estado</text:p>
          </table:table-cell>
          <table:table-cell office:value-type="string">
            <text:p>État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send</text:p>
          </table:table-cell>
          <table:table-cell office:value-type="string">
            <text:p>Buscar</text:p>
          </table:table-cell>
          <table:table-cell office:value-type="string">
            <text:p>Generate</text:p>
          </table:table-cell>
          <table:table-cell office:value-type="string">
            <text:p>Gerar</text:p>
          </table:table-cell>
          <table:table-cell office:value-type="string">
            <text:p>Génér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clean</text:p>
          </table:table-cell>
          <table:table-cell office:value-type="string">
            <text:p>Limpiar</text:p>
          </table:table-cell>
          <table:table-cell office:value-type="string">
            <text:p>Clean</text:p>
          </table:table-cell>
          <table:table-cell office:value-type="string">
            <text:p>Limpar</text:p>
          </table:table-cell>
          <table:table-cell office:value-type="string">
            <text:p>Nettoy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close</text:p>
          </table:table-cell>
          <table:table-cell office:value-type="string">
            <text:p>Cerrar</text:p>
          </table:table-cell>
          <table:table-cell office:value-type="string">
            <text:p>Close</text:p>
          </table:table-cell>
          <table:table-cell office:value-type="string">
            <text:p>Fechar</text:p>
          </table:table-cell>
          <table:table-cell office:value-type="string">
            <text:p>Ferm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since</text:p>
          </table:table-cell>
          <table:table-cell office:value-type="string">
            <text:p>Desde</text:p>
          </table:table-cell>
          <table:table-cell office:value-type="string">
            <text:p>Since</text:p>
          </table:table-cell>
          <table:table-cell office:value-type="string">
            <text:p>Desde</text:p>
          </table:table-cell>
          <table:table-cell office:value-type="string">
            <text:p>Depui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until</text:p>
          </table:table-cell>
          <table:table-cell office:value-type="string">
            <text:p>Hasta</text:p>
          </table:table-cell>
          <table:table-cell office:value-type="string">
            <text:p>Until</text:p>
          </table:table-cell>
          <table:table-cell office:value-type="string">
            <text:p>Até</text:p>
          </table:table-cell>
          <table:table-cell office:value-type="string">
            <text:p>Jusqu'à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queryresults</text:p>
          </table:table-cell>
          <table:table-cell office:value-type="string">
            <text:p>Resultados</text:p>
          </table:table-cell>
          <table:table-cell office:value-type="string">
            <text:p>Results</text:p>
          </table:table-cell>
          <table:table-cell office:value-type="string">
            <text:p>Resultados</text:p>
          </table:table-cell>
          <table:table-cell office:value-type="string">
            <text:p>Résultat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queryshowcard</text:p>
          </table:table-cell>
          <table:table-cell office:value-type="string">
            <text:p>Ver ficha</text:p>
          </table:table-cell>
          <table:table-cell office:value-type="string">
            <text:p>See data card</text:p>
          </table:table-cell>
          <table:table-cell office:value-type="string">
            <text:p>Ver formulário</text:p>
          </table:table-cell>
          <table:table-cell office:value-type="string">
            <text:p>Voir carte de donné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checkquit</text:p>
          </table:table-cell>
          <table:table-cell office:value-type="string">
            <text:p>¿Realmente desea salir de DesInventar?</text:p>
          </table:table-cell>
          <table:table-cell office:value-type="string">
            <text:p>Are you sure you want to quit DesInventar?</text:p>
          </table:table-cell>
          <table:table-cell office:value-type="string">
            <text:p>Realmente deseja sair de DesInventar?</text:p>
          </table:table-cell>
          <table:table-cell office:value-type="string">
            <text:p>Voulez-vous réellement quitter DésInventer?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msgeditcard</text:p>
          </table:table-cell>
          <table:table-cell office:value-type="string">
            <text:p>Para editar esta ficha presione Actualizar</text:p>
          </table:table-cell>
          <table:table-cell office:value-type="string">
            <text:p>To edit this record</text:p>
          </table:table-cell>
          <table:table-cell office:value-type="string">
            <text:p>select Update</text:p>
          </table:table-cell>
          <table:table-cell office:value-type="string">
            <text:p>Pour éditer cette carte de donné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msgnewcard</text:p>
          </table:table-cell>
          <table:table-cell office:value-type="string">
            <text:p>Presione Nueva para ingresar una ficha</text:p>
          </table:table-cell>
          <table:table-cell office:value-type="string">
            <text:p>Select New to enter a record</text:p>
          </table:table-cell>
          <table:table-cell office:value-type="string">
            <text:p>Selecione Nova para ingressar um formulário</text:p>
          </table:table-cell>
          <table:table-cell office:value-type="string">
            <text:p>Appuyer sur Nouveau pour introduire une carte de donné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msgsearchdup</text:p>
          </table:table-cell>
          <table:table-cell office:value-type="string">
            <text:p>Ingrese las palabras para ubicar fichas existentes</text:p>
          </table:table-cell>
          <table:table-cell office:value-type="string">
            <text:p>Type in words to search existing records</text:p>
          </table:table-cell>
          <table:table-cell office:value-type="string">
            <text:p>Ingresse as palavras para localizar formulários existentes</text:p>
          </table:table-cell>
          <table:table-cell office:value-type="string">
            <text:p>Introduisez les mots pour localiser des cartes de données déjà existant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msgsearchcards</text:p>
          </table:table-cell>
          <table:table-cell office:value-type="string">
            <text:p>Ingrese las palabras para realizar la búsqueda</text:p>
          </table:table-cell>
          <table:table-cell office:value-type="string">
            <text:p>Type in words to define your search</text:p>
          </table:table-cell>
          <table:table-cell office:value-type="string">
            <text:p>Ingresse as palavras para realizar a busca</text:p>
          </table:table-cell>
          <table:table-cell office:value-type="string">
            <text:p>Introduisez les mots pour effectuer la recherche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msgnewcardfill</text:p>
          </table:table-cell>
          <table:table-cell office:value-type="string">
            <text:p>Llene los campos y presione Listo para guardar</text:p>
          </table:table-cell>
          <table:table-cell office:value-type="string">
            <text:p>Fill in fields and select Ready to save.</text:p>
          </table:table-cell>
          <table:table-cell office:value-type="string">
            <text:p>Preencha os campos e selecione Pronto para Salvar</text:p>
          </table:table-cell>
          <table:table-cell office:value-type="string">
            <text:p>Remplissez les champs et appuyez sur Prêt pour enregistr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msgeditcardfill</text:p>
          </table:table-cell>
          <table:table-cell office:value-type="string">
            <text:p>Edite los campos y presione Listo para guardar</text:p>
          </table:table-cell>
          <table:table-cell office:value-type="string">
            <text:p>Edit fields and select Ready to save</text:p>
          </table:table-cell>
          <table:table-cell office:value-type="string">
            <text:p>Edite os campos e selecione Pronto para Salvar</text:p>
          </table:table-cell>
          <table:table-cell office:value-type="string">
            <text:p>Éditez les champs et appuyer sur Prêt pour enregistr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msgviewcard</text:p>
          </table:table-cell>
          <table:table-cell office:value-type="string">
            <text:p>De click en la fila que desee visualizar</text:p>
          </table:table-cell>
          <table:table-cell office:value-type="string">
            <text:p>Click on the row you wish to see</text:p>
          </table:table-cell>
          <table:table-cell office:value-type="string">
            <text:p>Selecione a fila de deseje visualizar</text:p>
          </table:table-cell>
          <table:table-cell office:value-type="string">
            <text:p>Cliquez sur la rangée que vous voulez affich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errmsgfrm</text:p>
          </table:table-cell>
          <table:table-cell office:value-type="string">
            <text:p>Registre todos los campos de la FICHA DESINVENTAR. Llene todos los campos requeridos e intente nuevamente.</text:p>
          </table:table-cell>
          <table:table-cell office:value-type="string">
            <text:p>Register all fields in the RECORD DESINVENTAR. Fill in all required fields and try again.</text:p>
          </table:table-cell>
          <table:table-cell office:value-type="string">
            <text:p>Registre todos os campos do FORMULÁRIO DESINVENTAR. Preencha todos os campos requeridos e tente de novo</text:p>
          </table:table-cell>
          <table:table-cell office:value-type="string">
            <text:p>Enregistrez tous les champs de la CARTE DE DONNÉES DÉSINVENTER. Remplissez tous les champs obligatoires et essayez de nouveau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statpublished</text:p>
          </table:table-cell>
          <table:table-cell office:value-type="string">
            <text:p>Publicada</text:p>
          </table:table-cell>
          <table:table-cell office:value-type="string">
            <text:p>Published</text:p>
          </table:table-cell>
          <table:table-cell office:value-type="string">
            <text:p>Publicada</text:p>
          </table:table-cell>
          <table:table-cell office:value-type="string">
            <text:p>Publiée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statready</text:p>
          </table:table-cell>
          <table:table-cell office:value-type="string">
            <text:p>Por aprobar</text:p>
          </table:table-cell>
          <table:table-cell office:value-type="string">
            <text:p>Pending approval</text:p>
          </table:table-cell>
          <table:table-cell office:value-type="string">
            <text:p>Por aprovar</text:p>
          </table:table-cell>
          <table:table-cell office:value-type="string">
            <text:p>En cours d'approbation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statdraft</text:p>
          </table:table-cell>
          <table:table-cell office:value-type="string">
            <text:p>Borrador</text:p>
          </table:table-cell>
          <table:table-cell office:value-type="string">
            <text:p>Draft</text:p>
          </table:table-cell>
          <table:table-cell office:value-type="string">
            <text:p>Rascunho</text:p>
          </table:table-cell>
          <table:table-cell office:value-type="string">
            <text:p>Projet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statrash</text:p>
          </table:table-cell>
          <table:table-cell office:value-type="string">
            <text:p>Para eliminar</text:p>
          </table:table-cell>
          <table:table-cell office:value-type="string">
            <text:p>Pending deletion</text:p>
          </table:table-cell>
          <table:table-cell office:value-type="string">
            <text:p>Para eliminar</text:p>
          </table:table-cell>
          <table:table-cell office:value-type="string">
            <text:p>À élimin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statdeleted</text:p>
          </table:table-cell>
          <table:table-cell office:value-type="string">
            <text:p>Eliminar!</text:p>
          </table:table-cell>
          <table:table-cell office:value-type="string">
            <text:p>Delete!</text:p>
          </table:table-cell>
          <table:table-cell office:value-type="string">
            <text:p>Eliminar!</text:p>
          </table:table-cell>
          <table:table-cell office:value-type="string">
            <text:p>Éliminer!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dcerror</text:p>
          </table:table-cell>
          <table:table-cell office:value-type="string">
            <text:p>La ficha no fue guardada</text:p>
          </table:table-cell>
          <table:table-cell office:value-type="string">
            <text:p>Data card was not saved</text:p>
          </table:table-cell>
          <table:table-cell office:value-type="string">
            <text:p>O formulário não foi salvo</text:p>
          </table:table-cell>
          <table:table-cell office:value-type="string">
            <text:p>La carte de données n'a pas été enregistrée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disererr</text:p>
          </table:table-cell>
          <table:table-cell office:value-type="string">
            <text:p>Serial inválido (asignado o incorrecto)</text:p>
          </table:table-cell>
          <table:table-cell office:value-type="string">
            <text:p>No valid serial (assigned o incorrect)</text:p>
          </table:table-cell>
          <table:table-cell office:value-type="string">
            <text:p>Serial inválido (atribuído ou incorreto)</text:p>
          </table:table-cell>
          <table:table-cell office:value-type="string">
            <text:p>Numéro de série non valable (assigné ou incorrect)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diserok</text:p>
          </table:table-cell>
          <table:table-cell office:value-type="string">
            <text:p>Serial válido</text:p>
          </table:table-cell>
          <table:table-cell office:value-type="string">
            <text:p>Valid serial</text:p>
          </table:table-cell>
          <table:table-cell office:value-type="string">
            <text:p>Serial válido</text:p>
          </table:table-cell>
          <table:table-cell office:value-type="string">
            <text:p>Numéro de série valable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dccreated</text:p>
          </table:table-cell>
          <table:table-cell office:value-type="string">
            <text:p>Ficha creada exitosamente</text:p>
          </table:table-cell>
          <table:table-cell office:value-type="string">
            <text:p>Data card created sucessfully</text:p>
          </table:table-cell>
          <table:table-cell office:value-type="string">
            <text:p>Formulário criado com sucesso!</text:p>
          </table:table-cell>
          <table:table-cell office:value-type="string">
            <text:p>Carte de données créée avec succè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dcupdated</text:p>
          </table:table-cell>
          <table:table-cell office:value-type="string">
            <text:p>Ficha actualizada exitosamente</text:p>
          </table:table-cell>
          <table:table-cell office:value-type="string">
            <text:p>Data card updated sucessfully</text:p>
          </table:table-cell>
          <table:table-cell office:value-type="string">
            <text:p>Formulário atualizado com sucesso!</text:p>
          </table:table-cell>
          <table:table-cell office:value-type="string">
            <text:p>Carte de données mise à jour avec succè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dconuse</text:p>
          </table:table-cell>
          <table:table-cell office:value-type="string">
            <text:p>La ficha está siendo editada por otro usuario</text:p>
          </table:table-cell>
          <table:table-cell office:value-type="string">
            <text:p>por favor intente despues..</text:p>
          </table:table-cell>
          <table:table-cell office:value-type="string">
            <text:p>Data card is been edited by other user</text:p>
          </table:table-cell>
          <table:table-cell office:value-type="string">
            <text:p>por favor intente despues..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effhav</text:p>
          </table:table-cell>
          <table:table-cell office:value-type="string">
            <text:p>Hubo</text:p>
          </table:table-cell>
          <table:table-cell office:value-type="string">
            <text:p>There were</text:p>
          </table:table-cell>
          <table:table-cell office:value-type="string">
            <text:p>Houve</text:p>
          </table:table-cell>
          <table:table-cell office:value-type="string">
            <text:p>Il y en a eu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effhavnot</text:p>
          </table:table-cell>
          <table:table-cell office:value-type="string">
            <text:p>No hubo</text:p>
          </table:table-cell>
          <table:table-cell office:value-type="string">
            <text:p>There weren't any</text:p>
          </table:table-cell>
          <table:table-cell office:value-type="string">
            <text:p>Não houve</text:p>
          </table:table-cell>
          <table:table-cell office:value-type="string">
            <text:p>Il n'y en a pas eu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effdontknow</text:p>
          </table:table-cell>
          <table:table-cell office:value-type="string">
            <text:p>No sabe</text:p>
          </table:table-cell>
          <table:table-cell office:value-type="string">
            <text:p>Don't know</text:p>
          </table:table-cell>
          <table:table-cell office:value-type="string">
            <text:p>Não sabe</text:p>
          </table:table-cell>
          <table:table-cell office:value-type="string">
            <text:p>Ne sait pa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msgDatacardDuplicatedSerial</text:p>
          </table:table-cell>
          <table:table-cell office:value-type="string">
            <text:p>Serial no es único. La ficha no se ha guardado.</text:p>
          </table:table-cell>
          <table:table-cell office:value-type="string">
            <text:p>Serial number is not unique. Datacard has not been saved.</text:p>
          </table:table-cell>
          <table:table-cell office:value-type="string">
            <text:p>Numéro de série n'est pas unique. Dossier n'a pas été enregistré.</text:p>
          </table:table-cell>
          <table:table-cell office:value-type="string">
            <text:p>O número de série não é exclusivo. registro não foi salvo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msgDatacardInvalidStatus</text:p>
          </table:table-cell>
          <table:table-cell office:value-type="string">
            <text:p>No puede guardar ficha con este estado.</text:p>
          </table:table-cell>
          <table:table-cell office:value-type="string">
            <text:p>Cannot save datacard with this status.</text:p>
          </table:table-cell>
          <table:table-cell office:value-type="string">
            <text:p>Não é possível salvar datacard com este estatuto</text:p>
          </table:table-cell>
          <table:table-cell office:value-type="string">
            <text:p>Impossible d'enregister carte de données avec ce statut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msgDatacardInvalidGeography</text:p>
          </table:table-cell>
          <table:table-cell office:value-type="string">
            <text:p>No ha seleccionado Geografía</text:p>
          </table:table-cell>
          <table:table-cell office:value-type="string">
            <text:p>Geography has not been selected</text:p>
          </table:table-cell>
          <table:table-cell office:value-type="string">
            <text:p>Geografia não foi selecionado</text:p>
          </table:table-cell>
          <table:table-cell office:value-type="string">
            <text:p>Géographie n'a pas été sélectionné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msgDatacardNotFound</text:p>
          </table:table-cell>
          <table:table-cell office:value-type="string">
            <text:p>La ficha deseada no existe</text:p>
          </table:table-cell>
          <table:table-cell office:value-type="string">
            <text:p>Datacard request not exists</text:p>
          </table:table-cell>
          <table:table-cell office:value-type="string">
            <text:p>Datacard request not exists*</text:p>
          </table:table-cell>
          <table:table-cell office:value-type="string">
            <text:p>La carte de données recherchée n'existe pa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msgDatacardFound</text:p>
          </table:table-cell>
          <table:table-cell office:value-type="string">
            <text:p>Ficha encontrada y cargada</text:p>
          </table:table-cell>
          <table:table-cell office:value-type="string">
            <text:p>Datacard found and loaded</text:p>
          </table:table-cell>
          <table:table-cell office:value-type="string">
            <text:p>Registro encontrado e carregado</text:p>
          </table:table-cell>
          <table:table-cell office:value-type="string">
            <text:p>Record trouvé et chargé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welcome</text:p>
          </table:table-cell>
          <table:table-cell office:value-type="string">
            <text:p>Bienvenido</text:p>
          </table:table-cell>
          <table:table-cell office:value-type="string">
            <text:p>Welcome</text:p>
          </table:table-cell>
          <table:table-cell office:value-type="string">
            <text:p>Welcome*</text:p>
          </table:table-cell>
          <table:table-cell office:value-type="string">
            <text:p>Bienvenu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dititle</text:p>
          </table:table-cell>
          <table:table-cell office:value-type="string">
            <text:p>Sistema de inventario de efectos de desastres</text:p>
          </table:table-cell>
          <table:table-cell office:value-type="string">
            <text:p>Inventory system of the effects of disasters</text:p>
          </table:table-cell>
          <table:table-cell office:value-type="string">
            <text:p>Sistema de inventário de efeitos de desastres</text:p>
          </table:table-cell>
          <table:table-cell office:value-type="string">
            <text:p>Système d'inventaire d'effets de désastr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hlostconn</text:p>
          </table:table-cell>
          <table:table-cell office:value-type="string">
            <text:p>Comunicación fallida: Verifique su conexión a Internet</text:p>
          </table:table-cell>
          <table:table-cell office:value-type="string">
            <text:p>Failed communication. Check your internet connection.</text:p>
          </table:table-cell>
          <table:table-cell office:value-type="string">
            <text:p>Comunicação falida: Verifique sua conexão à Internet</text:p>
          </table:table-cell>
          <table:table-cell office:value-type="string">
            <text:p>Communication défaillante: Vérifiez la connexion Internet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dbnotavail</text:p>
          </table:table-cell>
          <table:table-cell office:value-type="string">
            <text:p>No hay bases de datos disponibles por el momento</text:p>
          </table:table-cell>
          <table:table-cell office:value-type="string">
            <text:p>There are no databases available at the moment.</text:p>
          </table:table-cell>
          <table:table-cell office:value-type="string">
            <text:p>Não há bancos de dados disponíveis no momento</text:p>
          </table:table-cell>
          <table:table-cell office:value-type="string">
            <text:p>Il n'y a pas de bases de données disponibles pour l'instant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moreinfo</text:p>
          </table:table-cell>
          <table:table-cell office:value-type="string">
            <text:p>Mas información</text:p>
          </table:table-cell>
          <table:table-cell office:value-type="string">
            <text:p>More information</text:p>
          </table:table-cell>
          <table:table-cell office:value-type="string">
            <text:p>Mais informação</text:p>
          </table:table-cell>
          <table:table-cell office:value-type="string">
            <text:p>Plus d'informatio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lerdiwin</text:p>
          </table:table-cell>
          <table:table-cell office:value-type="string">
            <text:p>DesInventar está en uso. ¿Está seguro que desea salir?</text:p>
          </table:table-cell>
          <table:table-cell office:value-type="string">
            <text:p>DesInventar is being used. Are you sure you want to quit?</text:p>
          </table:table-cell>
          <table:table-cell office:value-type="string">
            <text:p>DesInventar está sendo usado. Tem certeza que deseja sair?</text:p>
          </table:table-cell>
          <table:table-cell office:value-type="string">
            <text:p>DésInventer est en usage. Voulez-vous vraiment quitter?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startpage</text:p>
          </table:table-cell>
          <table:table-cell office:value-type="string">
            <text:p>Inicio</text:p>
          </table:table-cell>
          <table:table-cell office:value-type="string">
            <text:p>Home</text:p>
          </table:table-cell>
          <table:table-cell office:value-type="string">
            <text:p>Início</text:p>
          </table:table-cell>
          <table:table-cell office:value-type="string">
            <text:p>Accueil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copyright</text:p>
          </table:table-cell>
          <table:table-cell table:number-columns-repeated="3" office:value-type="string">
            <text:p>(c) 1998-2010 Corporación OSSO - Colombia</text:p>
          </table:table-cell>
          <table:table-cell office:value-type="string">
            <text:p>(c) 1998-2102 Corporación OSSO - Colombi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labelsoftwareversion</text:p>
          </table:table-cell>
          <table:table-cell office:value-type="string">
            <text:p>Versión de Software</text:p>
          </table:table-cell>
          <table:table-cell office:value-type="string">
            <text:p>Software Version</text:p>
          </table:table-cell>
          <table:table-cell office:value-type="string">
            <text:p>Versão do software</text:p>
          </table:table-cell>
          <table:table-cell office:value-type="string">
            <text:p>Version de logiciel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title</text:p>
          </table:table-cell>
          <table:table-cell table:number-columns-repeated="4" office:value-type="string">
            <text:p>DesInventar 8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subtitle</text:p>
          </table:table-cell>
          <table:table-cell office:value-type="string">
            <text:p>Diseño de consulta</text:p>
          </table:table-cell>
          <table:table-cell office:value-type="string">
            <text:p>Query design</text:p>
          </table:table-cell>
          <table:table-cell office:value-type="string">
            <text:p>Esquematização de consulta</text:p>
          </table:table-cell>
          <table:table-cell office:value-type="string">
            <text:p>Dessin de consultatio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subtitlemsg</text:p>
          </table:table-cell>
          <table:table-cell office:value-type="string">
            <text:p>Acote su consulta seleccionando los campos de su interés.</text:p>
          </table:table-cell>
          <table:table-cell office:value-type="string">
            <text:p>Define your query by selecting the relevant fields</text:p>
          </table:table-cell>
          <table:table-cell office:value-type="string">
            <text:p>Limite sua consulta selecionando os campos de seu interesse</text:p>
          </table:table-cell>
          <table:table-cell office:value-type="string">
            <text:p>Annoter limiter restreindre votre consultation en sélectionnant les champs qui vous intéressent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subtitle2</text:p>
          </table:table-cell>
          <table:table-cell office:value-type="string">
            <text:p>Resultados</text:p>
          </table:table-cell>
          <table:table-cell office:value-type="string">
            <text:p>Results</text:p>
          </table:table-cell>
          <table:table-cell office:value-type="string">
            <text:p>Resultados</text:p>
          </table:table-cell>
          <table:table-cell office:value-type="string">
            <text:p>Résultat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subtitle2msg</text:p>
          </table:table-cell>
          <table:table-cell office:value-type="string">
            <text:p>Una vez diseñada su consulta</text:p>
          </table:table-cell>
          <table:table-cell office:value-type="string">
            <text:p>seleccione una de las herramientas de análisis Datos</text:p>
          </table:table-cell>
          <table:table-cell office:value-type="string">
            <text:p>Consolidados</text:p>
          </table:table-cell>
          <table:table-cell office:value-type="string">
            <text:p>seleccione una de las herramientas de análisis Dato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insert</text:p>
          </table:table-cell>
          <table:table-cell office:value-type="string">
            <text:p>Ingreso</text:p>
          </table:table-cell>
          <table:table-cell table:number-columns-repeated="2" office:value-type="string">
            <text:p>Insert</text:p>
          </table:table-cell>
          <table:table-cell office:value-type="string">
            <text:p>Modifier les doné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config</text:p>
          </table:table-cell>
          <table:table-cell office:value-type="string">
            <text:p>Configuración</text:p>
          </table:table-cell>
          <table:table-cell office:value-type="string">
            <text:p>Configuration</text:p>
          </table:table-cell>
          <table:table-cell office:value-type="string">
            <text:p>Configuração</text:p>
          </table:table-cell>
          <table:table-cell office:value-type="string">
            <text:p>Configuratio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import</text:p>
          </table:table-cell>
          <table:table-cell office:value-type="string">
            <text:p>Importación de fichas</text:p>
          </table:table-cell>
          <table:table-cell office:value-type="string">
            <text:p>Import data cards</text:p>
          </table:table-cell>
          <table:table-cell office:value-type="string">
            <text:p>Importação de formulários</text:p>
          </table:table-cell>
          <table:table-cell office:value-type="string">
            <text:p>Importation de carte de donné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backdb</text:p>
          </table:table-cell>
          <table:table-cell office:value-type="string">
            <text:p>Respaldar base de datos</text:p>
          </table:table-cell>
          <table:table-cell office:value-type="string">
            <text:p>Backup database</text:p>
          </table:table-cell>
          <table:table-cell office:value-type="string">
            <text:p>Backup database*</text:p>
          </table:table-cell>
          <table:table-cell office:value-type="string">
            <text:p>Garantir la base de donné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file</text:p>
          </table:table-cell>
          <table:table-cell office:value-type="string">
            <text:p>Archivo</text:p>
          </table:table-cell>
          <table:table-cell office:value-type="string">
            <text:p>File</text:p>
          </table:table-cell>
          <table:table-cell office:value-type="string">
            <text:p>Arquivo</text:p>
          </table:table-cell>
          <table:table-cell office:value-type="string">
            <text:p>Fichi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print</text:p>
          </table:table-cell>
          <table:table-cell office:value-type="string">
            <text:p>Imprimir</text:p>
          </table:table-cell>
          <table:table-cell office:value-type="string">
            <text:p>Print</text:p>
          </table:table-cell>
          <table:table-cell office:value-type="string">
            <text:p>Imprimir</text:p>
          </table:table-cell>
          <table:table-cell office:value-type="string">
            <text:p>Imprim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search</text:p>
          </table:table-cell>
          <table:table-cell office:value-type="string">
            <text:p>Consultas</text:p>
          </table:table-cell>
          <table:table-cell office:value-type="string">
            <text:p>Queries</text:p>
          </table:table-cell>
          <table:table-cell office:value-type="string">
            <text:p>Consultas</text:p>
          </table:table-cell>
          <table:table-cell office:value-type="string">
            <text:p>Consultation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newsearch</text:p>
          </table:table-cell>
          <table:table-cell office:value-type="string">
            <text:p>Nueva</text:p>
          </table:table-cell>
          <table:table-cell office:value-type="string">
            <text:p>New</text:p>
          </table:table-cell>
          <table:table-cell office:value-type="string">
            <text:p>Nova</text:p>
          </table:table-cell>
          <table:table-cell office:value-type="string">
            <text:p>Nouvell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savequery</text:p>
          </table:table-cell>
          <table:table-cell office:value-type="string">
            <text:p>Guardar</text:p>
          </table:table-cell>
          <table:table-cell table:number-columns-repeated="2" office:value-type="string">
            <text:p>Save file</text:p>
          </table:table-cell>
          <table:table-cell office:value-type="string">
            <text:p>Enregistr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openquery</text:p>
          </table:table-cell>
          <table:table-cell office:value-type="string">
            <text:p>Abrir</text:p>
          </table:table-cell>
          <table:table-cell table:number-columns-repeated="2" office:value-type="string">
            <text:p>Open file</text:p>
          </table:table-cell>
          <table:table-cell office:value-type="string">
            <text:p>Ouvri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gotoqd</text:p>
          </table:table-cell>
          <table:table-cell office:value-type="string">
            <text:p>Mostrar/Ocultar</text:p>
          </table:table-cell>
          <table:table-cell office:value-type="string">
            <text:p>Show/Hide</text:p>
          </table:table-cell>
          <table:table-cell office:value-type="string">
            <text:p>Mostrar/Ocultar</text:p>
          </table:table-cell>
          <table:table-cell office:value-type="string">
            <text:p>Montrer/Cach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quit</text:p>
          </table:table-cell>
          <table:table-cell office:value-type="string">
            <text:p>Salir</text:p>
          </table:table-cell>
          <table:table-cell office:value-type="string">
            <text:p>Quit</text:p>
          </table:table-cell>
          <table:table-cell office:value-type="string">
            <text:p>Sair</text:p>
          </table:table-cell>
          <table:table-cell office:value-type="string">
            <text:p>Quitt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help</text:p>
          </table:table-cell>
          <table:table-cell office:value-type="string">
            <text:p>Ayuda</text:p>
          </table:table-cell>
          <table:table-cell office:value-type="string">
            <text:p>Help</text:p>
          </table:table-cell>
          <table:table-cell office:value-type="string">
            <text:p>Ajuda</text:p>
          </table:table-cell>
          <table:table-cell office:value-type="string">
            <text:p>Aid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hotherdoc</text:p>
          </table:table-cell>
          <table:table-cell office:value-type="string">
            <text:p>Documentación software</text:p>
          </table:table-cell>
          <table:table-cell office:value-type="string">
            <text:p>Software documentation</text:p>
          </table:table-cell>
          <table:table-cell office:value-type="string">
            <text:p>Software documentation*</text:p>
          </table:table-cell>
          <table:table-cell office:value-type="string">
            <text:p>Documentation logiciel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hdbinfo</text:p>
          </table:table-cell>
          <table:table-cell office:value-type="string">
            <text:p>Información base de datos</text:p>
          </table:table-cell>
          <table:table-cell office:value-type="string">
            <text:p>Database information</text:p>
          </table:table-cell>
          <table:table-cell office:value-type="string">
            <text:p>Informação de banco</text:p>
          </table:table-cell>
          <table:table-cell office:value-type="string">
            <text:p>Information base de donné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website</text:p>
          </table:table-cell>
          <table:table-cell office:value-type="string">
            <text:p>Sitio web DesInventar</text:p>
          </table:table-cell>
          <table:table-cell office:value-type="string">
            <text:p>Website of DesInventar</text:p>
          </table:table-cell>
          <table:table-cell office:value-type="string">
            <text:p>Website of DesInventar*</text:p>
          </table:table-cell>
          <table:table-cell office:value-type="string">
            <text:p>Site web DésInvent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about</text:p>
          </table:table-cell>
          <table:table-cell office:value-type="string">
            <text:p>Acerca de</text:p>
          </table:table-cell>
          <table:table-cell office:value-type="string">
            <text:p>About</text:p>
          </table:table-cell>
          <table:table-cell office:value-type="string">
            <text:p>Acerca de</text:p>
          </table:table-cell>
          <table:table-cell office:value-type="string">
            <text:p>À propos de 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lang</text:p>
          </table:table-cell>
          <table:table-cell office:value-type="string">
            <text:p>Idioma</text:p>
          </table:table-cell>
          <table:table-cell office:value-type="string">
            <text:p>Language</text:p>
          </table:table-cell>
          <table:table-cell office:value-type="string">
            <text:p>Idioma</text:p>
          </table:table-cell>
          <table:table-cell office:value-type="string">
            <text:p>Langu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databases</text:p>
          </table:table-cell>
          <table:table-cell office:value-type="string">
            <text:p>Bases de datos</text:p>
          </table:table-cell>
          <table:table-cell office:value-type="string">
            <text:p>Databases</text:p>
          </table:table-cell>
          <table:table-cell office:value-type="string">
            <text:p>bancos de dados</text:p>
          </table:table-cell>
          <table:table-cell office:value-type="string">
            <text:p>Base de donné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dbfind</text:p>
          </table:table-cell>
          <table:table-cell office:value-type="string">
            <text:p>Buscar</text:p>
          </table:table-cell>
          <table:table-cell office:value-type="string">
            <text:p>Find</text:p>
          </table:table-cell>
          <table:table-cell office:value-type="string">
            <text:p>Find*</text:p>
          </table:table-cell>
          <table:table-cell office:value-type="string">
            <text:p>Cherch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geosection</text:p>
          </table:table-cell>
          <table:table-cell office:value-type="string">
            <text:p>Geografía</text:p>
          </table:table-cell>
          <table:table-cell office:value-type="string">
            <text:p>Geography</text:p>
          </table:table-cell>
          <table:table-cell office:value-type="string">
            <text:p>Geografia</text:p>
          </table:table-cell>
          <table:table-cell office:value-type="string">
            <text:p>Géographi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mapsection</text:p>
          </table:table-cell>
          <table:table-cell office:value-type="string">
            <text:p>Mapa</text:p>
          </table:table-cell>
          <table:table-cell office:value-type="string">
            <text:p>Map</text:p>
          </table:table-cell>
          <table:table-cell office:value-type="string">
            <text:p>Mapa</text:p>
          </table:table-cell>
          <table:table-cell office:value-type="string">
            <text:p>Cart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effsection</text:p>
          </table:table-cell>
          <table:table-cell office:value-type="string">
            <text:p>Efectos</text:p>
          </table:table-cell>
          <table:table-cell office:value-type="string">
            <text:p>Effects</text:p>
          </table:table-cell>
          <table:table-cell office:value-type="string">
            <text:p>Efeitos</text:p>
          </table:table-cell>
          <table:table-cell office:value-type="string">
            <text:p>Effet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extsection</text:p>
          </table:table-cell>
          <table:table-cell office:value-type="string">
            <text:p>Efectos adicionales</text:p>
          </table:table-cell>
          <table:table-cell office:value-type="string">
            <text:p>Additional effects</text:p>
          </table:table-cell>
          <table:table-cell office:value-type="string">
            <text:p>Efeitos adicionais</text:p>
          </table:table-cell>
          <table:table-cell office:value-type="string">
            <text:p>Effets additionnel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evesection</text:p>
          </table:table-cell>
          <table:table-cell office:value-type="string">
            <text:p>Tipos de eventos</text:p>
          </table:table-cell>
          <table:table-cell office:value-type="string">
            <text:p>Types of events</text:p>
          </table:table-cell>
          <table:table-cell office:value-type="string">
            <text:p>Tipos de eventos</text:p>
          </table:table-cell>
          <table:table-cell office:value-type="string">
            <text:p>Types d'évènement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causection</text:p>
          </table:table-cell>
          <table:table-cell office:value-type="string">
            <text:p>Tipos de causas</text:p>
          </table:table-cell>
          <table:table-cell office:value-type="string">
            <text:p>Types of causes</text:p>
          </table:table-cell>
          <table:table-cell office:value-type="string">
            <text:p>Tipos de causas</text:p>
          </table:table-cell>
          <table:table-cell office:value-type="string">
            <text:p>Types de caus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dcsection</text:p>
          </table:table-cell>
          <table:table-cell office:value-type="string">
            <text:p>Fichas</text:p>
          </table:table-cell>
          <table:table-cell office:value-type="string">
            <text:p>Data cards</text:p>
          </table:table-cell>
          <table:table-cell office:value-type="string">
            <text:p>Formulários</text:p>
          </table:table-cell>
          <table:table-cell office:value-type="string">
            <text:p>Carte de donné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advsection</text:p>
          </table:table-cell>
          <table:table-cell office:value-type="string">
            <text:p>Consulta avanzada</text:p>
          </table:table-cell>
          <table:table-cell office:value-type="string">
            <text:p>Advanced query</text:p>
          </table:table-cell>
          <table:table-cell office:value-type="string">
            <text:p>Consulta avançada</text:p>
          </table:table-cell>
          <table:table-cell office:value-type="string">
            <text:p>Consultation avancé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reginfo</text:p>
          </table:table-cell>
          <table:table-cell office:value-type="string">
            <text:p>Ficha técnica</text:p>
          </table:table-cell>
          <table:table-cell office:value-type="string">
            <text:p>Technical info</text:p>
          </table:table-cell>
          <table:table-cell office:value-type="string">
            <text:p>Formulário técnico</text:p>
          </table:table-cell>
          <table:table-cell office:value-type="string">
            <text:p>Fiche techniqu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geolevel</text:p>
          </table:table-cell>
          <table:table-cell office:value-type="string">
            <text:p>Niveles Geográficos</text:p>
          </table:table-cell>
          <table:table-cell office:value-type="string">
            <text:p>Geographic levels</text:p>
          </table:table-cell>
          <table:table-cell office:value-type="string">
            <text:p>Níveis Geográficos</text:p>
          </table:table-cell>
          <table:table-cell office:value-type="string">
            <text:p>Niveaux Géographiqu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geography</text:p>
          </table:table-cell>
          <table:table-cell office:value-type="string">
            <text:p>Unidades Geográficas</text:p>
          </table:table-cell>
          <table:table-cell office:value-type="string">
            <text:p>Geographic units</text:p>
          </table:table-cell>
          <table:table-cell office:value-type="string">
            <text:p>Unidades Geográficas</text:p>
          </table:table-cell>
          <table:table-cell office:value-type="string">
            <text:p>Unités Géographiqu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events</text:p>
          </table:table-cell>
          <table:table-cell office:value-type="string">
            <text:p>Tipos de eventos</text:p>
          </table:table-cell>
          <table:table-cell office:value-type="string">
            <text:p>Types of events</text:p>
          </table:table-cell>
          <table:table-cell office:value-type="string">
            <text:p>Tipos de eventos</text:p>
          </table:table-cell>
          <table:table-cell office:value-type="string">
            <text:p>Types d'évènement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causes</text:p>
          </table:table-cell>
          <table:table-cell office:value-type="string">
            <text:p>Tipos de causas</text:p>
          </table:table-cell>
          <table:table-cell office:value-type="string">
            <text:p>Types of causes</text:p>
          </table:table-cell>
          <table:table-cell office:value-type="string">
            <text:p>Tipos de causas</text:p>
          </table:table-cell>
          <table:table-cell office:value-type="string">
            <text:p>Types de caus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eeffects</text:p>
          </table:table-cell>
          <table:table-cell office:value-type="string">
            <text:p>Efectos Adicionales</text:p>
          </table:table-cell>
          <table:table-cell office:value-type="string">
            <text:p>Additional Effects</text:p>
          </table:table-cell>
          <table:table-cell office:value-type="string">
            <text:p>Efeitos Adicionais</text:p>
          </table:table-cell>
          <table:table-cell office:value-type="string">
            <text:p>Effets additionnel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mapnotavail</text:p>
          </table:table-cell>
          <table:table-cell office:value-type="string">
            <text:p>Mapa no disponible</text:p>
          </table:table-cell>
          <table:table-cell office:value-type="string">
            <text:p>Map unavailable</text:p>
          </table:table-cell>
          <table:table-cell office:value-type="string">
            <text:p>Mapa não disponível</text:p>
          </table:table-cell>
          <table:table-cell office:value-type="string">
            <text:p>Carte non disponibl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bsavemsg</text:p>
          </table:table-cell>
          <table:table-cell office:value-type="string">
            <text:p>Le permite guardar el resultado desplegado (tablas e imágenes).</text:p>
          </table:table-cell>
          <table:table-cell office:value-type="string">
            <text:p>Enables you to save the displayed results (tables and images)</text:p>
          </table:table-cell>
          <table:table-cell office:value-type="string">
            <text:p>Permite Salvar o resultado obtido (tabelas e imagens).</text:p>
          </table:table-cell>
          <table:table-cell office:value-type="string">
            <text:p>Vous permet d'enregistrer le résultat déployé (tableaux et images)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bprintmsg</text:p>
          </table:table-cell>
          <table:table-cell office:value-type="string">
            <text:p>Para imprimir el resultado en pantalla.</text:p>
          </table:table-cell>
          <table:table-cell office:value-type="string">
            <text:p>Screen print result</text:p>
          </table:table-cell>
          <table:table-cell office:value-type="string">
            <text:p>Para imprimir o resultado na tela</text:p>
          </table:table-cell>
          <table:table-cell office:value-type="string">
            <text:p>Pour imprimer le résultat sur l'écra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bdata</text:p>
          </table:table-cell>
          <table:table-cell office:value-type="string">
            <text:p>Fichas</text:p>
          </table:table-cell>
          <table:table-cell office:value-type="string">
            <text:p>Data cards</text:p>
          </table:table-cell>
          <table:table-cell office:value-type="string">
            <text:p>Formulários</text:p>
          </table:table-cell>
          <table:table-cell office:value-type="string">
            <text:p>Carte de donné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datamsg</text:p>
          </table:table-cell>
          <table:table-cell office:value-type="string">
            <text:p>Para visualizar las fichas en un tabla.</text:p>
          </table:table-cell>
          <table:table-cell office:value-type="string">
            <text:p>To visualise records in a table format</text:p>
          </table:table-cell>
          <table:table-cell office:value-type="string">
            <text:p>Para visualizar os formulários numa tabela</text:p>
          </table:table-cell>
          <table:table-cell office:value-type="string">
            <text:p>Pour afficher les cartes de données sur un tableau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bthematic</text:p>
          </table:table-cell>
          <table:table-cell office:value-type="string">
            <text:p>Mapas</text:p>
          </table:table-cell>
          <table:table-cell office:value-type="string">
            <text:p>Maps</text:p>
          </table:table-cell>
          <table:table-cell office:value-type="string">
            <text:p>Mapas</text:p>
          </table:table-cell>
          <table:table-cell office:value-type="string">
            <text:p>Cart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thematicmsg</text:p>
          </table:table-cell>
          <table:table-cell office:value-type="string">
            <text:p>Para realizar mapas temáticos de los efectos.</text:p>
          </table:table-cell>
          <table:table-cell office:value-type="string">
            <text:p>To create thematic maps of effects</text:p>
          </table:table-cell>
          <table:table-cell office:value-type="string">
            <text:p>Para realizar mapas temáticos dos efeitos</text:p>
          </table:table-cell>
          <table:table-cell office:value-type="string">
            <text:p>Pour réaliser des cartes thématiques des effet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bgraphic</text:p>
          </table:table-cell>
          <table:table-cell office:value-type="string">
            <text:p>Gráficos</text:p>
          </table:table-cell>
          <table:table-cell office:value-type="string">
            <text:p>Graphs</text:p>
          </table:table-cell>
          <table:table-cell office:value-type="string">
            <text:p>Gráficos</text:p>
          </table:table-cell>
          <table:table-cell office:value-type="string">
            <text:p>Graphiqu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graphicmsg</text:p>
          </table:table-cell>
          <table:table-cell office:value-type="string">
            <text:p>Representa los datos en histogramas y gráficos comparativos.</text:p>
          </table:table-cell>
          <table:table-cell office:value-type="string">
            <text:p>Represents data in histograms and comparative graphs</text:p>
          </table:table-cell>
          <table:table-cell office:value-type="string">
            <text:p>Representa os dados em histogramas e gráficos comparativos</text:p>
          </table:table-cell>
          <table:table-cell office:value-type="string">
            <text:p>Représente les données sur des histogrames et des graphiques comparatif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bstatistic</text:p>
          </table:table-cell>
          <table:table-cell office:value-type="string">
            <text:p>Consolidados</text:p>
          </table:table-cell>
          <table:table-cell office:value-type="string">
            <text:p>Consolidated</text:p>
          </table:table-cell>
          <table:table-cell office:value-type="string">
            <text:p>Consolidados</text:p>
          </table:table-cell>
          <table:table-cell office:value-type="string">
            <text:p>Consolidé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statisticmsg</text:p>
          </table:table-cell>
          <table:table-cell office:value-type="string">
            <text:p>Totaliza las variables de efectos y fichas según niveles de totalización: p. ej. Años</text:p>
          </table:table-cell>
          <table:table-cell office:value-type="string">
            <text:p>Tipos de eventos</text:p>
          </table:table-cell>
          <table:table-cell office:value-type="string">
            <text:p>Niveles geográficos.</text:p>
          </table:table-cell>
          <table:table-cell office:value-type="string">
            <text:p>Tipos de evento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opttitle</text:p>
          </table:table-cell>
          <table:table-cell office:value-type="string">
            <text:p>Título</text:p>
          </table:table-cell>
          <table:table-cell office:value-type="string">
            <text:p>Title</text:p>
          </table:table-cell>
          <table:table-cell office:value-type="string">
            <text:p>Título</text:p>
          </table:table-cell>
          <table:table-cell office:value-type="string">
            <text:p>Titr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optsubtit</text:p>
          </table:table-cell>
          <table:table-cell office:value-type="string">
            <text:p>Subtítulo</text:p>
          </table:table-cell>
          <table:table-cell office:value-type="string">
            <text:p>Subtitle</text:p>
          </table:table-cell>
          <table:table-cell office:value-type="string">
            <text:p>Subtítulo</text:p>
          </table:table-cell>
          <table:table-cell office:value-type="string">
            <text:p>Sous-titr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histogram</text:p>
          </table:table-cell>
          <table:table-cell office:value-type="string">
            <text:p>Histograma</text:p>
          </table:table-cell>
          <table:table-cell office:value-type="string">
            <text:p>Histogram</text:p>
          </table:table-cell>
          <table:table-cell office:value-type="string">
            <text:p>Histograma</text:p>
          </table:table-cell>
          <table:table-cell office:value-type="string">
            <text:p>Histogramm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comparative</text:p>
          </table:table-cell>
          <table:table-cell office:value-type="string">
            <text:p>Comparativo</text:p>
          </table:table-cell>
          <table:table-cell office:value-type="string">
            <text:p>Comparative</text:p>
          </table:table-cell>
          <table:table-cell office:value-type="string">
            <text:p>Comparativo</text:p>
          </table:table-cell>
          <table:table-cell office:value-type="string">
            <text:p>Comparatif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seaday</text:p>
          </table:table-cell>
          <table:table-cell office:value-type="string">
            <text:p>Días</text:p>
          </table:table-cell>
          <table:table-cell office:value-type="string">
            <text:p>Days</text:p>
          </table:table-cell>
          <table:table-cell office:value-type="string">
            <text:p>Dias</text:p>
          </table:table-cell>
          <table:table-cell office:value-type="string">
            <text:p>Jour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tendline</text:p>
          </table:table-cell>
          <table:table-cell office:value-type="string">
            <text:p>Línea de tendencia</text:p>
          </table:table-cell>
          <table:table-cell office:value-type="string">
            <text:p>Tendence line</text:p>
          </table:table-cell>
          <table:table-cell office:value-type="string">
            <text:p>Tendence line*</text:p>
          </table:table-cell>
          <table:table-cell office:value-type="string">
            <text:p>Ligne de tendanc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linearreg</text:p>
          </table:table-cell>
          <table:table-cell office:value-type="string">
            <text:p>Regresión Lineal</text:p>
          </table:table-cell>
          <table:table-cell office:value-type="string">
            <text:p>Linear regression</text:p>
          </table:table-cell>
          <table:table-cell office:value-type="string">
            <text:p>Linear regression*</text:p>
          </table:table-cell>
          <table:table-cell office:value-type="string">
            <text:p>Régression linéair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HISTOANNUAL</text:p>
          </table:table-cell>
          <table:table-cell office:value-type="string">
            <text:p>Histograma multianual</text:p>
          </table:table-cell>
          <table:table-cell office:value-type="string">
            <text:p>Multi-annual histogram</text:p>
          </table:table-cell>
          <table:table-cell office:value-type="string">
            <text:p>Histograma multi-anual</text:p>
          </table:table-cell>
          <table:table-cell office:value-type="string">
            <text:p>Histogramme multiannuel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seaweek</text:p>
          </table:table-cell>
          <table:table-cell office:value-type="string">
            <text:p>Semanas</text:p>
          </table:table-cell>
          <table:table-cell office:value-type="string">
            <text:p>Weeks</text:p>
          </table:table-cell>
          <table:table-cell office:value-type="string">
            <text:p>Semanas</text:p>
          </table:table-cell>
          <table:table-cell office:value-type="string">
            <text:p>Semain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seamonth</text:p>
          </table:table-cell>
          <table:table-cell office:value-type="string">
            <text:p>Meses</text:p>
          </table:table-cell>
          <table:table-cell office:value-type="string">
            <text:p>Months</text:p>
          </table:table-cell>
          <table:table-cell office:value-type="string">
            <text:p>Meses</text:p>
          </table:table-cell>
          <table:table-cell office:value-type="string">
            <text:p>Moi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perannual</text:p>
          </table:table-cell>
          <table:table-cell office:value-type="string">
            <text:p>Anual</text:p>
          </table:table-cell>
          <table:table-cell office:value-type="string">
            <text:p>Yearly</text:p>
          </table:table-cell>
          <table:table-cell office:value-type="string">
            <text:p>Anual</text:p>
          </table:table-cell>
          <table:table-cell office:value-type="string">
            <text:p>Annuel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perweek</text:p>
          </table:table-cell>
          <table:table-cell office:value-type="string">
            <text:p>Semanal</text:p>
          </table:table-cell>
          <table:table-cell office:value-type="string">
            <text:p>Weekly</text:p>
          </table:table-cell>
          <table:table-cell office:value-type="string">
            <text:p>Semanal</text:p>
          </table:table-cell>
          <table:table-cell office:value-type="string">
            <text:p>Hebdomadair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permonth</text:p>
          </table:table-cell>
          <table:table-cell office:value-type="string">
            <text:p>Mensual</text:p>
          </table:table-cell>
          <table:table-cell office:value-type="string">
            <text:p>Monthly</text:p>
          </table:table-cell>
          <table:table-cell office:value-type="string">
            <text:p>Mensal</text:p>
          </table:table-cell>
          <table:table-cell office:value-type="string">
            <text:p>Mensuel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perday</text:p>
          </table:table-cell>
          <table:table-cell office:value-type="string">
            <text:p>Diario</text:p>
          </table:table-cell>
          <table:table-cell office:value-type="string">
            <text:p>Daily</text:p>
          </table:table-cell>
          <table:table-cell office:value-type="string">
            <text:p>Diário</text:p>
          </table:table-cell>
          <table:table-cell office:value-type="string">
            <text:p>Quotidie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scalin</text:p>
          </table:table-cell>
          <table:table-cell office:value-type="string">
            <text:p>Lineal</text:p>
          </table:table-cell>
          <table:table-cell table:number-columns-repeated="2" office:value-type="string">
            <text:p>Linear</text:p>
          </table:table-cell>
          <table:table-cell office:value-type="string">
            <text:p>Linéair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scalog</text:p>
          </table:table-cell>
          <table:table-cell office:value-type="string">
            <text:p>Logarítmica</text:p>
          </table:table-cell>
          <table:table-cell office:value-type="string">
            <text:p>Logarithm</text:p>
          </table:table-cell>
          <table:table-cell office:value-type="string">
            <text:p>Logarítmica</text:p>
          </table:table-cell>
          <table:table-cell office:value-type="string">
            <text:p>Logarithmiqu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fee2d</text:p>
          </table:table-cell>
          <table:table-cell table:number-columns-repeated="4" office:value-type="string">
            <text:p>2D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fee3d</text:p>
          </table:table-cell>
          <table:table-cell table:number-columns-repeated="4" office:value-type="string">
            <text:p>3D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kndbars</text:p>
          </table:table-cell>
          <table:table-cell office:value-type="string">
            <text:p>Barras</text:p>
          </table:table-cell>
          <table:table-cell office:value-type="string">
            <text:p>Bars</text:p>
          </table:table-cell>
          <table:table-cell office:value-type="string">
            <text:p>Barras</text:p>
          </table:table-cell>
          <table:table-cell office:value-type="string">
            <text:p>Barr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kndlines</text:p>
          </table:table-cell>
          <table:table-cell office:value-type="string">
            <text:p>Líneas</text:p>
          </table:table-cell>
          <table:table-cell office:value-type="string">
            <text:p>Lines</text:p>
          </table:table-cell>
          <table:table-cell office:value-type="string">
            <text:p>Linhas</text:p>
          </table:table-cell>
          <table:table-cell office:value-type="string">
            <text:p>Lign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kndpie</text:p>
          </table:table-cell>
          <table:table-cell office:value-type="string">
            <text:p>Pastel</text:p>
          </table:table-cell>
          <table:table-cell office:value-type="string">
            <text:p>Pie</text:p>
          </table:table-cell>
          <table:table-cell office:value-type="string">
            <text:p>Pizza</text:p>
          </table:table-cell>
          <table:table-cell office:value-type="string">
            <text:p>Gâteau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modnormal</text:p>
          </table:table-cell>
          <table:table-cell table:number-columns-repeated="4" office:value-type="string">
            <text:p>Normal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modaccumul</text:p>
          </table:table-cell>
          <table:table-cell office:value-type="string">
            <text:p>Acumulado</text:p>
          </table:table-cell>
          <table:table-cell office:value-type="string">
            <text:p>Accumulated</text:p>
          </table:table-cell>
          <table:table-cell office:value-type="string">
            <text:p>Acumulado</text:p>
          </table:table-cell>
          <table:table-cell office:value-type="string">
            <text:p>Accumulé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modovercome</text:p>
          </table:table-cell>
          <table:table-cell office:value-type="string">
            <text:p>Superpuesto</text:p>
          </table:table-cell>
          <table:table-cell office:value-type="string">
            <text:p>Superimposed</text:p>
          </table:table-cell>
          <table:table-cell office:value-type="string">
            <text:p>Superposto</text:p>
          </table:table-cell>
          <table:table-cell office:value-type="string">
            <text:p>Superposé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shwval</text:p>
          </table:table-cell>
          <table:table-cell office:value-type="string">
            <text:p>Valores</text:p>
          </table:table-cell>
          <table:table-cell office:value-type="string">
            <text:p>Values</text:p>
          </table:table-cell>
          <table:table-cell office:value-type="string">
            <text:p>Valores</text:p>
          </table:table-cell>
          <table:table-cell office:value-type="string">
            <text:p>Valeur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shwperce</text:p>
          </table:table-cell>
          <table:table-cell office:value-type="string">
            <text:p>Porcentaje</text:p>
          </table:table-cell>
          <table:table-cell office:value-type="string">
            <text:p>Percentage</text:p>
          </table:table-cell>
          <table:table-cell office:value-type="string">
            <text:p>Porcentagem</text:p>
          </table:table-cell>
          <table:table-cell office:value-type="string">
            <text:p>Pourcentag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shwnone</text:p>
          </table:table-cell>
          <table:table-cell office:value-type="string">
            <text:p>Desactivar</text:p>
          </table:table-cell>
          <table:table-cell office:value-type="string">
            <text:p>Deactivate</text:p>
          </table:table-cell>
          <table:table-cell office:value-type="string">
            <text:p>Desativar</text:p>
          </table:table-cell>
          <table:table-cell office:value-type="string">
            <text:p>Désactiv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horaxis</text:p>
          </table:table-cell>
          <table:table-cell office:value-type="string">
            <text:p>Eje horizontal</text:p>
          </table:table-cell>
          <table:table-cell office:value-type="string">
            <text:p>Horizontal axis</text:p>
          </table:table-cell>
          <table:table-cell office:value-type="string">
            <text:p>Horizontal</text:p>
          </table:table-cell>
          <table:table-cell office:value-type="string">
            <text:p>Axe horizontal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veraxis</text:p>
          </table:table-cell>
          <table:table-cell office:value-type="string">
            <text:p>Eje vertical</text:p>
          </table:table-cell>
          <table:table-cell office:value-type="string">
            <text:p>Vertical axis</text:p>
          </table:table-cell>
          <table:table-cell office:value-type="string">
            <text:p>Vertical</text:p>
          </table:table-cell>
          <table:table-cell office:value-type="string">
            <text:p>Axe vertical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areaid</text:p>
          </table:table-cell>
          <table:table-cell office:value-type="string">
            <text:p>Identificación de Areas</text:p>
          </table:table-cell>
          <table:table-cell office:value-type="string">
            <text:p>Identification of areas</text:p>
          </table:table-cell>
          <table:table-cell office:value-type="string">
            <text:p>Identificação de áreas</text:p>
          </table:table-cell>
          <table:table-cell office:value-type="string">
            <text:p>Identification des Air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areashownam</text:p>
          </table:table-cell>
          <table:table-cell office:value-type="string">
            <text:p>Mostrar nombres</text:p>
          </table:table-cell>
          <table:table-cell office:value-type="string">
            <text:p>Show names</text:p>
          </table:table-cell>
          <table:table-cell office:value-type="string">
            <text:p>Mostrar nomes</text:p>
          </table:table-cell>
          <table:table-cell office:value-type="string">
            <text:p>Afficher des nom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areashowcod</text:p>
          </table:table-cell>
          <table:table-cell office:value-type="string">
            <text:p>Mostrar códigos</text:p>
          </table:table-cell>
          <table:table-cell office:value-type="string">
            <text:p>Show codes</text:p>
          </table:table-cell>
          <table:table-cell office:value-type="string">
            <text:p>Mostrar códigos</text:p>
          </table:table-cell>
          <table:table-cell office:value-type="string">
            <text:p>Afficher des cod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areashowval</text:p>
          </table:table-cell>
          <table:table-cell office:value-type="string">
            <text:p>Mostrar valores</text:p>
          </table:table-cell>
          <table:table-cell office:value-type="string">
            <text:p>Show values</text:p>
          </table:table-cell>
          <table:table-cell office:value-type="string">
            <text:p>Mostrar valores</text:p>
          </table:table-cell>
          <table:table-cell office:value-type="string">
            <text:p>Afficher des valeur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areanotshow</text:p>
          </table:table-cell>
          <table:table-cell office:value-type="string">
            <text:p>No mostrar identificación</text:p>
          </table:table-cell>
          <table:table-cell office:value-type="string">
            <text:p>Do not display identification</text:p>
          </table:table-cell>
          <table:table-cell office:value-type="string">
            <text:p>Não mostrar identificação</text:p>
          </table:table-cell>
          <table:table-cell office:value-type="string">
            <text:p>Ne pas afficher d'identificatio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ranlegcol</text:p>
          </table:table-cell>
          <table:table-cell office:value-type="string">
            <text:p>Leyendas y colores</text:p>
          </table:table-cell>
          <table:table-cell office:value-type="string">
            <text:p>Legends and colors</text:p>
          </table:table-cell>
          <table:table-cell office:value-type="string">
            <text:p>Lendas e cores</text:p>
          </table:table-cell>
          <table:table-cell office:value-type="string">
            <text:p>Légendes et couleur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range</text:p>
          </table:table-cell>
          <table:table-cell office:value-type="string">
            <text:p>Límite rango</text:p>
          </table:table-cell>
          <table:table-cell office:value-type="string">
            <text:p>Define range</text:p>
          </table:table-cell>
          <table:table-cell office:value-type="string">
            <text:p>Limite intervalo</text:p>
          </table:table-cell>
          <table:table-cell office:value-type="string">
            <text:p>Limite de préférenc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legend</text:p>
          </table:table-cell>
          <table:table-cell office:value-type="string">
            <text:p>Leyenda</text:p>
          </table:table-cell>
          <table:table-cell office:value-type="string">
            <text:p>Legend</text:p>
          </table:table-cell>
          <table:table-cell office:value-type="string">
            <text:p>Legenda</text:p>
          </table:table-cell>
          <table:table-cell office:value-type="string">
            <text:p>Légend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color</text:p>
          </table:table-cell>
          <table:table-cell office:value-type="string">
            <text:p>Color</text:p>
          </table:table-cell>
          <table:table-cell office:value-type="string">
            <text:p>Colour</text:p>
          </table:table-cell>
          <table:table-cell office:value-type="string">
            <text:p>Cor</text:p>
          </table:table-cell>
          <table:table-cell office:value-type="string">
            <text:p>Couleu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between</text:p>
          </table:table-cell>
          <table:table-cell office:value-type="string">
            <text:p>Entre</text:p>
          </table:table-cell>
          <table:table-cell office:value-type="string">
            <text:p>Between</text:p>
          </table:table-cell>
          <table:table-cell table:number-columns-repeated="2" office:value-type="string">
            <text:p>Entr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represelev</text:p>
          </table:table-cell>
          <table:table-cell office:value-type="string">
            <text:p>Nivel de representación</text:p>
          </table:table-cell>
          <table:table-cell office:value-type="string">
            <text:p>Level of representation</text:p>
          </table:table-cell>
          <table:table-cell office:value-type="string">
            <text:p>Nível de representação</text:p>
          </table:table-cell>
          <table:table-cell office:value-type="string">
            <text:p>Niveau de représentatio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viewfields</text:p>
          </table:table-cell>
          <table:table-cell office:value-type="string">
            <text:p>Variable a representar</text:p>
          </table:table-cell>
          <table:table-cell office:value-type="string">
            <text:p>Variable to be represented</text:p>
          </table:table-cell>
          <table:table-cell office:value-type="string">
            <text:p>Variável a representar</text:p>
          </table:table-cell>
          <table:table-cell office:value-type="string">
            <text:p>Variable à représent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colorgrad</text:p>
          </table:table-cell>
          <table:table-cell office:value-type="string">
            <text:p>Gradiente de color</text:p>
          </table:table-cell>
          <table:table-cell office:value-type="string">
            <text:p>Color gradient</text:p>
          </table:table-cell>
          <table:table-cell office:value-type="string">
            <text:p>Variação gradativa de core</text:p>
          </table:table-cell>
          <table:table-cell office:value-type="string">
            <text:p>Variation de couleu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coltransp</text:p>
          </table:table-cell>
          <table:table-cell office:value-type="string">
            <text:p>Transparencia</text:p>
          </table:table-cell>
          <table:table-cell table:number-columns-repeated="2" office:value-type="string">
            <text:p>Transparency</text:p>
          </table:table-cell>
          <table:table-cell office:value-type="string">
            <text:p>Transparenc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savailfields</text:p>
          </table:table-cell>
          <table:table-cell office:value-type="string">
            <text:p>Campos disponibles</text:p>
          </table:table-cell>
          <table:table-cell office:value-type="string">
            <text:p>Available fields</text:p>
          </table:table-cell>
          <table:table-cell office:value-type="string">
            <text:p>Campos disponíveis</text:p>
          </table:table-cell>
          <table:table-cell office:value-type="string">
            <text:p>Champs disponibl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sviewfields</text:p>
          </table:table-cell>
          <table:table-cell office:value-type="string">
            <text:p>Campos visibles y orden</text:p>
          </table:table-cell>
          <table:table-cell office:value-type="string">
            <text:p>Visible fields and order</text:p>
          </table:table-cell>
          <table:table-cell office:value-type="string">
            <text:p>Campos visíveis e ordem</text:p>
          </table:table-cell>
          <table:table-cell office:value-type="string">
            <text:p>Champs visibles et ordr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sresxpage</text:p>
          </table:table-cell>
          <table:table-cell office:value-type="string">
            <text:p>Resultados por página</text:p>
          </table:table-cell>
          <table:table-cell office:value-type="string">
            <text:p>Results by page</text:p>
          </table:table-cell>
          <table:table-cell office:value-type="string">
            <text:p>Resultados por página</text:p>
          </table:table-cell>
          <table:table-cell office:value-type="string">
            <text:p>Résultats par pag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stotallevels</text:p>
          </table:table-cell>
          <table:table-cell office:value-type="string">
            <text:p>Seleccione los niveles de totalización</text:p>
          </table:table-cell>
          <table:table-cell office:value-type="string">
            <text:p>Select levels to be totalled</text:p>
          </table:table-cell>
          <table:table-cell office:value-type="string">
            <text:p>Selecione os níveis de totalização</text:p>
          </table:table-cell>
          <table:table-cell office:value-type="string">
            <text:p>Sélectionnez les niveaux de totalisatio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xtOrderBy</text:p>
          </table:table-cell>
          <table:table-cell office:value-type="string">
            <text:p>Ordenar por</text:p>
          </table:table-cell>
          <table:table-cell office:value-type="string">
            <text:p>Order by</text:p>
          </table:table-cell>
          <table:table-cell office:value-type="string">
            <text:p>Ordenar por</text:p>
          </table:table-cell>
          <table:table-cell office:value-type="string">
            <text:p>Ordonner pa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xtOrderBySerial</text:p>
          </table:table-cell>
          <table:table-cell table:number-columns-repeated="3" office:value-type="string">
            <text:p>Serial</text:p>
          </table:table-cell>
          <table:table-cell office:value-type="string">
            <text:p>Numéro de séri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xtOrderByDateEventGeography</text:p>
          </table:table-cell>
          <table:table-cell office:value-type="string">
            <text:p>Fecha/Evento/Geografía</text:p>
          </table:table-cell>
          <table:table-cell office:value-type="string">
            <text:p>Date/Event/Geography</text:p>
          </table:table-cell>
          <table:table-cell office:value-type="string">
            <text:p>Data/Evento/Geografía</text:p>
          </table:table-cell>
          <table:table-cell office:value-type="string">
            <text:p>Date/Événement/Géographi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xtOrderByDateGeographyEvent</text:p>
          </table:table-cell>
          <table:table-cell office:value-type="string">
            <text:p>Fecha/Geografía/Evento</text:p>
          </table:table-cell>
          <table:table-cell office:value-type="string">
            <text:p>Date/Geography/Event</text:p>
          </table:table-cell>
          <table:table-cell office:value-type="string">
            <text:p>Data/Geografía/Evento</text:p>
          </table:table-cell>
          <table:table-cell office:value-type="string">
            <text:p>Date/Géographie/Événement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xtOrderByGeographyEventDate</text:p>
          </table:table-cell>
          <table:table-cell office:value-type="string">
            <text:p>Geografía/Event/Fecha</text:p>
          </table:table-cell>
          <table:table-cell office:value-type="string">
            <text:p>Geography/Event/Date</text:p>
          </table:table-cell>
          <table:table-cell office:value-type="string">
            <text:p>Geografía/Evento/Data</text:p>
          </table:table-cell>
          <table:table-cell office:value-type="string">
            <text:p>Géographie/Événement/Dat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xtOrderByEventDateGeography</text:p>
          </table:table-cell>
          <table:table-cell office:value-type="string">
            <text:p>Evento/Fecha/Geografía</text:p>
          </table:table-cell>
          <table:table-cell office:value-type="string">
            <text:p>Event/Date/Geography</text:p>
          </table:table-cell>
          <table:table-cell office:value-type="string">
            <text:p>Evento/Data/Geografia</text:p>
          </table:table-cell>
          <table:table-cell office:value-type="string">
            <text:p>Événement/Date/Géographi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xtOrderByRecordCreation</text:p>
          </table:table-cell>
          <table:table-cell office:value-type="string">
            <text:p>Fecha de creación</text:p>
          </table:table-cell>
          <table:table-cell office:value-type="string">
            <text:p>Record creation date</text:p>
          </table:table-cell>
          <table:table-cell office:value-type="string">
            <text:p>Criação do registro</text:p>
          </table:table-cell>
          <table:table-cell office:value-type="string">
            <text:p>Création de la fich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xtOrderByRecordUpdate</text:p>
          </table:table-cell>
          <table:table-cell office:value-type="string">
            <text:p>Fecha de actualización</text:p>
          </table:table-cell>
          <table:table-cell office:value-type="string">
            <text:p>Record update date</text:p>
          </table:table-cell>
          <table:table-cell office:value-type="string">
            <text:p>Atualização de registro</text:p>
          </table:table-cell>
          <table:table-cell office:value-type="string">
            <text:p>Date of mettre á jou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serrmsgfrm</text:p>
          </table:table-cell>
          <table:table-cell office:value-type="string">
            <text:p>Debe escoger un nivel de totalización y por lo menos un campo a visualizar</text:p>
          </table:table-cell>
          <table:table-cell office:value-type="string">
            <text:p>Choose a level to be totalled and at least one field to be visualised</text:p>
          </table:table-cell>
          <table:table-cell office:value-type="string">
            <text:p>Deve escolher um nível de totalização e pelo menos um campo para visualizar</text:p>
          </table:table-cell>
          <table:table-cell office:value-type="string">
            <text:p>Vous devez choisir un niveau de totalisation et au moins un champ à affich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derrmsgfrm</text:p>
          </table:table-cell>
          <table:table-cell office:value-type="string">
            <text:p>Debe seleccionar por lo menos un campo</text:p>
          </table:table-cell>
          <table:table-cell office:value-type="string">
            <text:p>You must select at least one field</text:p>
          </table:table-cell>
          <table:table-cell office:value-type="string">
            <text:p>Deve selecionar pelo menos um campo</text:p>
          </table:table-cell>
          <table:table-cell office:value-type="string">
            <text:p>Vous devez sélectionner au moins un champ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balls</text:p>
          </table:table-cell>
          <table:table-cell office:value-type="string">
            <text:p>Todos</text:p>
          </table:table-cell>
          <table:table-cell office:value-type="string">
            <text:p>All</text:p>
          </table:table-cell>
          <table:table-cell office:value-type="string">
            <text:p>Todos</text:p>
          </table:table-cell>
          <table:table-cell office:value-type="string">
            <text:p>Tou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bnone</text:p>
          </table:table-cell>
          <table:table-cell office:value-type="string">
            <text:p>Limpiar</text:p>
          </table:table-cell>
          <table:table-cell office:value-type="string">
            <text:p>Clean</text:p>
          </table:table-cell>
          <table:table-cell office:value-type="string">
            <text:p>Limpar</text:p>
          </table:table-cell>
          <table:table-cell office:value-type="string">
            <text:p>Nettoy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nd</text:p>
          </table:table-cell>
          <table:table-cell office:value-type="string">
            <text:p>y</text:p>
          </table:table-cell>
          <table:table-cell office:value-type="string">
            <text:p>and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or</text:p>
          </table:table-cell>
          <table:table-cell office:value-type="string">
            <text:p>o</text:p>
          </table:table-cell>
          <table:table-cell office:value-type="string">
            <text:p>or</text:p>
          </table:table-cell>
          <table:table-cell table:number-columns-repeated="2" office:value-type="string">
            <text:p>ou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titegp</text:p>
          </table:table-cell>
          <table:table-cell office:value-type="string">
            <text:p>Personas y bienes</text:p>
          </table:table-cell>
          <table:table-cell office:value-type="string">
            <text:p>Persons and property</text:p>
          </table:table-cell>
          <table:table-cell office:value-type="string">
            <text:p>Pessoas e bens</text:p>
          </table:table-cell>
          <table:table-cell office:value-type="string">
            <text:p>Personnes et bien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titeis</text:p>
          </table:table-cell>
          <table:table-cell office:value-type="string">
            <text:p>Sectores</text:p>
          </table:table-cell>
          <table:table-cell office:value-type="string">
            <text:p>Sectors</text:p>
          </table:table-cell>
          <table:table-cell office:value-type="string">
            <text:p>Setores</text:p>
          </table:table-cell>
          <table:table-cell office:value-type="string">
            <text:p>Secteur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titloss</text:p>
          </table:table-cell>
          <table:table-cell office:value-type="string">
            <text:p>Pérdidas Económicas</text:p>
          </table:table-cell>
          <table:table-cell office:value-type="string">
            <text:p>Economic Losses</text:p>
          </table:table-cell>
          <table:table-cell office:value-type="string">
            <text:p>As perdas econômicas</text:p>
          </table:table-cell>
          <table:table-cell office:value-type="string">
            <text:p>Pertes Économiqu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date</text:p>
          </table:table-cell>
          <table:table-cell office:value-type="string">
            <text:p>Periodo</text:p>
          </table:table-cell>
          <table:table-cell office:value-type="string">
            <text:p>Range</text:p>
          </table:table-cell>
          <table:table-cell office:value-type="string">
            <text:p>Período</text:p>
          </table:table-cell>
          <table:table-cell office:value-type="string">
            <text:p>Périod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titsince</text:p>
          </table:table-cell>
          <table:table-cell office:value-type="string">
            <text:p>Desde</text:p>
          </table:table-cell>
          <table:table-cell office:value-type="string">
            <text:p>From</text:p>
          </table:table-cell>
          <table:table-cell office:value-type="string">
            <text:p>Desde</text:p>
          </table:table-cell>
          <table:table-cell office:value-type="string">
            <text:p>Depui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tituntil</text:p>
          </table:table-cell>
          <table:table-cell office:value-type="string">
            <text:p>Hasta</text:p>
          </table:table-cell>
          <table:table-cell office:value-type="string">
            <text:p>To</text:p>
          </table:table-cell>
          <table:table-cell office:value-type="string">
            <text:p>Até</text:p>
          </table:table-cell>
          <table:table-cell office:value-type="string">
            <text:p>Jusqu'à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only</text:p>
          </table:table-cell>
          <table:table-cell office:value-type="string">
            <text:p>Solamente</text:p>
          </table:table-cell>
          <table:table-cell office:value-type="string">
            <text:p>Only</text:p>
          </table:table-cell>
          <table:table-cell office:value-type="string">
            <text:p>Somente</text:p>
          </table:table-cell>
          <table:table-cell office:value-type="string">
            <text:p>Uniquement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exclude</text:p>
          </table:table-cell>
          <table:table-cell office:value-type="string">
            <text:p>Excluir</text:p>
          </table:table-cell>
          <table:table-cell office:value-type="string">
            <text:p>Exclude</text:p>
          </table:table-cell>
          <table:table-cell office:value-type="string">
            <text:p>Excluir</text:p>
          </table:table-cell>
          <table:table-cell office:value-type="string">
            <text:p>Exclur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include</text:p>
          </table:table-cell>
          <table:table-cell office:value-type="string">
            <text:p>Incluir</text:p>
          </table:table-cell>
          <table:table-cell office:value-type="string">
            <text:p>Include</text:p>
          </table:table-cell>
          <table:table-cell office:value-type="string">
            <text:p>Incluir</text:p>
          </table:table-cell>
          <table:table-cell office:value-type="string">
            <text:p>Inclur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clean</text:p>
          </table:table-cell>
          <table:table-cell office:value-type="string">
            <text:p>Limpiar</text:p>
          </table:table-cell>
          <table:table-cell office:value-type="string">
            <text:p>Clean</text:p>
          </table:table-cell>
          <table:table-cell office:value-type="string">
            <text:p>Limpar</text:p>
          </table:table-cell>
          <table:table-cell office:value-type="string">
            <text:p>Nettoy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send</text:p>
          </table:table-cell>
          <table:table-cell office:value-type="string">
            <text:p>Generar</text:p>
          </table:table-cell>
          <table:table-cell office:value-type="string">
            <text:p>Generate</text:p>
          </table:table-cell>
          <table:table-cell office:value-type="string">
            <text:p>Gerar</text:p>
          </table:table-cell>
          <table:table-cell office:value-type="string">
            <text:p>Génér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close</text:p>
          </table:table-cell>
          <table:table-cell office:value-type="string">
            <text:p>Cerrar</text:p>
          </table:table-cell>
          <table:table-cell office:value-type="string">
            <text:p>Close</text:p>
          </table:table-cell>
          <table:table-cell office:value-type="string">
            <text:p>Fechar</text:p>
          </table:table-cell>
          <table:table-cell office:value-type="string">
            <text:p>Ferm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mguidedef</text:p>
          </table:table-cell>
          <table:table-cell office:value-type="string">
            <text:p>Definición</text:p>
          </table:table-cell>
          <table:table-cell office:value-type="string">
            <text:p>Definition</text:p>
          </table:table-cell>
          <table:table-cell office:value-type="string">
            <text:p>Definição</text:p>
          </table:table-cell>
          <table:table-cell office:value-type="string">
            <text:p>Définitio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hmoreinfo</text:p>
          </table:table-cell>
          <table:table-cell office:value-type="string">
            <text:p>Guía metodológica</text:p>
          </table:table-cell>
          <table:table-cell office:value-type="string">
            <text:p>Methodological guide</text:p>
          </table:table-cell>
          <table:table-cell office:value-type="string">
            <text:p>Ver Guia metodológico</text:p>
          </table:table-cell>
          <table:table-cell office:value-type="string">
            <text:p>Guide méthodologiqu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descinfo</text:p>
          </table:table-cell>
          <table:table-cell office:value-type="string">
            <text:p>De click en el campo deseado para ver la descripción de dicho elemento</text:p>
          </table:table-cell>
          <table:table-cell office:value-type="string">
            <text:p>Click on the field to see a description of the element</text:p>
          </table:table-cell>
          <table:table-cell office:value-type="string">
            <text:p>Selecione no campo desejado para ver a descrição</text:p>
          </table:table-cell>
          <table:table-cell office:value-type="string">
            <text:p>Cliquez sur le champ souhaité pour voir la description de cet élément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cntclick</text:p>
          </table:table-cell>
          <table:table-cell office:value-type="string">
            <text:p>Ctrl Click para selección múltiple o deseleccionar</text:p>
          </table:table-cell>
          <table:table-cell office:value-type="string">
            <text:p>Ctrl+Click for multiple selection or de-selection</text:p>
          </table:table-cell>
          <table:table-cell office:value-type="string">
            <text:p>Ctrl + Click para seleção múltiple ou desmarcar</text:p>
          </table:table-cell>
          <table:table-cell office:value-type="string">
            <text:p>Ctrl Clic pour une sélection multiple ou pour désélectionn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uxhave</text:p>
          </table:table-cell>
          <table:table-cell office:value-type="string">
            <text:p>Hay</text:p>
          </table:table-cell>
          <table:table-cell office:value-type="string">
            <text:p>There is/are</text:p>
          </table:table-cell>
          <table:table-cell office:value-type="string">
            <text:p>Há</text:p>
          </table:table-cell>
          <table:table-cell office:value-type="string">
            <text:p>Existenc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uxaffect</text:p>
          </table:table-cell>
          <table:table-cell office:value-type="string">
            <text:p>Afectó</text:p>
          </table:table-cell>
          <table:table-cell office:value-type="string">
            <text:p>Affected</text:p>
          </table:table-cell>
          <table:table-cell office:value-type="string">
            <text:p>Afetou</text:p>
          </table:table-cell>
          <table:table-cell office:value-type="string">
            <text:p>Affectatio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repnum</text:p>
          </table:table-cell>
          <table:table-cell office:value-type="string">
            <text:p>Número de fichas</text:p>
          </table:table-cell>
          <table:table-cell office:value-type="string">
            <text:p>Reports</text:p>
          </table:table-cell>
          <table:table-cell office:value-type="string">
            <text:p>Formulários</text:p>
          </table:table-cell>
          <table:table-cell office:value-type="string">
            <text:p>Donné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bout</text:p>
          </table:table-cell>
          <table:table-cell office:value-type="string">
            <text:p>Correo electrónico: desinventar@desinventar.org</text:p>
          </table:table-cell>
          <table:table-cell office:value-type="string">
            <text:p>© 1998 – 2009 Corporación OSSO</text:p>
          </table:table-cell>
          <table:table-cell office:value-type="string">
            <text:p>\nCali – Colombia \nEmail: desinventar@desinventar.org</text:p>
          </table:table-cell>
          <table:table-cell office:value-type="string">
            <text:p>Courrier électronique: désinventer@désinventer.org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serialmsg</text:p>
          </table:table-cell>
          <table:table-cell office:value-type="string">
            <text:p>Puede incluir o excluir uno o varios seriales. Los seriales debe separarlos por espacios</text:p>
          </table:table-cell>
          <table:table-cell office:value-type="string">
            <text:p>May include or exclude one or several serials. Serials should be separated by spaces.</text:p>
          </table:table-cell>
          <table:table-cell office:value-type="string">
            <text:p>Pode incluir ou excluir um ou vários seriais. Os seriais devem ser separados com espaços</text:p>
          </table:table-cell>
          <table:table-cell office:value-type="string">
            <text:p>Peut inclure ou exclure un ou plusieurs numéros de série. Les numéros de série doivent être séparés par des espac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serial</text:p>
          </table:table-cell>
          <table:table-cell office:value-type="string">
            <text:p>Seriales</text:p>
          </table:table-cell>
          <table:table-cell office:value-type="string">
            <text:p>Serials</text:p>
          </table:table-cell>
          <table:table-cell office:value-type="string">
            <text:p>Seriais</text:p>
          </table:table-cell>
          <table:table-cell office:value-type="string">
            <text:p>Numéros de séri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dcstatus</text:p>
          </table:table-cell>
          <table:table-cell office:value-type="string">
            <text:p>Estado de ficha</text:p>
          </table:table-cell>
          <table:table-cell office:value-type="string">
            <text:p>Data card Status</text:p>
          </table:table-cell>
          <table:table-cell office:value-type="string">
            <text:p>Estado de formulário</text:p>
          </table:table-cell>
          <table:table-cell office:value-type="string">
            <text:p>État de la carte de donné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dcpublished</text:p>
          </table:table-cell>
          <table:table-cell office:value-type="string">
            <text:p>Publicada</text:p>
          </table:table-cell>
          <table:table-cell office:value-type="string">
            <text:p>Published</text:p>
          </table:table-cell>
          <table:table-cell office:value-type="string">
            <text:p>Publicado</text:p>
          </table:table-cell>
          <table:table-cell office:value-type="string">
            <text:p>Publié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dcready</text:p>
          </table:table-cell>
          <table:table-cell office:value-type="string">
            <text:p>Por aprobar</text:p>
          </table:table-cell>
          <table:table-cell office:value-type="string">
            <text:p>To aprove</text:p>
          </table:table-cell>
          <table:table-cell office:value-type="string">
            <text:p>Por aprovar</text:p>
          </table:table-cell>
          <table:table-cell office:value-type="string">
            <text:p>En cours d'approbatio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dcdraft</text:p>
          </table:table-cell>
          <table:table-cell office:value-type="string">
            <text:p>Borrador</text:p>
          </table:table-cell>
          <table:table-cell office:value-type="string">
            <text:p>Draft</text:p>
          </table:table-cell>
          <table:table-cell office:value-type="string">
            <text:p>Rascunho</text:p>
          </table:table-cell>
          <table:table-cell office:value-type="string">
            <text:p>Projet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dctrash</text:p>
          </table:table-cell>
          <table:table-cell office:value-type="string">
            <text:p>Para eliminar</text:p>
          </table:table-cell>
          <table:table-cell office:value-type="string">
            <text:p>To delete</text:p>
          </table:table-cell>
          <table:table-cell office:value-type="string">
            <text:p>Para eliminar</text:p>
          </table:table-cell>
          <table:table-cell office:value-type="string">
            <text:p>À élimin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dateformat</text:p>
          </table:table-cell>
          <table:table-cell office:value-type="string">
            <text:p>Formato AAAA MM DD</text:p>
          </table:table-cell>
          <table:table-cell office:value-type="string">
            <text:p>Date format YYYY MM DD</text:p>
          </table:table-cell>
          <table:table-cell office:value-type="string">
            <text:p>Formato AAAA MM DD</text:p>
          </table:table-cell>
          <table:table-cell office:value-type="string">
            <text:p>Format AAAA MM DD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hlpquery</text:p>
          </table:table-cell>
          <table:table-cell office:value-type="string">
            <text:p>Si no selecciona nada</text:p>
          </table:table-cell>
          <table:table-cell office:value-type="string">
            <text:p>significa que consultará toda la base de datos</text:p>
          </table:table-cell>
          <table:table-cell office:value-type="string">
            <text:p>If you do not select any option</text:p>
          </table:table-cell>
          <table:table-cell office:value-type="string">
            <text:p>significa que consultará toda la base de dato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effhav</text:p>
          </table:table-cell>
          <table:table-cell office:value-type="string">
            <text:p>Hubo</text:p>
          </table:table-cell>
          <table:table-cell office:value-type="string">
            <text:p>There were</text:p>
          </table:table-cell>
          <table:table-cell office:value-type="string">
            <text:p>Houve</text:p>
          </table:table-cell>
          <table:table-cell office:value-type="string">
            <text:p>Il y en a eu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effhavnot</text:p>
          </table:table-cell>
          <table:table-cell office:value-type="string">
            <text:p>No hubo</text:p>
          </table:table-cell>
          <table:table-cell office:value-type="string">
            <text:p>There weren't any</text:p>
          </table:table-cell>
          <table:table-cell office:value-type="string">
            <text:p>Não houve</text:p>
          </table:table-cell>
          <table:table-cell office:value-type="string">
            <text:p>Il n'y en a pas eu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effdontknow</text:p>
          </table:table-cell>
          <table:table-cell office:value-type="string">
            <text:p>No sabe</text:p>
          </table:table-cell>
          <table:table-cell office:value-type="string">
            <text:p>Don't know</text:p>
          </table:table-cell>
          <table:table-cell office:value-type="string">
            <text:p>Não sabe</text:p>
          </table:table-cell>
          <table:table-cell office:value-type="string">
            <text:p>Ne sait pa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effmajor</text:p>
          </table:table-cell>
          <table:table-cell office:value-type="string">
            <text:p>Mayor o igual a</text:p>
          </table:table-cell>
          <table:table-cell office:value-type="string">
            <text:p>Greater than or equal to</text:p>
          </table:table-cell>
          <table:table-cell office:value-type="string">
            <text:p>Maior ou igual a</text:p>
          </table:table-cell>
          <table:table-cell office:value-type="string">
            <text:p>Supérieur ou égal à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effminor</text:p>
          </table:table-cell>
          <table:table-cell office:value-type="string">
            <text:p>Menor o igual a</text:p>
          </table:table-cell>
          <table:table-cell office:value-type="string">
            <text:p>Less than or equal to</text:p>
          </table:table-cell>
          <table:table-cell office:value-type="string">
            <text:p>Menor ou igual a</text:p>
          </table:table-cell>
          <table:table-cell office:value-type="string">
            <text:p>Inférieur ou égal à 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effequal</text:p>
          </table:table-cell>
          <table:table-cell office:value-type="string">
            <text:p>Igual a</text:p>
          </table:table-cell>
          <table:table-cell office:value-type="string">
            <text:p>Equal to</text:p>
          </table:table-cell>
          <table:table-cell office:value-type="string">
            <text:p>Igual a</text:p>
          </table:table-cell>
          <table:table-cell office:value-type="string">
            <text:p>Égal à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effbetween</text:p>
          </table:table-cell>
          <table:table-cell office:value-type="string">
            <text:p>Entre</text:p>
          </table:table-cell>
          <table:table-cell office:value-type="string">
            <text:p>Between</text:p>
          </table:table-cell>
          <table:table-cell table:number-columns-repeated="2" office:value-type="string">
            <text:p>Entr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like</text:p>
          </table:table-cell>
          <table:table-cell office:value-type="string">
            <text:p>Expresión</text:p>
          </table:table-cell>
          <table:table-cell office:value-type="string">
            <text:p>Like</text:p>
          </table:table-cell>
          <table:table-cell office:value-type="string">
            <text:p>Like*</text:p>
          </table:table-cell>
          <table:table-cell office:value-type="string">
            <text:p>Expressio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dvqryhelp</text:p>
          </table:table-cell>
          <table:table-cell office:value-type="string">
            <text:p>Seleccione un campo seguido de un operador y el valor correspondiente</text:p>
          </table:table-cell>
          <table:table-cell office:value-type="string">
            <text:p>Select field follow of operator and value</text:p>
          </table:table-cell>
          <table:table-cell office:value-type="string">
            <text:p>Select field follow of operator and value*</text:p>
          </table:table-cell>
          <table:table-cell office:value-type="string">
            <text:p>Sélectionnez un champ suivi d'un opérateur et de la valeur correspondant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qlessthan</text:p>
          </table:table-cell>
          <table:table-cell office:value-type="string">
            <text:p>Busca fichas con valores menores al especificado: ej. fecha inicio &lt; \'1920\' o Muertos &lt; 10</text:p>
          </table:table-cell>
          <table:table-cell office:value-type="string">
            <text:p>Find cards with values menores al especificado: ej. fecha inicio &lt; \'1920\' o Muertos &lt; 10</text:p>
          </table:table-cell>
          <table:table-cell office:value-type="string">
            <text:p>Find cards with values menores al especificado: ej. fecha inicio &lt; \'1920\' o Muertos &lt; 10*</text:p>
          </table:table-cell>
          <table:table-cell office:value-type="string">
            <text:p>Recherche de cartes de données ayant des valeurs inférieures à la valeur spécifiée. Ex.: date début &lt; \'1920\' ou Morts &lt; 10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qgreathan</text:p>
          </table:table-cell>
          <table:table-cell office:value-type="string">
            <text:p>Busca fichas con valores mayores al especificado: ej. fecha inicio &gt; \'1999\' o Damnificados &gt; 1000</text:p>
          </table:table-cell>
          <table:table-cell office:value-type="string">
            <text:p>Find cards with values <text:s/>mayores al especificado: ej. fecha inicio &gt; \'1999\' o Damnificados &gt; 1000</text:p>
          </table:table-cell>
          <table:table-cell office:value-type="string">
            <text:p>Find cards with values <text:s/>mayores al especificado: ej. fecha inicio &gt; \'1999\' o Damnificados &gt; 1000*</text:p>
          </table:table-cell>
          <table:table-cell office:value-type="string">
            <text:p>Recherche de cartes de données d'une valeur supérieure à la valeur spécifiée. Ex.: date début&gt; \'1999\' o Sinistrés &gt; 1000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qequalto</text:p>
          </table:table-cell>
          <table:table-cell office:value-type="string">
            <text:p>Busca fichas con valores exactamente igual al especificado: ej. fecha inicio</text:p>
          </table:table-cell>
          <table:table-cell table:number-columns-repeated="2" office:value-type="string">
            <text:p>Find cards with values exactamente igual al especificado: ej. fecha inicio</text:p>
          </table:table-cell>
          <table:table-cell office:value-type="string">
            <text:p>Recherche de cartes de données d'une valeur exactement égale à la valeur spécifiée: ex.: date début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qnoteqto</text:p>
          </table:table-cell>
          <table:table-cell office:value-type="string">
            <text:p>Busca fichas con valores diferentes al especificado: ej. Muertos &lt;&gt; 10</text:p>
          </table:table-cell>
          <table:table-cell office:value-type="string">
            <text:p>Find cards with values <text:s/>diferentes al especificado: ej. Muertos &lt;&gt; 10</text:p>
          </table:table-cell>
          <table:table-cell office:value-type="string">
            <text:p>Find cards with values <text:s/>diferentes al especificado: ej. Muertos &lt;&gt; 10*</text:p>
          </table:table-cell>
          <table:table-cell office:value-type="string">
            <text:p>Recherche de cartes de données ayant des valeurs différentes à la valeur spécifiée: ex.: Morts &lt;&gt; 10 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qlike</text:p>
          </table:table-cell>
          <table:table-cell office:value-type="string">
            <text:p>Busca una palabra o frase dentro de los campos de texto. Por ejemplo: Sitio LIKE \'%cauca%\' o Fuente LIKE \'%comercio%\'</text:p>
          </table:table-cell>
          <table:table-cell office:value-type="string">
            <text:p>Find a word or phrase in the text fields. i.e. Sitio LIKE \'%cauca%\' or Fuente LIKE \'%comercio%\'</text:p>
          </table:table-cell>
          <table:table-cell office:value-type="string">
            <text:p>Encontre uma palavra ou frase nos campos de texto. Por exemplo: Sitio LIKE \'%cauca%\'* ou Fuente LIKE \'%comercio%\'</text:p>
          </table:table-cell>
          <table:table-cell office:value-type="string">
            <text:p>Recherche d'un mot ou d'une phrase dans les champs de texte: Par exemple: Site LIKE\'%cauca%\' ou Source LIKE \'%commerce%\'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qwere</text:p>
          </table:table-cell>
          <table:table-cell office:value-type="string">
            <text:p>Busca fichas donde hubo ocurrencia del efecto o afectó el sector.</text:p>
          </table:table-cell>
          <table:table-cell office:value-type="string">
            <text:p>Find cards where there were ocurrence of effect or affect the sector.</text:p>
          </table:table-cell>
          <table:table-cell office:value-type="string">
            <text:p>Find cards where there were ocurrence of effect or affect the sector.*</text:p>
          </table:table-cell>
          <table:table-cell office:value-type="string">
            <text:p>Recherche de cartes de données où l'effet s'est présenté ou il a affecté le secteu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qwerent</text:p>
          </table:table-cell>
          <table:table-cell office:value-type="string">
            <text:p>Busca fichas donde NO hubo ocurrencia del efecto o NO afectó el sector.</text:p>
          </table:table-cell>
          <table:table-cell office:value-type="string">
            <text:p>Find cards where there were not ocurrence of effect or not affect the sector.</text:p>
          </table:table-cell>
          <table:table-cell office:value-type="string">
            <text:p>Find cards where there were not ocurrence of effect or not affect the sector.*</text:p>
          </table:table-cell>
          <table:table-cell office:value-type="string">
            <text:p>Recherche de cartes de données où l'effet ne s'est pas produit ou il n'a pas affecté le secteu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qdntknow</text:p>
          </table:table-cell>
          <table:table-cell office:value-type="string">
            <text:p>Busca fichas donde NO se sabe si hubo o nó efectos o afectación del sector.</text:p>
          </table:table-cell>
          <table:table-cell office:value-type="string">
            <text:p>Find cards where where donot know if there were or not of effect or affect the sector.</text:p>
          </table:table-cell>
          <table:table-cell office:value-type="string">
            <text:p>Find cards where where donot know if there were or not of effect or affect the sector.*</text:p>
          </table:table-cell>
          <table:table-cell office:value-type="string">
            <text:p>Recherche de cartes de données où l'on ne sait pas si des effets se sont présentés ou no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qandopt</text:p>
          </table:table-cell>
          <table:table-cell office:value-type="string">
            <text:p>Busca fichas que cumplen la condición de verdad de los elementos conectados.</text:p>
          </table:table-cell>
          <table:table-cell office:value-type="string">
            <text:p>Find cards than apply true condition of TWO connected elements.</text:p>
          </table:table-cell>
          <table:table-cell office:value-type="string">
            <text:p>Find cards than apply true condition of TWO connected elements.*</text:p>
          </table:table-cell>
          <table:table-cell office:value-type="string">
            <text:p>Recherche de cartes de données satisfaisant à la condition de vérité des éléments connecté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qoropt</text:p>
          </table:table-cell>
          <table:table-cell office:value-type="string">
            <text:p>Busca fichas que cumplen la condición de verdad de alguno o ambos elementos conectados.</text:p>
          </table:table-cell>
          <table:table-cell office:value-type="string">
            <text:p>Find cards than apply true condition of someone or both connected elements.</text:p>
          </table:table-cell>
          <table:table-cell office:value-type="string">
            <text:p>Find cards than apply true condition of someone or both connected elements.*</text:p>
          </table:table-cell>
          <table:table-cell office:value-type="string">
            <text:p>Recherche de cartes de données satisfaisant à la condition de vérité d'un ou des deux éléments connectés</text:p>
          </table:table-cell>
        </table:table-row>
        <table:table-row table:style-name="ro1">
          <table:table-cell office:value-type="string">
            <text:p>di8_listdb</text:p>
          </table:table-cell>
          <table:table-cell office:value-type="string">
            <text:p>listdbTitle</text:p>
          </table:table-cell>
          <table:table-cell office:value-type="string">
            <text:p>Inventarios de Desastres disponibles</text:p>
          </table:table-cell>
          <table:table-cell office:value-type="string">
            <text:p>Available Disaster Inventories</text:p>
          </table:table-cell>
          <table:table-cell/>
          <table:table-cell office:value-type="string">
            <text:p>Inventaires de Désastres disponibles</text:p>
          </table:table-cell>
        </table:table-row>
        <table:table-row table:style-name="ro1">
          <table:table-cell office:value-type="string">
            <text:p>di8_listdb</text:p>
          </table:table-cell>
          <table:table-cell office:value-type="string">
            <text:p>listdbCountry</text:p>
          </table:table-cell>
          <table:table-cell office:value-type="string">
            <text:p>Código país</text:p>
          </table:table-cell>
          <table:table-cell office:value-type="string">
            <text:p>Country code</text:p>
          </table:table-cell>
          <table:table-cell office:value-type="string">
            <text:p>Código do país</text:p>
          </table:table-cell>
          <table:table-cell office:value-type="string">
            <text:p>Code du pays</text:p>
          </table:table-cell>
        </table:table-row>
        <table:table-row table:style-name="ro1">
          <table:table-cell office:value-type="string">
            <text:p>di8_listdb</text:p>
          </table:table-cell>
          <table:table-cell office:value-type="string">
            <text:p>listdbRegion</text:p>
          </table:table-cell>
          <table:table-cell office:value-type="string">
            <text:p>Región</text:p>
          </table:table-cell>
          <table:table-cell office:value-type="string">
            <text:p>Region</text:p>
          </table:table-cell>
          <table:table-cell office:value-type="string">
            <text:p>Região</text:p>
          </table:table-cell>
          <table:table-cell office:value-type="string">
            <text:p>Région</text:p>
          </table:table-cell>
        </table:table-row>
        <table:table-row table:style-name="ro1">
          <table:table-cell office:value-type="string">
            <text:p>di8_listdb</text:p>
          </table:table-cell>
          <table:table-cell office:value-type="string">
            <text:p>listdbStatus</text:p>
          </table:table-cell>
          <table:table-cell office:value-type="string">
            <text:p>Estado</text:p>
          </table:table-cell>
          <table:table-cell table:number-columns-repeated="2" office:value-type="string">
            <text:p>Status</text:p>
          </table:table-cell>
          <table:table-cell office:value-type="string">
            <text:p>État</text:p>
          </table:table-cell>
        </table:table-row>
        <table:table-row table:style-name="ro1">
          <table:table-cell office:value-type="string">
            <text:p>di8_listdb</text:p>
          </table:table-cell>
          <table:table-cell office:value-type="string">
            <text:p>listdbPublic</text:p>
          </table:table-cell>
          <table:table-cell office:value-type="string">
            <text:p>PUBLICA</text:p>
          </table:table-cell>
          <table:table-cell office:value-type="string">
            <text:p>PUBLIC</text:p>
          </table:table-cell>
          <table:table-cell office:value-type="string">
            <text:p>PUBLICO</text:p>
          </table:table-cell>
          <table:table-cell office:value-type="string">
            <text:p>PUBLIQUE</text:p>
          </table:table-cell>
        </table:table-row>
        <table:table-row table:style-name="ro1">
          <table:table-cell office:value-type="string">
            <text:p>di8_listdb</text:p>
          </table:table-cell>
          <table:table-cell office:value-type="string">
            <text:p>listdbPrivate</text:p>
          </table:table-cell>
          <table:table-cell office:value-type="string">
            <text:p>PRIVADA</text:p>
          </table:table-cell>
          <table:table-cell office:value-type="string">
            <text:p>PRIVATE</text:p>
          </table:table-cell>
          <table:table-cell office:value-type="string">
            <text:p>PRIVADO</text:p>
          </table:table-cell>
          <table:table-cell office:value-type="string">
            <text:p>PRIVÉE</text:p>
          </table:table-cell>
        </table:table-row>
        <table:table-row table:style-name="ro1">
          <table:table-cell office:value-type="string">
            <text:p>dc_qdetails</text:p>
          </table:table-cell>
          <table:table-cell office:value-type="string">
            <text:p>geo</text:p>
          </table:table-cell>
          <table:table-cell office:value-type="string">
            <text:p>Geografía</text:p>
          </table:table-cell>
          <table:table-cell office:value-type="string">
            <text:p>Geography</text:p>
          </table:table-cell>
          <table:table-cell office:value-type="string">
            <text:p>Geografia</text:p>
          </table:table-cell>
          <table:table-cell office:value-type="string">
            <text:p>Géographie</text:p>
          </table:table-cell>
        </table:table-row>
        <table:table-row table:style-name="ro1">
          <table:table-cell office:value-type="string">
            <text:p>dc_qdetails</text:p>
          </table:table-cell>
          <table:table-cell office:value-type="string">
            <text:p>eve</text:p>
          </table:table-cell>
          <table:table-cell office:value-type="string">
            <text:p>Tipos de eventos</text:p>
          </table:table-cell>
          <table:table-cell office:value-type="string">
            <text:p>Type of events</text:p>
          </table:table-cell>
          <table:table-cell office:value-type="string">
            <text:p>Tipos de eventos</text:p>
          </table:table-cell>
          <table:table-cell office:value-type="string">
            <text:p>Types d'évènements</text:p>
          </table:table-cell>
        </table:table-row>
        <table:table-row table:style-name="ro1">
          <table:table-cell office:value-type="string">
            <text:p>dc_qdetails</text:p>
          </table:table-cell>
          <table:table-cell office:value-type="string">
            <text:p>cau</text:p>
          </table:table-cell>
          <table:table-cell office:value-type="string">
            <text:p>Tipos de causas</text:p>
          </table:table-cell>
          <table:table-cell office:value-type="string">
            <text:p>Type of causes</text:p>
          </table:table-cell>
          <table:table-cell office:value-type="string">
            <text:p>Tipos de causas</text:p>
          </table:table-cell>
          <table:table-cell office:value-type="string">
            <text:p>Types de causes</text:p>
          </table:table-cell>
        </table:table-row>
        <table:table-row table:style-name="ro1">
          <table:table-cell office:value-type="string">
            <text:p>dc_qdetails</text:p>
          </table:table-cell>
          <table:table-cell office:value-type="string">
            <text:p>eff</text:p>
          </table:table-cell>
          <table:table-cell office:value-type="string">
            <text:p>Efectos</text:p>
          </table:table-cell>
          <table:table-cell office:value-type="string">
            <text:p>Effects</text:p>
          </table:table-cell>
          <table:table-cell office:value-type="string">
            <text:p>Efeitos</text:p>
          </table:table-cell>
          <table:table-cell office:value-type="string">
            <text:p>Effets</text:p>
          </table:table-cell>
        </table:table-row>
        <table:table-row table:style-name="ro1">
          <table:table-cell office:value-type="string">
            <text:p>dc_qdetails</text:p>
          </table:table-cell>
          <table:table-cell office:value-type="string">
            <text:p>beg</text:p>
          </table:table-cell>
          <table:table-cell office:value-type="string">
            <text:p>Desde</text:p>
          </table:table-cell>
          <table:table-cell office:value-type="string">
            <text:p>Since</text:p>
          </table:table-cell>
          <table:table-cell office:value-type="string">
            <text:p>Desde</text:p>
          </table:table-cell>
          <table:table-cell office:value-type="string">
            <text:p>Depuis</text:p>
          </table:table-cell>
        </table:table-row>
        <table:table-row table:style-name="ro1">
          <table:table-cell office:value-type="string">
            <text:p>dc_qdetails</text:p>
          </table:table-cell>
          <table:table-cell office:value-type="string">
            <text:p>end</text:p>
          </table:table-cell>
          <table:table-cell office:value-type="string">
            <text:p>Hasta</text:p>
          </table:table-cell>
          <table:table-cell office:value-type="string">
            <text:p>Until</text:p>
          </table:table-cell>
          <table:table-cell office:value-type="string">
            <text:p>Até</text:p>
          </table:table-cell>
          <table:table-cell office:value-type="string">
            <text:p>Jusqu'à</text:p>
          </table:table-cell>
        </table:table-row>
        <table:table-row table:style-name="ro1">
          <table:table-cell office:value-type="string">
            <text:p>dc_qdetails</text:p>
          </table:table-cell>
          <table:table-cell office:value-type="string">
            <text:p>sou</text:p>
          </table:table-cell>
          <table:table-cell office:value-type="string">
            <text:p>Fuente</text:p>
          </table:table-cell>
          <table:table-cell office:value-type="string">
            <text:p>Data sources</text:p>
          </table:table-cell>
          <table:table-cell office:value-type="string">
            <text:p>Fonte</text:p>
          </table:table-cell>
          <table:table-cell office:value-type="string">
            <text:p>Source</text:p>
          </table:table-cell>
        </table:table-row>
        <table:table-row table:style-name="ro1">
          <table:table-cell office:value-type="string">
            <text:p>dc_qdetails</text:p>
          </table:table-cell>
          <table:table-cell office:value-type="string">
            <text:p>ser</text:p>
          </table:table-cell>
          <table:table-cell office:value-type="string">
            <text:p>Seriales</text:p>
          </table:table-cell>
          <table:table-cell office:value-type="string">
            <text:p>Serials</text:p>
          </table:table-cell>
          <table:table-cell office:value-type="string">
            <text:p>Seriais</text:p>
          </table:table-cell>
          <table:table-cell office:value-type="string">
            <text:p>Numéros de série</text:p>
          </table:table-cell>
        </table:table-row>
        <table:table-row table:style-name="ro1">
          <table:table-cell office:value-type="string">
            <text:p>dc_data</text:p>
          </table:table-cell>
          <table:table-cell office:value-type="string">
            <text:p>ttitle</text:p>
          </table:table-cell>
          <table:table-cell office:value-type="string">
            <text:p>Datos</text:p>
          </table:table-cell>
          <table:table-cell office:value-type="string">
            <text:p>Data</text:p>
          </table:table-cell>
          <table:table-cell office:value-type="string">
            <text:p>Dados</text:p>
          </table:table-cell>
          <table:table-cell office:value-type="string">
            <text:p>Données</text:p>
          </table:table-cell>
        </table:table-row>
        <table:table-row table:style-name="ro1">
          <table:table-cell office:value-type="string">
            <text:p>dc_data</text:p>
          </table:table-cell>
          <table:table-cell office:value-type="string">
            <text:p>tpage</text:p>
          </table:table-cell>
          <table:table-cell office:value-type="string">
            <text:p>Páginas:</text:p>
          </table:table-cell>
          <table:table-cell office:value-type="string">
            <text:p>Pages:</text:p>
          </table:table-cell>
          <table:table-cell office:value-type="string">
            <text:p>Páginas:</text:p>
          </table:table-cell>
          <table:table-cell office:value-type="string">
            <text:p>Pages:</text:p>
          </table:table-cell>
        </table:table-row>
        <table:table-row table:style-name="ro1">
          <table:table-cell office:value-type="string">
            <text:p>dc_data</text:p>
          </table:table-cell>
          <table:table-cell office:value-type="string">
            <text:p>tnumof</text:p>
          </table:table-cell>
          <table:table-cell office:value-type="string">
            <text:p>de</text:p>
          </table:table-cell>
          <table:table-cell office:value-type="string">
            <text:p>From</text:p>
          </table:table-cell>
          <table:table-cell table:number-columns-repeated="2" office:value-type="string">
            <text:p>de</text:p>
          </table:table-cell>
        </table:table-row>
        <table:table-row table:style-name="ro1">
          <table:table-cell office:value-type="string">
            <text:p>dc_data</text:p>
          </table:table-cell>
          <table:table-cell office:value-type="string">
            <text:p>trepnum</text:p>
          </table:table-cell>
          <table:table-cell office:value-type="string">
            <text:p>Fichas</text:p>
          </table:table-cell>
          <table:table-cell office:value-type="string">
            <text:p>Reports</text:p>
          </table:table-cell>
          <table:table-cell office:value-type="string">
            <text:p>Formulários</text:p>
          </table:table-cell>
          <table:table-cell office:value-type="string">
            <text:p>Données</text:p>
          </table:table-cell>
        </table:table-row>
        <table:table-row table:style-name="ro1">
          <table:table-cell office:value-type="string">
            <text:p>dc_data</text:p>
          </table:table-cell>
          <table:table-cell office:value-type="string">
            <text:p>trow</text:p>
          </table:table-cell>
          <table:table-cell office:value-type="string">
            <text:p>Fila</text:p>
          </table:table-cell>
          <table:table-cell office:value-type="string">
            <text:p>Row</text:p>
          </table:table-cell>
          <table:table-cell office:value-type="string">
            <text:p>Fila</text:p>
          </table:table-cell>
          <table:table-cell office:value-type="string">
            <text:p>Ligne</text:p>
          </table:table-cell>
        </table:table-row>
        <table:table-row table:style-name="ro1">
          <table:table-cell office:value-type="string">
            <text:p>dc_thematicmap</text:p>
          </table:table-cell>
          <table:table-cell office:value-type="string">
            <text:p>ttitle</text:p>
          </table:table-cell>
          <table:table-cell office:value-type="string">
            <text:p>Mapa temático</text:p>
          </table:table-cell>
          <table:table-cell office:value-type="string">
            <text:p>Methodological guide summarize</text:p>
          </table:table-cell>
          <table:table-cell office:value-type="string">
            <text:p>Resumo Guia metodológico</text:p>
          </table:table-cell>
          <table:table-cell office:value-type="string">
            <text:p>Résumé Guide méthodologique</text:p>
          </table:table-cell>
        </table:table-row>
        <table:table-row table:style-name="ro1">
          <table:table-cell office:value-type="string">
            <text:p>dc_thematicmap</text:p>
          </table:table-cell>
          <table:table-cell office:value-type="string">
            <text:p>tmapof</text:p>
          </table:table-cell>
          <table:table-cell office:value-type="string">
            <text:p>Mapa de</text:p>
          </table:table-cell>
          <table:table-cell office:value-type="string">
            <text:p>Map of</text:p>
          </table:table-cell>
          <table:table-cell office:value-type="string">
            <text:p>Mapa de</text:p>
          </table:table-cell>
          <table:table-cell office:value-type="string">
            <text:p>Carte de</text:p>
          </table:table-cell>
        </table:table-row>
        <table:table-row table:style-name="ro1">
          <table:table-cell office:value-type="string">
            <text:p>dc_thematicmap</text:p>
          </table:table-cell>
          <table:table-cell office:value-type="string">
            <text:p>tdrawpoint</text:p>
          </table:table-cell>
          <table:table-cell office:value-type="string">
            <text:p>Puntos y polígonos</text:p>
          </table:table-cell>
          <table:table-cell office:value-type="string">
            <text:p>Points and polygons</text:p>
          </table:table-cell>
          <table:table-cell office:value-type="string">
            <text:p>Pontos e polígonos</text:p>
          </table:table-cell>
          <table:table-cell office:value-type="string">
            <text:p>Points et polygones</text:p>
          </table:table-cell>
        </table:table-row>
        <table:table-row table:style-name="ro1">
          <table:table-cell office:value-type="string">
            <text:p>dc_thematicmap</text:p>
          </table:table-cell>
          <table:table-cell office:value-type="string">
            <text:p>trepnum</text:p>
          </table:table-cell>
          <table:table-cell office:value-type="string">
            <text:p>Número de fichas</text:p>
          </table:table-cell>
          <table:table-cell office:value-type="string">
            <text:p>Reports</text:p>
          </table:table-cell>
          <table:table-cell office:value-type="string">
            <text:p>Formulários</text:p>
          </table:table-cell>
          <table:table-cell office:value-type="string">
            <text:p>Cartes de données</text:p>
          </table:table-cell>
        </table:table-row>
        <table:table-row table:style-name="ro1">
          <table:table-cell office:value-type="string">
            <text:p>dc_thematicmap</text:p>
          </table:table-cell>
          <table:table-cell office:value-type="string">
            <text:p>tgetgearth</text:p>
          </table:table-cell>
          <table:table-cell office:value-type="string">
            <text:p>Ver en GoogleEarth</text:p>
          </table:table-cell>
          <table:table-cell office:value-type="string">
            <text:p>View in GoogleEarth</text:p>
          </table:table-cell>
          <table:table-cell office:value-type="string">
            <text:p>Ver em GoogleEarth</text:p>
          </table:table-cell>
          <table:table-cell office:value-type="string">
            <text:p>Voir dans GoogleEarth</text:p>
          </table:table-cell>
        </table:table-row>
        <table:table-row table:style-name="ro1">
          <table:table-cell office:value-type="string">
            <text:p>dc_thematicmap</text:p>
          </table:table-cell>
          <table:table-cell office:value-type="string">
            <text:p>lev</text:p>
          </table:table-cell>
          <table:table-cell office:value-type="string">
            <text:p>Nivel</text:p>
          </table:table-cell>
          <table:table-cell office:value-type="string">
            <text:p>Level</text:p>
          </table:table-cell>
          <table:table-cell office:value-type="string">
            <text:p>Nível</text:p>
          </table:table-cell>
          <table:table-cell office:value-type="string">
            <text:p>Niveau</text:p>
          </table:table-cell>
        </table:table-row>
        <table:table-row table:style-name="ro1">
          <table:table-cell office:value-type="string">
            <text:p>dc_graphic</text:p>
          </table:table-cell>
          <table:table-cell office:value-type="string">
            <text:p>ttitle</text:p>
          </table:table-cell>
          <table:table-cell office:value-type="string">
            <text:p>Gráficos</text:p>
          </table:table-cell>
          <table:table-cell office:value-type="string">
            <text:p>Methodological guide summarize</text:p>
          </table:table-cell>
          <table:table-cell office:value-type="string">
            <text:p>Resumo Guia metodológico</text:p>
          </table:table-cell>
          <table:table-cell office:value-type="string">
            <text:p>Résumé Guide méthodologique</text:p>
          </table:table-cell>
        </table:table-row>
        <table:table-row table:style-name="ro1">
          <table:table-cell office:value-type="string">
            <text:p>dc_graphic</text:p>
          </table:table-cell>
          <table:table-cell office:value-type="string">
            <text:p>trepnum</text:p>
          </table:table-cell>
          <table:table-cell office:value-type="string">
            <text:p>Número de fichas</text:p>
          </table:table-cell>
          <table:table-cell office:value-type="string">
            <text:p>Reports</text:p>
          </table:table-cell>
          <table:table-cell office:value-type="string">
            <text:p>Formulários</text:p>
          </table:table-cell>
          <table:table-cell office:value-type="string">
            <text:p>Cartes de données</text:p>
          </table:table-cell>
        </table:table-row>
        <table:table-row table:style-name="ro1">
          <table:table-cell office:value-type="string">
            <text:p>dc_graphic</text:p>
          </table:table-cell>
          <table:table-cell office:value-type="string">
            <text:p>tnodata</text:p>
          </table:table-cell>
          <table:table-cell office:value-type="string">
            <text:p>Sin datos</text:p>
          </table:table-cell>
          <table:table-cell office:value-type="string">
            <text:p>No data</text:p>
          </table:table-cell>
          <table:table-cell office:value-type="string">
            <text:p>Sem dados</text:p>
          </table:table-cell>
          <table:table-cell office:value-type="string">
            <text:p>Sans aucune donnée</text:p>
          </table:table-cell>
        </table:table-row>
        <table:table-row table:style-name="ro1">
          <table:table-cell office:value-type="string">
            <text:p>dc_statistic</text:p>
          </table:table-cell>
          <table:table-cell office:value-type="string">
            <text:p>ttitle</text:p>
          </table:table-cell>
          <table:table-cell office:value-type="string">
            <text:p>Consolidados</text:p>
          </table:table-cell>
          <table:table-cell office:value-type="string">
            <text:p>Methodological guide summarize</text:p>
          </table:table-cell>
          <table:table-cell office:value-type="string">
            <text:p>Resumo Guia metodológico</text:p>
          </table:table-cell>
          <table:table-cell office:value-type="string">
            <text:p>Résumé Guide méthodologique</text:p>
          </table:table-cell>
        </table:table-row>
        <table:table-row table:style-name="ro1">
          <table:table-cell office:value-type="string">
            <text:p>dc_statistic</text:p>
          </table:table-cell>
          <table:table-cell office:value-type="string">
            <text:p>tpage</text:p>
          </table:table-cell>
          <table:table-cell office:value-type="string">
            <text:p>Páginas:</text:p>
          </table:table-cell>
          <table:table-cell office:value-type="string">
            <text:p>Pages:</text:p>
          </table:table-cell>
          <table:table-cell office:value-type="string">
            <text:p>Páginas:</text:p>
          </table:table-cell>
          <table:table-cell office:value-type="string">
            <text:p>Pages:</text:p>
          </table:table-cell>
        </table:table-row>
        <table:table-row table:style-name="ro1">
          <table:table-cell office:value-type="string">
            <text:p>dc_statistic</text:p>
          </table:table-cell>
          <table:table-cell office:value-type="string">
            <text:p>tnumof</text:p>
          </table:table-cell>
          <table:table-cell office:value-type="string">
            <text:p>de</text:p>
          </table:table-cell>
          <table:table-cell office:value-type="string">
            <text:p>From</text:p>
          </table:table-cell>
          <table:table-cell table:number-columns-repeated="2" office:value-type="string">
            <text:p>de</text:p>
          </table:table-cell>
        </table:table-row>
        <table:table-row table:style-name="ro1">
          <table:table-cell office:value-type="string">
            <text:p>dc_statistic</text:p>
          </table:table-cell>
          <table:table-cell office:value-type="string">
            <text:p>trepnum</text:p>
          </table:table-cell>
          <table:table-cell office:value-type="string">
            <text:p>Fichas</text:p>
          </table:table-cell>
          <table:table-cell office:value-type="string">
            <text:p>Reports</text:p>
          </table:table-cell>
          <table:table-cell office:value-type="string">
            <text:p>Formulários</text:p>
          </table:table-cell>
          <table:table-cell office:value-type="string">
            <text:p>Cartes de données</text:p>
          </table:table-cell>
        </table:table-row>
        <table:table-row table:style-name="ro1">
          <table:table-cell office:value-type="string">
            <text:p>dc_statistic</text:p>
          </table:table-cell>
          <table:table-cell office:value-type="string">
            <text:p>tsumnum</text:p>
          </table:table-cell>
          <table:table-cell office:value-type="string">
            <text:p>Número de consolidados</text:p>
          </table:table-cell>
          <table:table-cell office:value-type="string">
            <text:p>Number of consolidated</text:p>
          </table:table-cell>
          <table:table-cell office:value-type="string">
            <text:p>Número de consolidados</text:p>
          </table:table-cell>
          <table:table-cell office:value-type="string">
            <text:p>Nombre de consolidés</text:p>
          </table:table-cell>
        </table:table-row>
        <table:table-row table:style-name="ro1">
          <table:table-cell office:value-type="string">
            <text:p>dc_statistic</text:p>
          </table:table-cell>
          <table:table-cell office:value-type="string">
            <text:p>ttotals</text:p>
          </table:table-cell>
          <table:table-cell office:value-type="string">
            <text:p>Totales</text:p>
          </table:table-cell>
          <table:table-cell office:value-type="string">
            <text:p>Totals</text:p>
          </table:table-cell>
          <table:table-cell office:value-type="string">
            <text:p>Totais</text:p>
          </table:table-cell>
          <table:table-cell office:value-type="string">
            <text:p>Totaux</text:p>
          </table:table-cell>
        </table:table-row>
        <table:table-row table:style-name="ro1">
          <table:table-cell office:value-type="string">
            <text:p>dc_statistic</text:p>
          </table:table-cell>
          <table:table-cell office:value-type="string">
            <text:p>trow</text:p>
          </table:table-cell>
          <table:table-cell office:value-type="string">
            <text:p>Fila</text:p>
          </table:table-cell>
          <table:table-cell office:value-type="string">
            <text:p>Row</text:p>
          </table:table-cell>
          <table:table-cell office:value-type="string">
            <text:p>Fila</text:p>
          </table:table-cell>
          <table:table-cell office:value-type="string">
            <text:p>Ligne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title</text:p>
          </table:table-cell>
          <table:table-cell office:value-type="string">
            <text:p>Resumen Guía metodológica</text:p>
          </table:table-cell>
          <table:table-cell office:value-type="string">
            <text:p>Methodological guide summarize</text:p>
          </table:table-cell>
          <table:table-cell office:value-type="string">
            <text:p>Resumo Guia metodológico</text:p>
          </table:table-cell>
          <table:table-cell office:value-type="string">
            <text:p>Résumé Guide méthodologique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intro</text:p>
          </table:table-cell>
          <table:table-cell office:value-type="string">
            <text:p>Introducción</text:p>
          </table:table-cell>
          <table:table-cell office:value-type="string">
            <text:p>Introduction</text:p>
          </table:table-cell>
          <table:table-cell office:value-type="string">
            <text:p>Introdução</text:p>
          </table:table-cell>
          <table:table-cell office:value-type="string">
            <text:p>Introduction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whatis</text:p>
          </table:table-cell>
          <table:table-cell office:value-type="string">
            <text:p>Que es DesInventar</text:p>
          </table:table-cell>
          <table:table-cell office:value-type="string">
            <text:p>What is DesInventar</text:p>
          </table:table-cell>
          <table:table-cell office:value-type="string">
            <text:p>O que é DesInventar?</text:p>
          </table:table-cell>
          <table:table-cell office:value-type="string">
            <text:p>Que signifie DésInventer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genpres</text:p>
          </table:table-cell>
          <table:table-cell office:value-type="string">
            <text:p>Presentación General</text:p>
          </table:table-cell>
          <table:table-cell office:value-type="string">
            <text:p>General Presentation</text:p>
          </table:table-cell>
          <table:table-cell office:value-type="string">
            <text:p>Apresentação Geral</text:p>
          </table:table-cell>
          <table:table-cell office:value-type="string">
            <text:p>Présentation Générale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region</text:p>
          </table:table-cell>
          <table:table-cell office:value-type="string">
            <text:p>Región</text:p>
          </table:table-cell>
          <table:table-cell office:value-type="string">
            <text:p>Region</text:p>
          </table:table-cell>
          <table:table-cell office:value-type="string">
            <text:p>Região</text:p>
          </table:table-cell>
          <table:table-cell office:value-type="string">
            <text:p>Région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geography</text:p>
          </table:table-cell>
          <table:table-cell office:value-type="string">
            <text:p>Geografía</text:p>
          </table:table-cell>
          <table:table-cell office:value-type="string">
            <text:p>Geography</text:p>
          </table:table-cell>
          <table:table-cell office:value-type="string">
            <text:p>Geografia</text:p>
          </table:table-cell>
          <table:table-cell office:value-type="string">
            <text:p>Géographie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events</text:p>
          </table:table-cell>
          <table:table-cell office:value-type="string">
            <text:p>Tipos de eventos</text:p>
          </table:table-cell>
          <table:table-cell office:value-type="string">
            <text:p>Type of events</text:p>
          </table:table-cell>
          <table:table-cell office:value-type="string">
            <text:p>Tipos de eventos</text:p>
          </table:table-cell>
          <table:table-cell office:value-type="string">
            <text:p>Types d'évènements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causes</text:p>
          </table:table-cell>
          <table:table-cell office:value-type="string">
            <text:p>Tipos de causas</text:p>
          </table:table-cell>
          <table:table-cell office:value-type="string">
            <text:p>Type of causes</text:p>
          </table:table-cell>
          <table:table-cell office:value-type="string">
            <text:p>Tipos de causas</text:p>
          </table:table-cell>
          <table:table-cell office:value-type="string">
            <text:p>Types de causes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extraeff</text:p>
          </table:table-cell>
          <table:table-cell office:value-type="string">
            <text:p>Efectos Adicionales</text:p>
          </table:table-cell>
          <table:table-cell office:value-type="string">
            <text:p>Additional Effects</text:p>
          </table:table-cell>
          <table:table-cell office:value-type="string">
            <text:p>Efeitos Adicionais</text:p>
          </table:table-cell>
          <table:table-cell office:value-type="string">
            <text:p>Effets Additionnels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datacards</text:p>
          </table:table-cell>
          <table:table-cell office:value-type="string">
            <text:p>Fichas</text:p>
          </table:table-cell>
          <table:table-cell office:value-type="string">
            <text:p>Data cards</text:p>
          </table:table-cell>
          <table:table-cell office:value-type="string">
            <text:p>Formulários</text:p>
          </table:table-cell>
          <table:table-cell office:value-type="string">
            <text:p>Données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references</text:p>
          </table:table-cell>
          <table:table-cell office:value-type="string">
            <text:p>Referencias</text:p>
          </table:table-cell>
          <table:table-cell office:value-type="string">
            <text:p>References</text:p>
          </table:table-cell>
          <table:table-cell office:value-type="string">
            <text:p>Referências</text:p>
          </table:table-cell>
          <table:table-cell office:value-type="string">
            <text:p>Références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hlptitle</text:p>
          </table:table-cell>
          <table:table-cell office:value-type="string">
            <text:p>Introducción a DesInventar8</text:p>
          </table:table-cell>
          <table:table-cell office:value-type="string">
            <text:p>Introduction to DesInventar8</text:p>
          </table:table-cell>
          <table:table-cell office:value-type="string">
            <text:p>Introdução a DesInventar8</text:p>
          </table:table-cell>
          <table:table-cell office:value-type="string">
            <text:p>Introduction à Désinventer8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hlpintro</text:p>
          </table:table-cell>
          <table:table-cell office:value-type="string">
            <text:p>Introducción</text:p>
          </table:table-cell>
          <table:table-cell office:value-type="string">
            <text:p>Introduction</text:p>
          </table:table-cell>
          <table:table-cell office:value-type="string">
            <text:p>Introdução</text:p>
          </table:table-cell>
          <table:table-cell office:value-type="string">
            <text:p>Introduction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hlpportal</text:p>
          </table:table-cell>
          <table:table-cell office:value-type="string">
            <text:p>Portal DesInventar</text:p>
          </table:table-cell>
          <table:table-cell office:value-type="string">
            <text:p>DesInventar portal</text:p>
          </table:table-cell>
          <table:table-cell office:value-type="string">
            <text:p>Portal DesInventar</text:p>
          </table:table-cell>
          <table:table-cell office:value-type="string">
            <text:p>Portail DésInventer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hlppordemo</text:p>
          </table:table-cell>
          <table:table-cell table:number-columns-repeated="3" office:value-type="string">
            <text:p>Demo Portal</text:p>
          </table:table-cell>
          <table:table-cell office:value-type="string">
            <text:p>Démonstration Portail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hlpdimod</text:p>
          </table:table-cell>
          <table:table-cell office:value-type="string">
            <text:p>Módulo DesInventar</text:p>
          </table:table-cell>
          <table:table-cell office:value-type="string">
            <text:p>DesInventar module</text:p>
          </table:table-cell>
          <table:table-cell office:value-type="string">
            <text:p>Módulo DesInventar</text:p>
          </table:table-cell>
          <table:table-cell office:value-type="string">
            <text:p>Module DésInventer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hlpdcmod</text:p>
          </table:table-cell>
          <table:table-cell office:value-type="string">
            <text:p>Módulo DesConsultar</text:p>
          </table:table-cell>
          <table:table-cell office:value-type="string">
            <text:p>DesConsultar module</text:p>
          </table:table-cell>
          <table:table-cell office:value-type="string">
            <text:p>Módulo DesConsultar</text:p>
          </table:table-cell>
          <table:table-cell office:value-type="string">
            <text:p>Module Déconsulter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hlpdemreg</text:p>
          </table:table-cell>
          <table:table-cell office:value-type="string">
            <text:p>Demo Región</text:p>
          </table:table-cell>
          <table:table-cell office:value-type="string">
            <text:p>Demo Region</text:p>
          </table:table-cell>
          <table:table-cell office:value-type="string">
            <text:p>Demo Região</text:p>
          </table:table-cell>
          <table:table-cell office:value-type="string">
            <text:p>Démonstration Région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hlpdemgeo</text:p>
          </table:table-cell>
          <table:table-cell office:value-type="string">
            <text:p>Demo Geografía</text:p>
          </table:table-cell>
          <table:table-cell office:value-type="string">
            <text:p>Demo Geography</text:p>
          </table:table-cell>
          <table:table-cell office:value-type="string">
            <text:p>Demo Geografia</text:p>
          </table:table-cell>
          <table:table-cell office:value-type="string">
            <text:p>Démonstration Géographie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hlpdemeve</text:p>
          </table:table-cell>
          <table:table-cell office:value-type="string">
            <text:p>Demo Eventos</text:p>
          </table:table-cell>
          <table:table-cell office:value-type="string">
            <text:p>Demo Events</text:p>
          </table:table-cell>
          <table:table-cell office:value-type="string">
            <text:p>Demo Eventos</text:p>
          </table:table-cell>
          <table:table-cell office:value-type="string">
            <text:p>Démonstration Évènements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hlpdemcau</text:p>
          </table:table-cell>
          <table:table-cell office:value-type="string">
            <text:p>Demo Causas</text:p>
          </table:table-cell>
          <table:table-cell office:value-type="string">
            <text:p>Demo Causes</text:p>
          </table:table-cell>
          <table:table-cell office:value-type="string">
            <text:p>Demo Causas</text:p>
          </table:table-cell>
          <table:table-cell office:value-type="string">
            <text:p>Démonstration Causes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hlpdemdc</text:p>
          </table:table-cell>
          <table:table-cell office:value-type="string">
            <text:p>Demo Fichas</text:p>
          </table:table-cell>
          <table:table-cell office:value-type="string">
            <text:p>Demo Data cards</text:p>
          </table:table-cell>
          <table:table-cell office:value-type="string">
            <text:p>Demo Formulários</text:p>
          </table:table-cell>
          <table:table-cell office:value-type="string">
            <text:p>Démonstration cartes de données</text:p>
          </table:table-cell>
        </table:table-row>
      </table:table>
      <table:database-ranges>
        <table:database-range table:target-range-address="Hoja1.A1:Hoja1.F458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LGC Sans" svg:font-family="'DejaVu LGC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s" fo:country="E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17P0" style:volatile="true">
      <number:currency-symbol number:language="es" number:country="CO">$</number:currency-symbol>
      <number:number number:decimal-places="2" number:min-integer-digits="1" number:grouping="true"/>
    </number:currency-style>
    <number:currency-style style:name="N117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11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6-05">06/05/2010</text:date>, <text:time>08:23:37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dc:date>2010-06-05T08:23:37</dc:date>
    <meta:editing-cycles>18</meta:editing-cycles>
    <meta:editing-duration>PT01H02M25S</meta:editing-duration>
    <meta:document-statistic meta:table-count="1" meta:cell-count="2747" meta:object-count="0"/>
    <meta:user-defined meta:name="Info 1"/>
    <meta:user-defined meta:name="Info 2"/>
    <meta:user-defined meta:name="Info 3"/>
    <meta:user-defined meta:name="Info 4"/>
  </office:meta>
</office:document-meta>
</file>